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82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1.639cm"/>
    </style:style>
    <style:style style:name="co5" style:family="table-column">
      <style:table-column-properties fo:break-before="auto" style:column-width="1.736cm"/>
    </style:style>
    <style:style style:name="co6" style:family="table-column">
      <style:table-column-properties fo:break-before="auto" style:column-width="1.755cm"/>
    </style:style>
    <style:style style:name="co7" style:family="table-column">
      <style:table-column-properties fo:break-before="auto" style:column-width="1.852cm"/>
    </style:style>
    <style:style style:name="co8" style:family="table-column">
      <style:table-column-properties fo:break-before="auto" style:column-width="1.249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1.365cm"/>
    </style:style>
    <style:style style:name="co11" style:family="table-column">
      <style:table-column-properties fo:break-before="auto" style:column-width="1.677cm"/>
    </style:style>
    <style:style style:name="co12" style:family="table-column">
      <style:table-column-properties fo:break-before="auto" style:column-width="0.781cm"/>
    </style:style>
    <style:style style:name="co13" style:family="table-column">
      <style:table-column-properties fo:break-before="auto" style:column-width="0.938cm"/>
    </style:style>
    <style:style style:name="co14" style:family="table-column">
      <style:table-column-properties fo:break-before="auto" style:column-width="1.094cm"/>
    </style:style>
    <style:style style:name="co15" style:family="table-column">
      <style:table-column-properties fo:break-before="auto" style:column-width="0.977cm"/>
    </style:style>
    <style:style style:name="co16" style:family="table-column">
      <style:table-column-properties fo:break-before="auto" style:column-width="0.9cm"/>
    </style:style>
    <style:style style:name="co17" style:family="table-column">
      <style:table-column-properties fo:break-before="auto" style:column-width="1.055cm"/>
    </style:style>
    <style:style style:name="co18" style:family="table-column">
      <style:table-column-properties fo:break-before="auto" style:column-width="1.21cm"/>
    </style:style>
    <style:style style:name="co19" style:family="table-column">
      <style:table-column-properties fo:break-before="auto" style:column-width="0.626cm"/>
    </style:style>
    <style:style style:name="co20" style:family="table-column">
      <style:table-column-properties fo:break-before="auto" style:column-width="1.619cm"/>
    </style:style>
    <style:style style:name="co21" style:family="table-column">
      <style:table-column-properties fo:break-before="auto" style:column-width="1.342cm"/>
    </style:style>
    <style:style style:name="co22" style:family="table-column">
      <style:table-column-properties fo:break-before="auto" style:column-width="2.009cm"/>
    </style:style>
    <style:style style:name="co23" style:family="table-column">
      <style:table-column-properties fo:break-before="auto" style:column-width="19.126cm"/>
    </style:style>
    <style:style style:name="co24" style:family="table-column">
      <style:table-column-properties fo:break-before="auto" style:column-width="3.046cm"/>
    </style:style>
    <style:style style:name="co25" style:family="table-column">
      <style:table-column-properties fo:break-before="auto" style:column-width="3.219cm"/>
    </style:style>
    <style:style style:name="co26" style:family="table-column">
      <style:table-column-properties fo:break-before="auto" style:column-width="3.059cm"/>
    </style:style>
    <style:style style:name="co27" style:family="table-column">
      <style:table-column-properties fo:break-before="auto" style:column-width="2.979cm"/>
    </style:style>
    <style:style style:name="co28" style:family="table-column">
      <style:table-column-properties fo:break-before="auto" style:column-width="4.071cm"/>
    </style:style>
    <style:style style:name="co29" style:family="table-column">
      <style:table-column-properties fo:break-before="auto" style:column-width="2.055cm"/>
    </style:style>
    <style:style style:name="co30" style:family="table-column">
      <style:table-column-properties fo:break-before="auto" style:column-width="2.872cm"/>
    </style:style>
    <style:style style:name="co31" style:family="table-column">
      <style:table-column-properties fo:break-before="auto" style:column-width="3.937cm"/>
    </style:style>
    <style:style style:name="co32" style:family="table-column">
      <style:table-column-properties fo:break-before="auto" style:column-width="11.834cm"/>
    </style:style>
    <style:style style:name="co33" style:family="table-column">
      <style:table-column-properties fo:break-before="auto" style:column-width="3.141cm"/>
    </style:style>
    <style:style style:name="co34" style:family="table-column">
      <style:table-column-properties fo:break-before="auto" style:column-width="3.221cm"/>
    </style:style>
    <style:style style:name="co35" style:family="table-column">
      <style:table-column-properties fo:break-before="auto" style:column-width="3.466cm"/>
    </style:style>
    <style:style style:name="co36" style:family="table-column">
      <style:table-column-properties fo:break-before="auto" style:column-width="1.533cm"/>
    </style:style>
    <style:style style:name="co37" style:family="table-column">
      <style:table-column-properties fo:break-before="auto" style:column-width="1.625cm"/>
    </style:style>
    <style:style style:name="co38" style:family="table-column">
      <style:table-column-properties fo:break-before="auto" style:column-width="0.774cm"/>
    </style:style>
    <style:style style:name="co39" style:family="table-column">
      <style:table-column-properties fo:break-before="auto" style:column-width="0.905cm"/>
    </style:style>
    <style:style style:name="co40" style:family="table-column">
      <style:table-column-properties fo:break-before="auto" style:column-width="1.035cm"/>
    </style:style>
    <style:style style:name="co41" style:family="table-column">
      <style:table-column-properties fo:break-before="auto" style:column-width="0.931cm"/>
    </style:style>
    <style:style style:name="co42" style:family="table-column">
      <style:table-column-properties fo:break-before="auto" style:column-width="1.192cm"/>
    </style:style>
    <style:style style:name="co43" style:family="table-column">
      <style:table-column-properties fo:break-before="auto" style:column-width="1.48cm"/>
    </style:style>
    <style:style style:name="co44" style:family="table-column">
      <style:table-column-properties fo:break-before="auto" style:column-width="0.852cm"/>
    </style:style>
    <style:style style:name="co45" style:family="table-column">
      <style:table-column-properties fo:break-before="auto" style:column-width="0.617cm"/>
    </style:style>
    <style:style style:name="co46" style:family="table-column">
      <style:table-column-properties fo:break-before="auto" style:column-width="1.55cm"/>
    </style:style>
    <style:style style:name="co47" style:family="table-column">
      <style:table-column-properties fo:break-before="auto" style:column-width="1.78cm"/>
    </style:style>
    <style:style style:name="co48" style:family="table-column">
      <style:table-column-properties fo:break-before="auto" style:column-width="12.608cm"/>
    </style:style>
    <style:style style:name="co49" style:family="table-column">
      <style:table-column-properties fo:break-before="auto" style:column-width="2.492cm"/>
    </style:style>
    <style:style style:name="co50" style:family="table-column">
      <style:table-column-properties fo:break-before="auto" style:column-width="1.332cm"/>
    </style:style>
    <style:style style:name="co51" style:family="table-column">
      <style:table-column-properties fo:break-before="auto" style:column-width="1.191cm"/>
    </style:style>
    <style:style style:name="co52" style:family="table-column">
      <style:table-column-properties fo:break-before="auto" style:column-width="1.115cm"/>
    </style:style>
    <style:style style:name="co53" style:family="table-column">
      <style:table-column-properties fo:break-before="auto" style:column-width="3.304cm"/>
    </style:style>
    <style:style style:name="co54" style:family="table-column">
      <style:table-column-properties fo:break-before="auto" style:column-width="3.374cm"/>
    </style:style>
    <style:style style:name="co55" style:family="table-column">
      <style:table-column-properties fo:break-before="auto" style:column-width="3.171cm"/>
    </style:style>
    <style:style style:name="co56" style:family="table-column">
      <style:table-column-properties fo:break-before="auto" style:column-width="1.699cm"/>
    </style:style>
    <style:style style:name="co57" style:family="table-column">
      <style:table-column-properties fo:break-before="auto" style:column-width="3.639cm"/>
    </style:style>
    <style:style style:name="co58" style:family="table-column">
      <style:table-column-properties fo:break-before="auto" style:column-width="3.981cm"/>
    </style:style>
    <style:style style:name="co59" style:family="table-column">
      <style:table-column-properties fo:break-before="auto" style:column-width="10.82cm"/>
    </style:style>
    <style:style style:name="co60" style:family="table-column">
      <style:table-column-properties fo:break-before="auto" style:column-width="3.935cm"/>
    </style:style>
    <style:style style:name="co61" style:family="table-column">
      <style:table-column-properties fo:break-before="auto" style:column-width="4.209cm"/>
    </style:style>
    <style:style style:name="co62" style:family="table-column">
      <style:table-column-properties fo:break-before="auto" style:column-width="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4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f5ce"/>
    </style:style>
    <style:style style:name="ce13" style:family="table-cell" style:parent-style-name="Default">
      <style:table-cell-properties fo:border-bottom="none" fo:background-color="#fff5ce" fo:border-left="none" fo:border-right="none" fo:border-top="0.74pt solid #000000"/>
    </style:style>
    <style:style style:name="ce22" style:family="table-cell" style:parent-style-name="Default">
      <style:table-cell-properties fo:background-color="#dee6ef"/>
    </style:style>
    <style:style style:name="ce15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5" style:family="table-cell" style:parent-style-name="Default">
      <style:table-cell-properties fo:background-color="transparent"/>
      <style:map style:condition="is-true-formula(ISEVEN(ROW()))" style:apply-style-name="Untitled2" style:base-cell-address="items_equipment.A1"/>
    </style:style>
    <style:style style:name="ce6" style:family="table-cell" style:parent-style-name="Default">
      <style:table-cell-properties fo:background-color="#ffbfbf"/>
      <style:map style:condition="is-true-formula(ISEVEN(ROW()))" style:apply-style-name="Untitled2" style:base-cell-address="items_equipment.A1"/>
    </style:style>
    <style:style style:name="ce7" style:family="table-cell" style:parent-style-name="Default">
      <style:table-cell-properties fo:background-color="transparent"/>
      <style:map style:condition="is-true-formula(ISEVEN(ROW(())))" style:apply-style-name="Untitled3" style:base-cell-address="items_equipment.A1"/>
    </style:style>
    <style:style style:name="ce8" style:family="table-cell" style:parent-style-name="Default">
      <style:table-cell-properties fo:background-color="#ffbfbf"/>
      <style:map style:condition="is-true-formula(ISEVEN(ROW(())))" style:apply-style-name="Untitled3" style:base-cell-address="items_equipment.A1"/>
    </style:style>
    <style:style style:name="ce9" style:family="table-cell" style:parent-style-name="Default">
      <style:table-cell-properties fo:background-color="transparent"/>
    </style:style>
    <style:style style:name="ce21" style:family="table-cell" style:parent-style-name="Default" style:data-style-name="N0">
      <style:table-cell-properties fo:background-color="#cccccc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4">
      <style:table-cell-properties fo:background-color="transparent"/>
    </style:style>
    <style:style style:name="ce24" style:family="table-cell" style:parent-style-name="Default">
      <style:table-cell-properties fo:background-color="#cccccc"/>
      <style:text-properties style:font-name="Liberation Serif" style:font-name-asian="Segoe UI" style:font-name-complex="Tahoma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color="#000000" draw:fill="none" draw:fill-color="#ffffff" fo:min-height="6.946cm"/>
      <style:paragraph-properties fo:text-align="start" style:text-autospace="none" style:line-break="normal"/>
      <style:text-properties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loext:graphic-properties draw:fill="none" draw:fill-color="#ffffff"/>
      <style:paragraph-properties fo:text-align="start" style:text-autospace="none" style:line-break="normal" style:writing-mode="lr-tb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8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0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look" table:style-name="ta1">
        <office:forms form:automatic-focus="false" form:apply-design-mode="false"/>
        <table:shapes>
          <draw:frame draw:z-index="0" draw:style-name="gr1" draw:text-style-name="P1" svg:width="6.315cm" svg:height="3.816cm" svg:x="0.251cm" svg:y="1.569cm">
            <draw:object draw:notify-on-update-of-ranges="overlook.A2:overlook.C2 overlook.A3:overlook.C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ce4"/>
        <table:table-column table:style-name="co1" table:default-cell-style-name="ce22"/>
        <table:table-row table:style-name="ro1">
          <table:table-cell office:value-type="string" calcext:value-type="string" table:number-columns-spanned="4" table:number-rows-spanned="1">
            <text:p>Items</text:p>
          </table:table-cell>
          <table:covered-table-cell table:number-columns-repeated="3"/>
          <table:table-cell office:value-type="string" calcext:value-type="string" table:number-columns-spanned="1" table:number-rows-spanned="2">
            <text:p>Enemies</text:p>
          </table:table-cell>
          <table:table-cell office:value-type="string" calcext:value-type="string" table:number-columns-spanned="1" table:number-rows-spanned="2">
            <text:p>Skills</text:p>
          </table:table-cell>
        </table:table-row>
        <table:table-row table:style-name="ro1">
          <table:table-cell table:style-name="ce2" office:value-type="string" calcext:value-type="string">
            <text:p>Equipment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Total items</text:p>
          </table:table-cell>
          <table:covered-table-cell table:style-name="ce12"/>
          <table:covered-table-cell/>
        </table:table-row>
        <table:table-row table:style-name="ro1">
          <table:table-cell table:style-name="ce3" table:formula="of:=COUNTA([$items_equipment.$A$1:.$A$1048576])-1" office:value-type="float" office:value="81" calcext:value-type="float">
            <text:p>81</text:p>
          </table:table-cell>
          <table:table-cell table:style-name="ce3" table:formula="of:=COUNTA([$items_consumable.$A$1:.$A$1048576])-1" office:value-type="float" office:value="3" calcext:value-type="float">
            <text:p>3</text:p>
          </table:table-cell>
          <table:table-cell table:style-name="ce3" table:formula="of:=COUNTA([$items_misc.$A$1:.$A$1048576])-1" office:value-type="float" office:value="4" calcext:value-type="float">
            <text:p>4</text:p>
          </table:table-cell>
          <table:table-cell table:style-name="ce3" table:formula="of:=SUM([.A3:.C3])" office:value-type="float" office:value="88" calcext:value-type="float">
            <text:p>88</text:p>
          </table:table-cell>
          <table:table-cell table:style-name="ce13" table:formula="of:=COUNTA([$enemies.$A$1:.$A$1048576])-1" office:value-type="float" office:value="19" calcext:value-type="float">
            <text:p>19</text:p>
          </table:table-cell>
          <table:table-cell table:style-name="ce15" table:formula="of:=COUNTA([$skills.$A$1:.$A$1048576])-1" office:value-type="float" office:value="11" calcext:value-type="float">
            <text:p>11</text:p>
          </table:table-cell>
        </table:table-row>
      </table:table>
      <table:table table:name="items_equipment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4" table:default-cell-style-name="ce5"/>
        <table:table-column table:style-name="co19" table:default-cell-style-name="ce5"/>
        <table:table-column table:style-name="co20" table:default-cell-style-name="ce7"/>
        <table:table-column table:style-name="co21" table:default-cell-style-name="ce5"/>
        <table:table-column table:style-name="co22" table:default-cell-style-name="ce2"/>
        <table:table-column table:style-name="co23" table:default-cell-style-name="ce5"/>
        <table:table-column table:style-name="co1" table:number-columns-repeated="1001" table:default-cell-style-name="ce7"/>
        <table:table-row table:style-name="ro2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p_max</text:p>
          </table:table-cell>
          <table:table-cell office:value-type="string" calcext:value-type="string">
            <text:p>mp_max</text:p>
          </table:table-cell>
          <table:table-cell office:value-type="string" calcext:value-type="string">
            <text:p>rhp_max</text:p>
          </table:table-cell>
          <table:table-cell office:value-type="string" calcext:value-type="string">
            <text:p>rmp_max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marmor</text:p>
          </table:table-cell>
          <table:table-cell office:value-type="string" calcext:value-type="string">
            <text:p>rarmor</text:p>
          </table:table-cell>
          <table:table-cell office:value-type="string" calcext:value-type="string">
            <text:p>rmarmor</text:p>
          </table:table-cell>
          <table:table-cell office:value-type="string" calcext:value-type="string">
            <text:p>gri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rgrit</text:p>
          </table:table-cell>
          <table:table-cell office:value-type="string" calcext:value-type="string">
            <text:p>rflow</text:p>
          </table:table-cell>
          <table:table-cell office:value-type="string" calcext:value-type="string">
            <text:p>rmind</text:p>
          </table:table-cell>
          <table:table-cell office:value-type="string" calcext:value-type="string">
            <text:p>rsoul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DROPPED</text:p>
            <text:p>BY X </text:p>
            <text:p>MOBS</text:p>
          </table:table-cell>
          <table:table-cell office:value-type="string" calcext:value-type="string">
            <text:p>description</text:p>
          </table:table-cell>
          <table:table-cell table:number-columns-repeated="1001"/>
        </table:table-row>
        <table:table-row table:style-name="ro3">
          <table:table-cell table:style-name="ce6" office:value-type="string" calcext:value-type="string">
            <text:p>red t-shirt</text:p>
          </table:table-cell>
          <table:table-cell table:style-name="ce6" office:value-type="string" calcext:value-type="string">
            <text:p>Red t-shirt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2])" office:value-type="float" office:value="0" calcext:value-type="float">
            <text:p>0</text:p>
          </table:table-cell>
          <table:table-cell table:style-name="ce6" office:value-type="string" calcext:value-type="string">
            <text:p>A casual t-shirt, more for fashion than function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brown wizard robe</text:p>
          </table:table-cell>
          <table:table-cell table:style-name="ce6" office:value-type="string" calcext:value-type="string">
            <text:p>Brown robe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3])" office:value-type="float" office:value="0" calcext:value-type="float">
            <text:p>0</text:p>
          </table:table-cell>
          <table:table-cell table:style-name="ce6" office:value-type="string" calcext:value-type="string">
            <text:p>A flowing robe, perfect for those seeking to channel magical energy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black raincoat</text:p>
          </table:table-cell>
          <table:table-cell table:style-name="ce6" office:value-type="string" calcext:value-type="string">
            <text:p>Black raincoat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4])" office:value-type="float" office:value="0" calcext:value-type="float">
            <text:p>0</text:p>
          </table:table-cell>
          <table:table-cell table:style-name="ce6" office:value-type="string" calcext:value-type="string">
            <text:p>A waterproof coat for braving harsh weather condition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red cap</text:p>
          </table:table-cell>
          <table:table-cell table:style-name="ce6" office:value-type="string" calcext:value-type="string">
            <text:p>Red cap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5])" office:value-type="float" office:value="0" calcext:value-type="float">
            <text:p>0</text:p>
          </table:table-cell>
          <table:table-cell table:style-name="ce6" office:value-type="string" calcext:value-type="string">
            <text:p>A stylish red cap that adds a dash of flair to your attire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brown wizard hat</text:p>
          </table:table-cell>
          <table:table-cell table:style-name="ce6" office:value-type="string" calcext:value-type="string">
            <text:p>Brown pointy hat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6])" office:value-type="float" office:value="0" calcext:value-type="float">
            <text:p>0</text:p>
          </table:table-cell>
          <table:table-cell table:style-name="ce6" office:value-type="string" calcext:value-type="string">
            <text:p>A pointy hat favored by novice spellcaster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plague doctor mask</text:p>
          </table:table-cell>
          <table:table-cell table:style-name="ce6" office:value-type="string" calcext:value-type="string">
            <text:p>Plague doctor mask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7])" office:value-type="float" office:value="0" calcext:value-type="float">
            <text:p>0</text:p>
          </table:table-cell>
          <table:table-cell table:style-name="ce6" office:value-type="string" calcext:value-type="string">
            <text:p>A mysterious mask with eerie overtones, often worn by healer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red scarf</text:p>
          </table:table-cell>
          <table:table-cell table:style-name="ce6" office:value-type="string" calcext:value-type="string">
            <text:p>Red scarf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8])" office:value-type="float" office:value="0" calcext:value-type="float">
            <text:p>0</text:p>
          </table:table-cell>
          <table:table-cell table:style-name="ce6" office:value-type="string" calcext:value-type="string">
            <text:p>A scarf made of red silk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notebook</text:p>
          </table:table-cell>
          <table:table-cell table:style-name="ce6" office:value-type="string" calcext:value-type="string">
            <text:p>Noteboo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9])" office:value-type="float" office:value="0" calcext:value-type="float">
            <text:p>0</text:p>
          </table:table-cell>
          <table:table-cell table:style-name="ce6" office:value-type="string" calcext:value-type="string">
            <text:p>A bound notebook for jotting down spells or thought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prayer beads</text:p>
          </table:table-cell>
          <table:table-cell table:style-name="ce6" office:value-type="string" calcext:value-type="string">
            <text:p>Prayer beads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10])" office:value-type="float" office:value="0" calcext:value-type="float">
            <text:p>0</text:p>
          </table:table-cell>
          <table:table-cell table:style-name="ce6" office:value-type="string" calcext:value-type="string">
            <text:p>A string of beads for meditation and spiritual focu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field dagger</text:p>
          </table:table-cell>
          <table:table-cell table:style-name="ce6" office:value-type="string" calcext:value-type="string">
            <text:p>Field dagger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11])" office:value-type="float" office:value="0" calcext:value-type="float">
            <text:p>0</text:p>
          </table:table-cell>
          <table:table-cell table:style-name="ce6" office:value-type="string" calcext:value-type="string">
            <text:p>A lightweight dagger, perfect for quick, precise strike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curved stick</text:p>
          </table:table-cell>
          <table:table-cell table:style-name="ce6" office:value-type="string" calcext:value-type="string">
            <text:p>Curved stick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12])" office:value-type="float" office:value="0" calcext:value-type="float">
            <text:p>0</text:p>
          </table:table-cell>
          <table:table-cell table:style-name="ce6" office:value-type="string" calcext:value-type="string">
            <text:p>A simple stick with a curved end, useful for training or basic combat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wooden mallet</text:p>
          </table:table-cell>
          <table:table-cell table:style-name="ce6" office:value-type="string" calcext:value-type="string">
            <text:p>Wooden mallet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13])" office:value-type="float" office:value="0" calcext:value-type="float">
            <text:p>0</text:p>
          </table:table-cell>
          <table:table-cell table:style-name="ce6" office:value-type="string" calcext:value-type="string">
            <text:p>BONK!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bronze chainmail</text:p>
          </table:table-cell>
          <table:table-cell table:style-name="ce6" office:value-type="string" calcext:value-type="string">
            <text:p>Bronze chainmail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14])" office:value-type="float" office:value="0" calcext:value-type="float">
            <text:p>0</text:p>
          </table:table-cell>
          <table:table-cell table:style-name="ce6" office:value-type="string" calcext:value-type="string">
            <text:p>A robust chainmail offering solid defense against attack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bronze koif</text:p>
          </table:table-cell>
          <table:table-cell table:style-name="ce6" office:value-type="string" calcext:value-type="string">
            <text:p>Bronze koif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15])" office:value-type="float" office:value="0" calcext:value-type="float">
            <text:p>0</text:p>
          </table:table-cell>
          <table:table-cell table:style-name="ce6" office:value-type="string" calcext:value-type="string">
            <text:p>A durable koif that offers basic protection for the head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event_1</text:p>
          </table:table-cell>
          <table:table-cell table:style-name="ce6" office:value-type="string" calcext:value-type="string">
            <text:p>Old coin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relic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16])" office:value-type="float" office:value="0" calcext:value-type="float">
            <text:p>0</text:p>
          </table:table-cell>
          <table:table-cell table:style-name="ce6" office:value-type="string" calcext:value-type="string">
            <text:p>Holding this tarnished coin fills you with an unsettling sense of both luck and dread.#END#«And he who sailed never reached the harbor, for the harbor was yet to come in a future patch.»#END# <text:s text:c="3"/>- kuro february 3rd 2025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single earing</text:p>
          </table:table-cell>
          <table:table-cell table:style-name="ce6" office:value-type="string" calcext:value-type="string">
            <text:p>Single earing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17])" office:value-type="float" office:value="0" calcext:value-type="float">
            <text:p>0</text:p>
          </table:table-cell>
          <table:table-cell table:style-name="ce6" office:value-type="string" calcext:value-type="string">
            <text:p>A single earing, kinda quirky to only wear one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axe</text:p>
          </table:table-cell>
          <table:table-cell table:style-name="ce6" office:value-type="string" calcext:value-type="string">
            <text:p>Axe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18])" office:value-type="float" office:value="0" calcext:value-type="float">
            <text:p>0</text:p>
          </table:table-cell>
          <table:table-cell table:style-name="ce6" office:value-type="string" calcext:value-type="string">
            <text:p>A heavy axe, ideal for chopping wood or foes</text:p>
          </table:table-cell>
          <table:table-cell table:style-name="ce8" table:number-columns-repeated="1001"/>
        </table:table-row>
        <table:table-row table:style-name="ro3">
          <table:table-cell office:value-type="string" calcext:value-type="string">
            <text:p>grit body 1</text:p>
          </table:table-cell>
          <table:table-cell office:value-type="string" calcext:value-type="string">
            <text:p>Leather tunic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19])" office:value-type="float" office:value="5" calcext:value-type="float">
            <text:p>5</text:p>
          </table:table-cell>
          <table:table-cell office:value-type="string" calcext:value-type="string">
            <text:p>A tunic made of cow hide, you count 6 spots!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low body 1</text:p>
          </table:table-cell>
          <table:table-cell office:value-type="string" calcext:value-type="string">
            <text:p>Ragged shir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20])" office:value-type="float" office:value="5" calcext:value-type="float">
            <text:p>5</text:p>
          </table:table-cell>
          <table:table-cell office:value-type="string" calcext:value-type="string">
            <text:p>It has enough holes to fit 6 extra arm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body 1</text:p>
          </table:table-cell>
          <table:table-cell office:value-type="string" calcext:value-type="string">
            <text:p>Rob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21])" office:value-type="float" office:value="5" calcext:value-type="float">
            <text:p>5</text:p>
          </table:table-cell>
          <table:table-cell office:value-type="string" calcext:value-type="string">
            <text:p>A long thick rob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body 1</text:p>
          </table:table-cell>
          <table:table-cell office:value-type="string" calcext:value-type="string">
            <text:p>Brown monk rob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22])" office:value-type="float" office:value="5" calcext:value-type="float">
            <text:p>5</text:p>
          </table:table-cell>
          <table:table-cell office:value-type="string" calcext:value-type="string">
            <text:p>Kinda orangy-brownish color?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head 1</text:p>
          </table:table-cell>
          <table:table-cell office:value-type="string" calcext:value-type="string">
            <text:p>Leather hat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23])" office:value-type="float" office:value="5" calcext:value-type="float">
            <text:p>5</text:p>
          </table:table-cell>
          <table:table-cell office:value-type="string" calcext:value-type="string">
            <text:p>A hat made of cow hide.. moo!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head 1</text:p>
          </table:table-cell>
          <table:table-cell office:value-type="string" calcext:value-type="string">
            <text:p>Ragged hood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24])" office:value-type="float" office:value="5" calcext:value-type="float">
            <text:p>5</text:p>
          </table:table-cell>
          <table:table-cell office:value-type="string" calcext:value-type="string">
            <text:p>A ragged hood, its so beat up it looks like a mes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head 1</text:p>
          </table:table-cell>
          <table:table-cell office:value-type="string" calcext:value-type="string">
            <text:p>Pointy hat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25])" office:value-type="float" office:value="5" calcext:value-type="float">
            <text:p>5</text:p>
          </table:table-cell>
          <table:table-cell office:value-type="string" calcext:value-type="string">
            <text:p>A oversized pointed hat, a little crooked at the ti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head 1</text:p>
          </table:table-cell>
          <table:table-cell office:value-type="string" calcext:value-type="string">
            <text:p>Bald cap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26])" office:value-type="float" office:value="5" calcext:value-type="float">
            <text:p>5</text:p>
          </table:table-cell>
          <table:table-cell office:value-type="string" calcext:value-type="string">
            <text:p>Baldy!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trinket 1</text:p>
          </table:table-cell>
          <table:table-cell office:value-type="string" calcext:value-type="string">
            <text:p>Pocket knif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27])" office:value-type="float" office:value="5" calcext:value-type="float">
            <text:p>5</text:p>
          </table:table-cell>
          <table:table-cell office:value-type="string" calcext:value-type="string">
            <text:p>A campers favoret too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trinket 1</text:p>
          </table:table-cell>
          <table:table-cell office:value-type="string" calcext:value-type="string">
            <text:p>Piece of pape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28])" office:value-type="float" office:value="5" calcext:value-type="float">
            <text:p>5</text:p>
          </table:table-cell>
          <table:table-cell office:value-type="string" calcext:value-type="string">
            <text:p>Now you can write down your spell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trinket 1</text:p>
          </table:table-cell>
          <table:table-cell office:value-type="string" calcext:value-type="string">
            <text:p>Tiny bel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29])" office:value-type="float" office:value="5" calcext:value-type="float">
            <text:p>5</text:p>
          </table:table-cell>
          <table:table-cell office:value-type="string" calcext:value-type="string">
            <text:p>Doesn't sound quite righ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weapon 1</text:p>
          </table:table-cell>
          <table:table-cell office:value-type="string" calcext:value-type="string">
            <text:p>Dirk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30])" office:value-type="float" office:value="5" calcext:value-type="float">
            <text:p>5</text:p>
          </table:table-cell>
          <table:table-cell office:value-type="string" calcext:value-type="string">
            <text:p>All stabby no slash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weapon 1</text:p>
          </table:table-cell>
          <table:table-cell office:value-type="string" calcext:value-type="string">
            <text:p>Sti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31])" office:value-type="float" office:value="5" calcext:value-type="float">
            <text:p>5</text:p>
          </table:table-cell>
          <table:table-cell office:value-type="string" calcext:value-type="string">
            <text:p>Nothing more magical than finding a cool stic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weapon 1</text:p>
          </table:table-cell>
          <table:table-cell office:value-type="string" calcext:value-type="string">
            <text:p>Prayer bead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32])" office:value-type="float" office:value="5" calcext:value-type="float">
            <text:p>5</text:p>
          </table:table-cell>
          <table:table-cell office:value-type="string" calcext:value-type="string">
            <text:p>Wooden beads on a thin threa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trinket 1</text:p>
          </table:table-cell>
          <table:table-cell office:value-type="string" calcext:value-type="string">
            <text:p>Wood shiel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33])" office:value-type="float" office:value="5" calcext:value-type="float">
            <text:p>5</text:p>
          </table:table-cell>
          <table:table-cell office:value-type="string" calcext:value-type="string">
            <text:p>A plank with a handl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weapon 1</text:p>
          </table:table-cell>
          <table:table-cell office:value-type="string" calcext:value-type="string">
            <text:p>Pitchfork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34])" office:value-type="float" office:value="5" calcext:value-type="float">
            <text:p>5</text:p>
          </table:table-cell>
          <table:table-cell office:value-type="string" calcext:value-type="string">
            <text:p>Landlubber triden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body 3</text:p>
          </table:table-cell>
          <table:table-cell office:value-type="string" calcext:value-type="string">
            <text:p>Hard leather tunic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35])" office:value-type="float" office:value="5" calcext:value-type="float">
            <text:p>5</text:p>
          </table:table-cell>
          <table:table-cell office:value-type="string" calcext:value-type="string">
            <text:p>A thick tunic with fastened strap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body 3</text:p>
          </table:table-cell>
          <table:table-cell office:value-type="string" calcext:value-type="string">
            <text:p>Cloth shirt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36])" office:value-type="float" office:value="5" calcext:value-type="float">
            <text:p>5</text:p>
          </table:table-cell>
          <table:table-cell office:value-type="string" calcext:value-type="string">
            <text:p>A simple shirt dark shir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body 3</text:p>
          </table:table-cell>
          <table:table-cell office:value-type="string" calcext:value-type="string">
            <text:p>Fine robe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37])" office:value-type="float" office:value="5" calcext:value-type="float">
            <text:p>5</text:p>
          </table:table-cell>
          <table:table-cell office:value-type="string" calcext:value-type="string">
            <text:p>A light blue tinted rob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body 3</text:p>
          </table:table-cell>
          <table:table-cell office:value-type="string" calcext:value-type="string">
            <text:p>Fine silk robe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38])" office:value-type="float" office:value="5" calcext:value-type="float">
            <text:p>5</text:p>
          </table:table-cell>
          <table:table-cell office:value-type="string" calcext:value-type="string">
            <text:p>A robe made of the finest sil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head 3</text:p>
          </table:table-cell>
          <table:table-cell office:value-type="string" calcext:value-type="string">
            <text:p>Hard leather helmet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39])" office:value-type="float" office:value="5" calcext:value-type="float">
            <text:p>5</text:p>
          </table:table-cell>
          <table:table-cell office:value-type="string" calcext:value-type="string">
            <text:p>The leather covers the face, kink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head 3</text:p>
          </table:table-cell>
          <table:table-cell office:value-type="string" calcext:value-type="string">
            <text:p>Cloth hood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40])" office:value-type="float" office:value="5" calcext:value-type="float">
            <text:p>5</text:p>
          </table:table-cell>
          <table:table-cell office:value-type="string" calcext:value-type="string">
            <text:p>A cloth hood dyed a dark gray colo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head 3</text:p>
          </table:table-cell>
          <table:table-cell office:value-type="string" calcext:value-type="string">
            <text:p>Fine pointy ha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41])" office:value-type="float" office:value="5" calcext:value-type="float">
            <text:p>5</text:p>
          </table:table-cell>
          <table:table-cell office:value-type="string" calcext:value-type="string">
            <text:p>A light blue tinted pointed ha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head 3</text:p>
          </table:table-cell>
          <table:table-cell office:value-type="string" calcext:value-type="string">
            <text:p>Fine silk hood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42])" office:value-type="float" office:value="5" calcext:value-type="float">
            <text:p>5</text:p>
          </table:table-cell>
          <table:table-cell office:value-type="string" calcext:value-type="string">
            <text:p>A hood made of the finest sil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trinket 3</text:p>
          </table:table-cell>
          <table:table-cell office:value-type="string" calcext:value-type="string">
            <text:p>Dagg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43])" office:value-type="float" office:value="5" calcext:value-type="float">
            <text:p>5</text:p>
          </table:table-cell>
          <table:table-cell office:value-type="string" calcext:value-type="string">
            <text:p>A small knife perfect for offhan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trinket 3</text:p>
          </table:table-cell>
          <table:table-cell office:value-type="string" calcext:value-type="string">
            <text:p>Notebook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44])" office:value-type="float" office:value="5" calcext:value-type="float">
            <text:p>5</text:p>
          </table:table-cell>
          <table:table-cell office:value-type="string" calcext:value-type="string">
            <text:p>Now you can write down lots of spell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trinket 3</text:p>
          </table:table-cell>
          <table:table-cell office:value-type="string" calcext:value-type="string">
            <text:p>Sigil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45])" office:value-type="float" office:value="5" calcext:value-type="float">
            <text:p>5</text:p>
          </table:table-cell>
          <table:table-cell office:value-type="string" calcext:value-type="string">
            <text:p>May your faith protect you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weapon 3</text:p>
          </table:table-cell>
          <table:table-cell office:value-type="string" calcext:value-type="string">
            <text:p>Knif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46])" office:value-type="float" office:value="5" calcext:value-type="float">
            <text:p>5</text:p>
          </table:table-cell>
          <table:table-cell office:value-type="string" calcext:value-type="string">
            <text:p>Both stabby and slash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weapon 3</text:p>
          </table:table-cell>
          <table:table-cell office:value-type="string" calcext:value-type="string">
            <text:p>Simple 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47])" office:value-type="float" office:value="5" calcext:value-type="float">
            <text:p>5</text:p>
          </table:table-cell>
          <table:table-cell office:value-type="string" calcext:value-type="string">
            <text:p>A polished stick with some engraving and a leather handl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weapon 3</text:p>
          </table:table-cell>
          <table:table-cell office:value-type="string" calcext:value-type="string">
            <text:p>Holy emblem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48])" office:value-type="float" office:value="5" calcext:value-type="float">
            <text:p>5</text:p>
          </table:table-cell>
          <table:table-cell office:value-type="string" calcext:value-type="string">
            <text:p>The emblem of a long forgotten god, whether they exist or not.. only god know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trinket 3</text:p>
          </table:table-cell>
          <table:table-cell office:value-type="string" calcext:value-type="string">
            <text:p>Shield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49])" office:value-type="float" office:value="5" calcext:value-type="float">
            <text:p>5</text:p>
          </table:table-cell>
          <table:table-cell office:value-type="string" calcext:value-type="string">
            <text:p>A wood shild with a iron ri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weapon 3</text:p>
          </table:table-cell>
          <table:table-cell office:value-type="string" calcext:value-type="string">
            <text:p>Spea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50])" office:value-type="float" office:value="5" calcext:value-type="float">
            <text:p>5</text:p>
          </table:table-cell>
          <table:table-cell office:value-type="string" calcext:value-type="string">
            <text:p>A long stick with a triangular steel ti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body 6</text:p>
          </table:table-cell>
          <table:table-cell office:value-type="string" calcext:value-type="string">
            <text:p>Iron chainmail</text:p>
          </table:table-cell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51])" office:value-type="float" office:value="5" calcext:value-type="float">
            <text:p>5</text:p>
          </table:table-cell>
          <table:table-cell office:value-type="string" calcext:value-type="string">
            <text:p>A long shirt made of small iron ring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body 6</text:p>
          </table:table-cell>
          <table:table-cell office:value-type="string" calcext:value-type="string">
            <text:p>Fine cloth cloak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52])" office:value-type="float" office:value="5" calcext:value-type="float">
            <text:p>5</text:p>
          </table:table-cell>
          <table:table-cell office:value-type="string" calcext:value-type="string">
            <text:p>A long black cloak of excellent qua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body 6</text:p>
          </table:table-cell>
          <table:table-cell office:value-type="string" calcext:value-type="string">
            <text:p>Apprentice robe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53])" office:value-type="float" office:value="5" calcext:value-type="float">
            <text:p>5</text:p>
          </table:table-cell>
          <table:table-cell office:value-type="string" calcext:value-type="string">
            <text:p>A blue robe with golden thread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body 6</text:p>
          </table:table-cell>
          <table:table-cell office:value-type="string" calcext:value-type="string">
            <text:p>White robe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54])" office:value-type="float" office:value="5" calcext:value-type="float">
            <text:p>5</text:p>
          </table:table-cell>
          <table:table-cell office:value-type="string" calcext:value-type="string">
            <text:p>A blindingly white robe of sil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head 6</text:p>
          </table:table-cell>
          <table:table-cell office:value-type="string" calcext:value-type="string">
            <text:p>Iron cap</text:p>
          </table:table-cell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55])" office:value-type="float" office:value="5" calcext:value-type="float">
            <text:p>5</text:p>
          </table:table-cell>
          <table:table-cell office:value-type="string" calcext:value-type="string">
            <text:p>A polished iron cap, it distorts your face when you use it like a mirro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head 6</text:p>
          </table:table-cell>
          <table:table-cell office:value-type="string" calcext:value-type="string">
            <text:p>Fine cloth hood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56])" office:value-type="float" office:value="5" calcext:value-type="float">
            <text:p>5</text:p>
          </table:table-cell>
          <table:table-cell office:value-type="string" calcext:value-type="string">
            <text:p>A black hood of excellent qua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head 6</text:p>
          </table:table-cell>
          <table:table-cell office:value-type="string" calcext:value-type="string">
            <text:p>Apprentice hat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57])" office:value-type="float" office:value="5" calcext:value-type="float">
            <text:p>5</text:p>
          </table:table-cell>
          <table:table-cell office:value-type="string" calcext:value-type="string">
            <text:p>A blue pointed ha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head 6</text:p>
          </table:table-cell>
          <table:table-cell office:value-type="string" calcext:value-type="string">
            <text:p>Circlet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58])" office:value-type="float" office:value="5" calcext:value-type="float">
            <text:p>5</text:p>
          </table:table-cell>
          <table:table-cell office:value-type="string" calcext:value-type="string">
            <text:p>A circlet made of silv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trinket 6</text:p>
          </table:table-cell>
          <table:table-cell office:value-type="string" calcext:value-type="string">
            <text:p>Field dagg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59])" office:value-type="float" office:value="5" calcext:value-type="float">
            <text:p>5</text:p>
          </table:table-cell>
          <table:table-cell office:value-type="string" calcext:value-type="string">
            <text:p>A lightweight dagger, perfect for quick, precise strike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trinket 6</text:p>
          </table:table-cell>
          <table:table-cell office:value-type="string" calcext:value-type="string">
            <text:p>Book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60])" office:value-type="float" office:value="5" calcext:value-type="float">
            <text:p>5</text:p>
          </table:table-cell>
          <table:table-cell office:value-type="string" calcext:value-type="string">
            <text:p>A hard leather book with quality pap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trinket 6</text:p>
          </table:table-cell>
          <table:table-cell office:value-type="string" calcext:value-type="string">
            <text:p>Embellished Sigil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61])" office:value-type="float" office:value="5" calcext:value-type="float">
            <text:p>5</text:p>
          </table:table-cell>
          <table:table-cell office:value-type="string" calcext:value-type="string">
            <text:p>An intricately designed symbol with both elegance and pow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weapon 6</text:p>
          </table:table-cell>
          <table:table-cell office:value-type="string" calcext:value-type="string">
            <text:p>Short swor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62])" office:value-type="float" office:value="5" calcext:value-type="float">
            <text:p>5</text:p>
          </table:table-cell>
          <table:table-cell office:value-type="string" calcext:value-type="string">
            <text:p>A perfect weapon for close comba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weapon 6</text:p>
          </table:table-cell>
          <table:table-cell office:value-type="string" calcext:value-type="string">
            <text:p>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63])" office:value-type="float" office:value="5" calcext:value-type="float">
            <text:p>5</text:p>
          </table:table-cell>
          <table:table-cell office:value-type="string" calcext:value-type="string">
            <text:p>A silver engraved copper rod with strange symbols engraved in the silv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weapon 6</text:p>
          </table:table-cell>
          <table:table-cell office:value-type="string" calcext:value-type="string">
            <text:p>Clerics mac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64])" office:value-type="float" office:value="5" calcext:value-type="float">
            <text:p>5</text:p>
          </table:table-cell>
          <table:table-cell office:value-type="string" calcext:value-type="string">
            <text:p>Who is cleric?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trinket 6</text:p>
          </table:table-cell>
          <table:table-cell office:value-type="string" calcext:value-type="string">
            <text:p>Iron shield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65])" office:value-type="float" office:value="5" calcext:value-type="float">
            <text:p>5</text:p>
          </table:table-cell>
          <table:table-cell office:value-type="string" calcext:value-type="string">
            <text:p>An iron shield, strong yet balanced. It feels solid in han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weapon 6</text:p>
          </table:table-cell>
          <table:table-cell office:value-type="string" calcext:value-type="string">
            <text:p>Longswor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66])" office:value-type="float" office:value="5" calcext:value-type="float">
            <text:p>5</text:p>
          </table:table-cell>
          <table:table-cell office:value-type="string" calcext:value-type="string">
            <text:p>A sword forged of iron with a handle wrapped in a red clo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body 9</text:p>
          </table:table-cell>
          <table:table-cell office:value-type="string" calcext:value-type="string">
            <text:p>Steel chestplate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67])" office:value-type="float" office:value="3" calcext:value-type="float">
            <text:p>3</text:p>
          </table:table-cell>
          <table:table-cell office:value-type="string" calcext:value-type="string">
            <text:p>A solid steel chestplate, glad it fits so wel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body 9</text:p>
          </table:table-cell>
          <table:table-cell office:value-type="string" calcext:value-type="string">
            <text:p>Rogue uniform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68])" office:value-type="float" office:value="3" calcext:value-type="float">
            <text:p>3</text:p>
          </table:table-cell>
          <table:table-cell office:value-type="string" calcext:value-type="string">
            <text:p>An iconic piece of cloth specialized for ease of movement utilizing leather straps and buckle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body 9</text:p>
          </table:table-cell>
          <table:table-cell office:value-type="string" calcext:value-type="string">
            <text:p>Mage rob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69])" office:value-type="float" office:value="3" calcext:value-type="float">
            <text:p>3</text:p>
          </table:table-cell>
          <table:table-cell office:value-type="string" calcext:value-type="string">
            <text:p>A deep blue robe with gold engraved patterns having jewels neatly embellished 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body 9</text:p>
          </table:table-cell>
          <table:table-cell office:value-type="string" calcext:value-type="string">
            <text:p>White cloak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70])" office:value-type="float" office:value="3" calcext:value-type="float">
            <text:p>3</text:p>
          </table:table-cell>
          <table:table-cell office:value-type="string" calcext:value-type="string">
            <text:p>A fine white cloak with gold lining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head 9</text:p>
          </table:table-cell>
          <table:table-cell office:value-type="string" calcext:value-type="string">
            <text:p>Steel helmet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71])" office:value-type="float" office:value="3" calcext:value-type="float">
            <text:p>3</text:p>
          </table:table-cell>
          <table:table-cell office:value-type="string" calcext:value-type="string">
            <text:p>A steel helmet fit for a knigh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head 9</text:p>
          </table:table-cell>
          <table:table-cell office:value-type="string" calcext:value-type="string">
            <text:p>Rogue hood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72])" office:value-type="float" office:value="3" calcext:value-type="float">
            <text:p>3</text:p>
          </table:table-cell>
          <table:table-cell office:value-type="string" calcext:value-type="string">
            <text:p>Now you can look cool whilst brooding in the corner of the taver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head 9</text:p>
          </table:table-cell>
          <table:table-cell office:value-type="string" calcext:value-type="string">
            <text:p>Mage hat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73])" office:value-type="float" office:value="3" calcext:value-type="float">
            <text:p>3</text:p>
          </table:table-cell>
          <table:table-cell office:value-type="string" calcext:value-type="string">
            <text:p>A deep blue pointy hat with a wide brim embellished with gold and a sapphire connected to the tip, making it curve bac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head 9</text:p>
          </table:table-cell>
          <table:table-cell office:value-type="string" calcext:value-type="string">
            <text:p>Mitre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74])" office:value-type="float" office:value="3" calcext:value-type="float">
            <text:p>3</text:p>
          </table:table-cell>
          <table:table-cell office:value-type="string" calcext:value-type="string">
            <text:p>A hat symbolizing fai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trinket 9</text:p>
          </table:table-cell>
          <table:table-cell office:value-type="string" calcext:value-type="string">
            <text:p>Bag of marble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75])" office:value-type="float" office:value="3" calcext:value-type="float">
            <text:p>3</text:p>
          </table:table-cell>
          <table:table-cell office:value-type="string" calcext:value-type="string">
            <text:p>A leather bag full of glass marble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trinket 9</text:p>
          </table:table-cell>
          <table:table-cell office:value-type="string" calcext:value-type="string">
            <text:p>Ink and quil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76])" office:value-type="float" office:value="3" calcext:value-type="float">
            <text:p>3</text:p>
          </table:table-cell>
          <table:table-cell office:value-type="string" calcext:value-type="string">
            <text:p>A bottle of magic ink and a quill made with a large colorful feath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trinket 9</text:p>
          </table:table-cell>
          <table:table-cell office:value-type="string" calcext:value-type="string">
            <text:p>Totem of undying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77])" office:value-type="float" office:value="3" calcext:value-type="float">
            <text:p>3</text:p>
          </table:table-cell>
          <table:table-cell office:value-type="string" calcext:value-type="string">
            <text:p>It looks like a mandrak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weapon 9</text:p>
          </table:table-cell>
          <table:table-cell office:value-type="string" calcext:value-type="string">
            <text:p>Rogue knif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78])" office:value-type="float" office:value="3" calcext:value-type="float">
            <text:p>3</text:p>
          </table:table-cell>
          <table:table-cell office:value-type="string" calcext:value-type="string">
            <text:p>A high-quality tactical knife with a tanto bl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weapon 9</text:p>
          </table:table-cell>
          <table:table-cell office:value-type="string" calcext:value-type="string">
            <text:p>Mage 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79])" office:value-type="float" office:value="3" calcext:value-type="float">
            <text:p>3</text:p>
          </table:table-cell>
          <table:table-cell office:value-type="string" calcext:value-type="string">
            <text:p>A gold engraved sliver rod with strange symbols engraved in the gol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weapon 9</text:p>
          </table:table-cell>
          <table:table-cell office:value-type="string" calcext:value-type="string">
            <text:p>White scepte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80])" office:value-type="float" office:value="3" calcext:value-type="float">
            <text:p>3</text:p>
          </table:table-cell>
          <table:table-cell office:value-type="string" calcext:value-type="string">
            <text:p>A silver staff with an emblem of the sun on to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trinket 9</text:p>
          </table:table-cell>
          <table:table-cell office:value-type="string" calcext:value-type="string">
            <text:p>Steel Buckler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81])" office:value-type="float" office:value="3" calcext:value-type="float">
            <text:p>3</text:p>
          </table:table-cell>
          <table:table-cell office:value-type="string" calcext:value-type="string">
            <text:p>The pan lid of a skilled armor smi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weapon 9</text:p>
          </table:table-cell>
          <table:table-cell office:value-type="string" calcext:value-type="string">
            <text:p>Steel longsword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82])" office:value-type="float" office:value="3" calcext:value-type="float">
            <text:p>3</text:p>
          </table:table-cell>
          <table:table-cell office:value-type="string" calcext:value-type="string">
            <text:p>The steel sword a knights favored instrument</text:p>
          </table:table-cell>
          <table:table-cell table:number-columns-repeated="1001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ems_equipment.A1:items_equipment.S1048576 items_equipment.U1:items_equipment.U1048576 items_equipment.W1:items_equipment.W1048576">
            <calcext:condition calcext:apply-style-name="Untitled2" calcext:value="formula-is(ISEVEN(ROW()))" calcext:base-cell-address="items_equipment.A1"/>
          </calcext:conditional-format>
          <calcext:conditional-format calcext:target-range-address="items_equipment.W1:items_equipment.AMJ1048576 items_equipment.A1:items_equipment.U1048576">
            <calcext:condition calcext:apply-style-name="Untitled3" calcext:value="formula-is(ISEVEN(ROW(())))" calcext:base-cell-address="items_equipment.A1"/>
          </calcext:conditional-format>
        </calcext:conditional-formats>
      </table:table>
      <table:table table:name="items_consumable" table:style-name="ta1"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27" table:default-cell-style-name="ce2"/>
        <table:table-column table:style-name="co28" table:default-cell-style-name="ce9"/>
        <table:table-column table:style-name="co29" table:default-cell-style-name="ce2"/>
        <table:table-column table:style-name="co22" table:default-cell-style-name="ce2"/>
        <table:table-column table:style-name="co1" table:number-columns-repeated="1017" table:default-cell-style-name="ce9"/>
        <table:table-row table:style-name="ro2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use_perspective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DROPPED</text:p>
            <text:p>BY X </text:p>
            <text:p>MOBS</text:p>
          </table:table-cell>
          <table:table-cell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d potion</text:p>
          </table:table-cell>
          <table:table-cell office:value-type="string" calcext:value-type="string">
            <text:p>Red potion</text:p>
          </table:table-cell>
          <table:table-cell office:value-type="string" calcext:value-type="string">
            <text:p>regen_hp30</text:p>
          </table:table-cell>
          <table:table-cell table:style-name="ce21" table:formula="of:=VLOOKUP([.C2]; [skills.A$1:.B$1048576]; 2; 0)" office:value-type="string" office:string-value="RegenHP30" calcext:value-type="string">
            <text:p>RegenHP30</text:p>
          </table:table-cell>
          <table:table-cell office:value-type="string" calcext:value-type="string">
            <text:p>potion</text:p>
          </table:table-cell>
          <table:table-cell table:style-name="ce21" table:formula="of:=VLOOKUP([.E2]; [use_perspectives.A$1:.B$1048576]; 2; 0)" office:value-type="string" office:string-value="use_potion" calcext:value-type="string">
            <text:p>use_potion</text:p>
          </table:table-cell>
          <table:table-cell table:formula="of:=COUNTIF([$loot.A$1:.A$1048576];[.A2])" office:value-type="float" office:value="18" calcext:value-type="float">
            <text:p>18</text:p>
          </table:table-cell>
          <table:table-cell office:value-type="string" calcext:value-type="string">
            <text:p>Just a bottle of cold tomato soup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ue potion</text:p>
          </table:table-cell>
          <table:table-cell office:value-type="string" calcext:value-type="string">
            <text:p>Blue potion</text:p>
          </table:table-cell>
          <table:table-cell office:value-type="string" calcext:value-type="string">
            <text:p>regen_mp30</text:p>
          </table:table-cell>
          <table:table-cell table:style-name="ce21" table:formula="of:=VLOOKUP([.C3]; [skills.A$1:.B$1048576]; 2; 0)" office:value-type="string" office:string-value="RegenMP30" calcext:value-type="string">
            <text:p>RegenMP30</text:p>
          </table:table-cell>
          <table:table-cell office:value-type="string" calcext:value-type="string">
            <text:p>potion</text:p>
          </table:table-cell>
          <table:table-cell table:formula="of:=VLOOKUP([.E3]; [use_perspectives.A$1:.B$1048576]; 2; 0)" office:value-type="string" office:string-value="use_potion" calcext:value-type="string">
            <text:p>use_potion</text:p>
          </table:table-cell>
          <table:table-cell table:formula="of:=COUNTIF([$loot.A$1:.A$1048576];[.A3])" office:value-type="float" office:value="18" calcext:value-type="float">
            <text:p>18</text:p>
          </table:table-cell>
          <table:table-cell office:value-type="string" calcext:value-type="string">
            <text:p>Just a bottle of REALLY cold tomato soup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nslucent scroll</text:p>
          </table:table-cell>
          <table:table-cell office:value-type="string" calcext:value-type="string">
            <text:p>Translucent Scroll</text:p>
          </table:table-cell>
          <table:table-cell office:value-type="string" calcext:value-type="string">
            <text:p>ethereal</text:p>
          </table:table-cell>
          <table:table-cell table:style-name="ce21" table:formula="of:=VLOOKUP([.C4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scroll</text:p>
          </table:table-cell>
          <table:table-cell table:formula="of:=VLOOKUP([.E4]; [use_perspectives.A$1:.B$1048576]; 2; 0)" office:value-type="string" office:string-value="use_scroll" calcext:value-type="string">
            <text:p>use_scroll</text:p>
          </table:table-cell>
          <table:table-cell table:formula="of:=COUNTIF([$loot.A$1:.A$1048576];[.A4])" office:value-type="float" office:value="0" calcext:value-type="float">
            <text:p>0</text:p>
          </table:table-cell>
          <table:table-cell office:value-type="string" calcext:value-type="string">
            <text:p>Its so hard to read this…</text:p>
          </table:table-cell>
          <table:table-cell table:number-columns-repeated="1016"/>
        </table:table-row>
        <table:table-row table:style-name="ro1" table:number-rows-repeated="9"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_misc" table:style-name="ta1">
        <office:forms form:automatic-focus="false" form:apply-design-mode="false"/>
        <table:table-column table:style-name="co30" table:default-cell-style-name="ce9"/>
        <table:table-column table:style-name="co31" table:default-cell-style-name="ce9"/>
        <table:table-column table:style-name="co22" table:default-cell-style-name="ce2"/>
        <table:table-column table:style-name="co32" table:default-cell-style-name="ce9"/>
        <table:table-column table:style-name="co1" table:number-columns-repeated="1020" table:default-cell-style-name="ce9"/>
        <table:table-row table:style-name="ro2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ROPPED</text:p>
            <text:p>BY X </text:p>
            <text:p>MOBS</text:p>
          </table:table-cell>
          <table:table-cell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table:formula="of:=COUNTIF([$loot.A$1:.A$1048576];[.A2])" office:value-type="float" office:value="0" calcext:value-type="float">
            <text:p>0</text:p>
          </table:table-cell>
          <table:table-cell office:value-type="string" calcext:value-type="string">
            <text:p>Just a rock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utorial_paper_1</text:p>
          </table:table-cell>
          <table:table-cell office:value-type="string" calcext:value-type="string">
            <text:p>A piece of paper</text:p>
          </table:table-cell>
          <table:table-cell table:formula="of:=COUNTIF([$loot.A$1:.A$1048576];[.A3])" office:value-type="float" office:value="0" calcext:value-type="float">
            <text:p>0</text:p>
          </table:table-cell>
          <table:table-cell office:value-type="string" calcext:value-type="string">
            <text:p>This little note reads</text:p>
            <text:p>"not all exits are obvious, some are hidden, go north to proceed"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utorial_paper_2</text:p>
          </table:table-cell>
          <table:table-cell office:value-type="string" calcext:value-type="string">
            <text:p>Another piece of paper</text:p>
          </table:table-cell>
          <table:table-cell table:formula="of:=COUNTIF([$loot.A$1:.A$1048576];[.A4])" office:value-type="float" office:value="1" calcext:value-type="float">
            <text:p>1</text:p>
          </table:table-cell>
          <table:table-cell office:value-type="string" calcext:value-type="string">
            <text:p>This little note reads</text:p>
            <text:p>“You probably already figured it out, but loot dropped from enemies goes</text:p>
            <text:p>directly into your inventory, you also got a weapon!</text:p>
            <text:p>Identify it and equip it with “equip [item name]” then proceed north"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pse</text:p>
          </table:table-cell>
          <table:table-cell office:value-type="string" calcext:value-type="string">
            <text:p>Rotten corpse</text:p>
          </table:table-cell>
          <table:table-cell table:formula="of:=COUNTIF([$loot.A$1:.A$1048576];[.A5])" office:value-type="float" office:value="0" calcext:value-type="float">
            <text:p>0</text:p>
          </table:table-cell>
          <table:table-cell office:value-type="string" calcext:value-type="string">
            <text:p>This corpse has rotted beyond recognition.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ot" table:style-name="ta1">
        <table:shapes>
          <draw:frame draw:z-index="0" draw:name="Text Frame 1" draw:style-name="gr2" draw:text-style-name="P3" svg:width="7.312cm" svg:height="6.946cm" svg:x="21.866cm" svg:y="2.019cm">
            <draw:text-box>
              <text:p text:style-name="P2"><text:span text:style-name="T1">=IFERROR( <text:s/>IFERROR( <text:s text:c="2"/>VLOOKUP(</text:span><text:span text:style-name="T2">A2</text:span><text:span text:style-name="T1">, </text:span><text:span text:style-name="T3">items_equipment.A:B</text:span><text:span text:style-name="T1">, 2, 0), <text:s text:c="2"/>VLOOKUP(</text:span><text:span text:style-name="T2">A2</text:span><text:span text:style-name="T1">, </text:span><text:span text:style-name="T4">items_misc.A:B</text:span><text:span text:style-name="T1">, 2, 0) <text:s text:c="2"/>), <text:s/>VLOOKUP(</text:span><text:span text:style-name="T2">A2</text:span><text:span text:style-name="T1">, </text:span><text:span text:style-name="T5">items_consumable.A:B</text:span><text:span text:style-name="T1">, 2, 0) <text:s/>)</text:span></text:p>
              <text:p text:style-name="P2"><text:span text:style-name="T1"/></text:p>
            </draw:text-box>
          </draw:frame>
        </table:shapes>
        <table:table-column table:style-name="co30" table:default-cell-style-name="ce9"/>
        <table:table-column table:style-name="co31" table:default-cell-style-name="ce9"/>
        <table:table-column table:style-name="co33" table:default-cell-style-name="ce9"/>
        <table:table-column table:style-name="co34" table:default-cell-style-name="ce9"/>
        <table:table-column table:style-name="co1" table:default-cell-style-name="ce9"/>
        <table:table-column table:style-name="co1" table:default-cell-style-name="ce2"/>
        <table:table-column table:style-name="co1" table:number-columns-repeated="1018" table:default-cell-style-name="ce9"/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drop_rate</text:p>
          </table:table-cell>
          <table:table-cell office:value-type="string" calcext:value-type="string">
            <text:p>ENEMY LVL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2]; [items_equipment.A$1:.B$1048576]; 2; 0);   VLOOKUP([.A2]; [items_misc.A$1:.B$1048576]; 2; 0)   );  VLOOKUP([.A2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blue mushroom</text:p>
          </table:table-cell>
          <table:table-cell table:formula="of:=VLOOKUP([.C2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]; [enemies.A$1:.L$1048576]; 12; 0); &quot;&quot;)" office:value-type="float" office:value="6" calcext:value-type="float">
            <text:p>6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10" table:formula="of:=IFERROR(  IFERROR(   VLOOKUP([.A3]; [items_equipment.A$1:.B$1048576]; 2; 0);   VLOOKUP([.A3]; [items_misc.A$1:.B$1048576]; 2; 0)   );  VLOOKUP([.A3]; [items_consumable.A$1:.B$1048576]; 2; 0)  )" office:value-type="string" office:string-value="Fine cloth cloak" calcext:value-type="string">
            <text:p>Fine cloth cloak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3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10" table:formula="of:=IFERROR(  IFERROR(   VLOOKUP([.A4]; [items_equipment.A$1:.B$1048576]; 2; 0);   VLOOKUP([.A4]; [items_misc.A$1:.B$1048576]; 2; 0)   );  VLOOKUP([.A4]; [items_consumable.A$1:.B$1048576]; 2; 0)  )" office:value-type="string" office:string-value="Fine cloth hood" calcext:value-type="string">
            <text:p>Fine cloth hoo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4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10" table:formula="of:=IFERROR(  IFERROR(   VLOOKUP([.A5]; [items_equipment.A$1:.B$1048576]; 2; 0);   VLOOKUP([.A5]; [items_misc.A$1:.B$1048576]; 2; 0)   );  VLOOKUP([.A5]; [items_consumable.A$1:.B$1048576]; 2; 0)  )" office:value-type="string" office:string-value="Field dagger" calcext:value-type="string">
            <text:p>Field dagger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5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10" table:formula="of:=IFERROR(  IFERROR(   VLOOKUP([.A6]; [items_equipment.A$1:.B$1048576]; 2; 0);   VLOOKUP([.A6]; [items_misc.A$1:.B$1048576]; 2; 0)   );  VLOOKUP([.A6]; [items_consumable.A$1:.B$1048576]; 2; 0)  )" office:value-type="string" office:string-value="Short sword" calcext:value-type="string">
            <text:p>Short swor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6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10" table:formula="of:=IFERROR(  IFERROR(   VLOOKUP([.A7]; [items_equipment.A$1:.B$1048576]; 2; 0);   VLOOKUP([.A7]; [items_misc.A$1:.B$1048576]; 2; 0)   );  VLOOKUP([.A7]; [items_consumable.A$1:.B$1048576]; 2; 0)  )" office:value-type="string" office:string-value="Iron chainmail" calcext:value-type="string">
            <text:p>Iron chainmail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7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10" table:formula="of:=IFERROR(  IFERROR(   VLOOKUP([.A8]; [items_equipment.A$1:.B$1048576]; 2; 0);   VLOOKUP([.A8]; [items_misc.A$1:.B$1048576]; 2; 0)   );  VLOOKUP([.A8]; [items_consumable.A$1:.B$1048576]; 2; 0)  )" office:value-type="string" office:string-value="Iron cap" calcext:value-type="string">
            <text:p>Iron cap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8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10" table:formula="of:=IFERROR(  IFERROR(   VLOOKUP([.A9]; [items_equipment.A$1:.B$1048576]; 2; 0);   VLOOKUP([.A9]; [items_misc.A$1:.B$1048576]; 2; 0)   );  VLOOKUP([.A9]; [items_consumable.A$1:.B$1048576]; 2; 0)  )" office:value-type="string" office:string-value="Iron shield" calcext:value-type="string">
            <text:p>Iron shiel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9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10" table:formula="of:=IFERROR(  IFERROR(   VLOOKUP([.A10]; [items_equipment.A$1:.B$1048576]; 2; 0);   VLOOKUP([.A10]; [items_misc.A$1:.B$1048576]; 2; 0)   );  VLOOKUP([.A10]; [items_consumable.A$1:.B$1048576]; 2; 0)  )" office:value-type="string" office:string-value="Longsword" calcext:value-type="string">
            <text:p>Longswor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0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10" table:formula="of:=IFERROR(  IFERROR(   VLOOKUP([.A11]; [items_equipment.A$1:.B$1048576]; 2; 0);   VLOOKUP([.A11]; [items_misc.A$1:.B$1048576]; 2; 0)   );  VLOOKUP([.A11]; [items_consumable.A$1:.B$1048576]; 2; 0)  )" office:value-type="string" office:string-value="Apprentice robe" calcext:value-type="string">
            <text:p>Apprentice rob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1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10" table:formula="of:=IFERROR(  IFERROR(   VLOOKUP([.A12]; [items_equipment.A$1:.B$1048576]; 2; 0);   VLOOKUP([.A12]; [items_misc.A$1:.B$1048576]; 2; 0)   );  VLOOKUP([.A12]; [items_consumable.A$1:.B$1048576]; 2; 0)  )" office:value-type="string" office:string-value="Apprentice hat" calcext:value-type="string">
            <text:p>Apprentice hat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2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10" table:formula="of:=IFERROR(  IFERROR(   VLOOKUP([.A13]; [items_equipment.A$1:.B$1048576]; 2; 0);   VLOOKUP([.A13]; [items_misc.A$1:.B$1048576]; 2; 0)   );  VLOOKUP([.A13]; [items_consumable.A$1:.B$1048576]; 2; 0)  )" office:value-type="string" office:string-value="Book" calcext:value-type="string">
            <text:p>Book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3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10" table:formula="of:=IFERROR(  IFERROR(   VLOOKUP([.A14]; [items_equipment.A$1:.B$1048576]; 2; 0);   VLOOKUP([.A14]; [items_misc.A$1:.B$1048576]; 2; 0)   );  VLOOKUP([.A14]; [items_consumable.A$1:.B$1048576]; 2; 0)  )" office:value-type="string" office:string-value="Wand" calcext:value-type="string">
            <text:p>Wan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4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15]; [items_equipment.A$1:.B$1048576]; 2; 0);   VLOOKUP([.A15]; [items_misc.A$1:.B$1048576]; 2; 0)   );  VLOOKUP([.A15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blue mushroom</text:p>
          </table:table-cell>
          <table:table-cell table:formula="of:=VLOOKUP([.C15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10" table:formula="of:=IFERROR(  IFERROR(   VLOOKUP([.A16]; [items_equipment.A$1:.B$1048576]; 2; 0);   VLOOKUP([.A16]; [items_misc.A$1:.B$1048576]; 2; 0)   );  VLOOKUP([.A16]; [items_consumable.A$1:.B$1048576]; 2; 0)  )" office:value-type="string" office:string-value="White robe" calcext:value-type="string">
            <text:p>White rob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6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10" table:formula="of:=IFERROR(  IFERROR(   VLOOKUP([.A17]; [items_equipment.A$1:.B$1048576]; 2; 0);   VLOOKUP([.A17]; [items_misc.A$1:.B$1048576]; 2; 0)   );  VLOOKUP([.A17]; [items_consumable.A$1:.B$1048576]; 2; 0)  )" office:value-type="string" office:string-value="Circlet" calcext:value-type="string">
            <text:p>Circlet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7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10" table:formula="of:=IFERROR(  IFERROR(   VLOOKUP([.A18]; [items_equipment.A$1:.B$1048576]; 2; 0);   VLOOKUP([.A18]; [items_misc.A$1:.B$1048576]; 2; 0)   );  VLOOKUP([.A18]; [items_consumable.A$1:.B$1048576]; 2; 0)  )" office:value-type="string" office:string-value="Embellished Sigil" calcext:value-type="string">
            <text:p>Embellished Sigil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8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10" table:formula="of:=IFERROR(  IFERROR(   VLOOKUP([.A19]; [items_equipment.A$1:.B$1048576]; 2; 0);   VLOOKUP([.A19]; [items_misc.A$1:.B$1048576]; 2; 0)   );  VLOOKUP([.A19]; [items_consumable.A$1:.B$1048576]; 2; 0)  )" office:value-type="string" office:string-value="Clerics mace" calcext:value-type="string">
            <text:p>Clerics mac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9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20]; [items_equipment.A$1:.B$1048576]; 2; 0);   VLOOKUP([.A20]; [items_misc.A$1:.B$1048576]; 2; 0)   );  VLOOKUP([.A20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blue_slime</text:p>
          </table:table-cell>
          <table:table-cell table:formula="of:=VLOOKUP([.C20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10" table:formula="of:=IFERROR(  IFERROR(   VLOOKUP([.A21]; [items_equipment.A$1:.B$1048576]; 2; 0);   VLOOKUP([.A21]; [items_misc.A$1:.B$1048576]; 2; 0)   );  VLOOKUP([.A21]; [items_consumable.A$1:.B$1048576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blue_slime</text:p>
          </table:table-cell>
          <table:table-cell table:formula="of:=VLOOKUP([.C21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10" table:formula="of:=IFERROR(  IFERROR(   VLOOKUP([.A22]; [items_equipment.A$1:.B$1048576]; 2; 0);   VLOOKUP([.A22]; [items_misc.A$1:.B$1048576]; 2; 0)   );  VLOOKUP([.A22]; [items_consumable.A$1:.B$1048576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blue_slime</text:p>
          </table:table-cell>
          <table:table-cell table:formula="of:=VLOOKUP([.C22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10" table:formula="of:=IFERROR(  IFERROR(   VLOOKUP([.A23]; [items_equipment.A$1:.B$1048576]; 2; 0);   VLOOKUP([.A23]; [items_misc.A$1:.B$1048576]; 2; 0)   );  VLOOKUP([.A23]; [items_consumable.A$1:.B$1048576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blue_slime</text:p>
          </table:table-cell>
          <table:table-cell table:formula="of:=VLOOKUP([.C23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10" table:formula="of:=IFERROR(  IFERROR(   VLOOKUP([.A24]; [items_equipment.A$1:.B$1048576]; 2; 0);   VLOOKUP([.A24]; [items_misc.A$1:.B$1048576]; 2; 0)   );  VLOOKUP([.A24]; [items_consumable.A$1:.B$1048576]; 2; 0)  )" office:value-type="string" office:string-value="Short sword" calcext:value-type="string">
            <text:p>Short sword</text:p>
          </table:table-cell>
          <table:table-cell office:value-type="string" calcext:value-type="string">
            <text:p>blue_slime</text:p>
          </table:table-cell>
          <table:table-cell table:formula="of:=VLOOKUP([.C24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10" table:formula="of:=IFERROR(  IFERROR(   VLOOKUP([.A25]; [items_equipment.A$1:.B$1048576]; 2; 0);   VLOOKUP([.A25]; [items_misc.A$1:.B$1048576]; 2; 0)   );  VLOOKUP([.A25]; [items_consumable.A$1:.B$1048576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blue_slime</text:p>
          </table:table-cell>
          <table:table-cell table:formula="of:=VLOOKUP([.C25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10" table:formula="of:=IFERROR(  IFERROR(   VLOOKUP([.A26]; [items_equipment.A$1:.B$1048576]; 2; 0);   VLOOKUP([.A26]; [items_misc.A$1:.B$1048576]; 2; 0)   );  VLOOKUP([.A26]; [items_consumable.A$1:.B$1048576]; 2; 0)  )" office:value-type="string" office:string-value="Iron cap" calcext:value-type="string">
            <text:p>Iron cap</text:p>
          </table:table-cell>
          <table:table-cell office:value-type="string" calcext:value-type="string">
            <text:p>blue_slime</text:p>
          </table:table-cell>
          <table:table-cell table:formula="of:=VLOOKUP([.C26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10" table:formula="of:=IFERROR(  IFERROR(   VLOOKUP([.A27]; [items_equipment.A$1:.B$1048576]; 2; 0);   VLOOKUP([.A27]; [items_misc.A$1:.B$1048576]; 2; 0)   );  VLOOKUP([.A27]; [items_consumable.A$1:.B$1048576]; 2; 0)  )" office:value-type="string" office:string-value="Iron shield" calcext:value-type="string">
            <text:p>Iron shield</text:p>
          </table:table-cell>
          <table:table-cell office:value-type="string" calcext:value-type="string">
            <text:p>blue_slime</text:p>
          </table:table-cell>
          <table:table-cell table:formula="of:=VLOOKUP([.C27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10" table:formula="of:=IFERROR(  IFERROR(   VLOOKUP([.A28]; [items_equipment.A$1:.B$1048576]; 2; 0);   VLOOKUP([.A28]; [items_misc.A$1:.B$1048576]; 2; 0)   );  VLOOKUP([.A28]; [items_consumable.A$1:.B$1048576]; 2; 0)  )" office:value-type="string" office:string-value="Longsword" calcext:value-type="string">
            <text:p>Longsword</text:p>
          </table:table-cell>
          <table:table-cell office:value-type="string" calcext:value-type="string">
            <text:p>blue_slime</text:p>
          </table:table-cell>
          <table:table-cell table:formula="of:=VLOOKUP([.C28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10" table:formula="of:=IFERROR(  IFERROR(   VLOOKUP([.A29]; [items_equipment.A$1:.B$1048576]; 2; 0);   VLOOKUP([.A29]; [items_misc.A$1:.B$1048576]; 2; 0)   );  VLOOKUP([.A29]; [items_consumable.A$1:.B$1048576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blue_slime</text:p>
          </table:table-cell>
          <table:table-cell table:formula="of:=VLOOKUP([.C29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10" table:formula="of:=IFERROR(  IFERROR(   VLOOKUP([.A30]; [items_equipment.A$1:.B$1048576]; 2; 0);   VLOOKUP([.A30]; [items_misc.A$1:.B$1048576]; 2; 0)   );  VLOOKUP([.A30]; [items_consumable.A$1:.B$1048576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blue_slime</text:p>
          </table:table-cell>
          <table:table-cell table:formula="of:=VLOOKUP([.C30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10" table:formula="of:=IFERROR(  IFERROR(   VLOOKUP([.A31]; [items_equipment.A$1:.B$1048576]; 2; 0);   VLOOKUP([.A31]; [items_misc.A$1:.B$1048576]; 2; 0)   );  VLOOKUP([.A31]; [items_consumable.A$1:.B$1048576]; 2; 0)  )" office:value-type="string" office:string-value="Book" calcext:value-type="string">
            <text:p>Book</text:p>
          </table:table-cell>
          <table:table-cell office:value-type="string" calcext:value-type="string">
            <text:p>blue_slime</text:p>
          </table:table-cell>
          <table:table-cell table:formula="of:=VLOOKUP([.C31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10" table:formula="of:=IFERROR(  IFERROR(   VLOOKUP([.A32]; [items_equipment.A$1:.B$1048576]; 2; 0);   VLOOKUP([.A32]; [items_misc.A$1:.B$1048576]; 2; 0)   );  VLOOKUP([.A32]; [items_consumable.A$1:.B$1048576]; 2; 0)  )" office:value-type="string" office:string-value="Wand" calcext:value-type="string">
            <text:p>Wand</text:p>
          </table:table-cell>
          <table:table-cell office:value-type="string" calcext:value-type="string">
            <text:p>blue_slime</text:p>
          </table:table-cell>
          <table:table-cell table:formula="of:=VLOOKUP([.C32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33]; [items_equipment.A$1:.B$1048576]; 2; 0);   VLOOKUP([.A33]; [items_misc.A$1:.B$1048576]; 2; 0)   );  VLOOKUP([.A33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blue_slime</text:p>
          </table:table-cell>
          <table:table-cell table:formula="of:=VLOOKUP([.C33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10" table:formula="of:=IFERROR(  IFERROR(   VLOOKUP([.A34]; [items_equipment.A$1:.B$1048576]; 2; 0);   VLOOKUP([.A34]; [items_misc.A$1:.B$1048576]; 2; 0)   );  VLOOKUP([.A34]; [items_consumable.A$1:.B$1048576]; 2; 0)  )" office:value-type="string" office:string-value="White robe" calcext:value-type="string">
            <text:p>White robe</text:p>
          </table:table-cell>
          <table:table-cell office:value-type="string" calcext:value-type="string">
            <text:p>blue_slime</text:p>
          </table:table-cell>
          <table:table-cell table:formula="of:=VLOOKUP([.C34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10" table:formula="of:=IFERROR(  IFERROR(   VLOOKUP([.A35]; [items_equipment.A$1:.B$1048576]; 2; 0);   VLOOKUP([.A35]; [items_misc.A$1:.B$1048576]; 2; 0)   );  VLOOKUP([.A35]; [items_consumable.A$1:.B$1048576]; 2; 0)  )" office:value-type="string" office:string-value="Circlet" calcext:value-type="string">
            <text:p>Circlet</text:p>
          </table:table-cell>
          <table:table-cell office:value-type="string" calcext:value-type="string">
            <text:p>blue_slime</text:p>
          </table:table-cell>
          <table:table-cell table:formula="of:=VLOOKUP([.C35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10" table:formula="of:=IFERROR(  IFERROR(   VLOOKUP([.A36]; [items_equipment.A$1:.B$1048576]; 2; 0);   VLOOKUP([.A36]; [items_misc.A$1:.B$1048576]; 2; 0)   );  VLOOKUP([.A36]; [items_consumable.A$1:.B$1048576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blue_slime</text:p>
          </table:table-cell>
          <table:table-cell table:formula="of:=VLOOKUP([.C36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10" table:formula="of:=IFERROR(  IFERROR(   VLOOKUP([.A37]; [items_equipment.A$1:.B$1048576]; 2; 0);   VLOOKUP([.A37]; [items_misc.A$1:.B$1048576]; 2; 0)   );  VLOOKUP([.A37]; [items_consumable.A$1:.B$1048576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blue_slime</text:p>
          </table:table-cell>
          <table:table-cell table:formula="of:=VLOOKUP([.C37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38]; [items_equipment.A$1:.B$1048576]; 2; 0);   VLOOKUP([.A38]; [items_misc.A$1:.B$1048576]; 2; 0)   );  VLOOKUP([.A38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evil_eye</text:p>
          </table:table-cell>
          <table:table-cell table:formula="of:=VLOOKUP([.C38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8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9</text:p>
          </table:table-cell>
          <table:table-cell table:style-name="ce10" table:formula="of:=IFERROR(  IFERROR(   VLOOKUP([.A39]; [items_equipment.A$1:.B$1048576]; 2; 0);   VLOOKUP([.A39]; [items_misc.A$1:.B$1048576]; 2; 0)   );  VLOOKUP([.A39]; [items_consumable.A$1:.B$1048576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evil_eye</text:p>
          </table:table-cell>
          <table:table-cell table:formula="of:=VLOOKUP([.C39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9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9</text:p>
          </table:table-cell>
          <table:table-cell table:style-name="ce10" table:formula="of:=IFERROR(  IFERROR(   VLOOKUP([.A40]; [items_equipment.A$1:.B$1048576]; 2; 0);   VLOOKUP([.A40]; [items_misc.A$1:.B$1048576]; 2; 0)   );  VLOOKUP([.A40]; [items_consumable.A$1:.B$1048576]; 2; 0)  )" office:value-type="string" office:string-value="Rogue hood" calcext:value-type="string">
            <text:p>Rogue hood</text:p>
          </table:table-cell>
          <table:table-cell office:value-type="string" calcext:value-type="string">
            <text:p>evil_eye</text:p>
          </table:table-cell>
          <table:table-cell table:formula="of:=VLOOKUP([.C40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40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9</text:p>
          </table:table-cell>
          <table:table-cell table:style-name="ce10" table:formula="of:=IFERROR(  IFERROR(   VLOOKUP([.A41]; [items_equipment.A$1:.B$1048576]; 2; 0);   VLOOKUP([.A41]; [items_misc.A$1:.B$1048576]; 2; 0)   );  VLOOKUP([.A41]; [items_consumable.A$1:.B$1048576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evil_eye</text:p>
          </table:table-cell>
          <table:table-cell table:formula="of:=VLOOKUP([.C41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41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9</text:p>
          </table:table-cell>
          <table:table-cell table:style-name="ce10" table:formula="of:=IFERROR(  IFERROR(   VLOOKUP([.A42]; [items_equipment.A$1:.B$1048576]; 2; 0);   VLOOKUP([.A42]; [items_misc.A$1:.B$1048576]; 2; 0)   );  VLOOKUP([.A42]; [items_consumable.A$1:.B$1048576]; 2; 0)  )" office:value-type="string" office:string-value="Rogue knife" calcext:value-type="string">
            <text:p>Rogue knife</text:p>
          </table:table-cell>
          <table:table-cell office:value-type="string" calcext:value-type="string">
            <text:p>evil_eye</text:p>
          </table:table-cell>
          <table:table-cell table:formula="of:=VLOOKUP([.C42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42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9</text:p>
          </table:table-cell>
          <table:table-cell table:style-name="ce10" table:formula="of:=IFERROR(  IFERROR(   VLOOKUP([.A43]; [items_equipment.A$1:.B$1048576]; 2; 0);   VLOOKUP([.A43]; [items_misc.A$1:.B$1048576]; 2; 0)   );  VLOOKUP([.A43]; [items_consumable.A$1:.B$1048576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evil_eye</text:p>
          </table:table-cell>
          <table:table-cell table:formula="of:=VLOOKUP([.C43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43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9</text:p>
          </table:table-cell>
          <table:table-cell table:style-name="ce10" table:formula="of:=IFERROR(  IFERROR(   VLOOKUP([.A44]; [items_equipment.A$1:.B$1048576]; 2; 0);   VLOOKUP([.A44]; [items_misc.A$1:.B$1048576]; 2; 0)   );  VLOOKUP([.A44]; [items_consumable.A$1:.B$1048576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evil_eye</text:p>
          </table:table-cell>
          <table:table-cell table:formula="of:=VLOOKUP([.C44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44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9</text:p>
          </table:table-cell>
          <table:table-cell table:style-name="ce10" table:formula="of:=IFERROR(  IFERROR(   VLOOKUP([.A45]; [items_equipment.A$1:.B$1048576]; 2; 0);   VLOOKUP([.A45]; [items_misc.A$1:.B$1048576]; 2; 0)   );  VLOOKUP([.A45]; [items_consumable.A$1:.B$1048576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evil_eye</text:p>
          </table:table-cell>
          <table:table-cell table:formula="of:=VLOOKUP([.C45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4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9</text:p>
          </table:table-cell>
          <table:table-cell table:style-name="ce10" table:formula="of:=IFERROR(  IFERROR(   VLOOKUP([.A46]; [items_equipment.A$1:.B$1048576]; 2; 0);   VLOOKUP([.A46]; [items_misc.A$1:.B$1048576]; 2; 0)   );  VLOOKUP([.A46]; [items_consumable.A$1:.B$1048576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evil_eye</text:p>
          </table:table-cell>
          <table:table-cell table:formula="of:=VLOOKUP([.C46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46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9</text:p>
          </table:table-cell>
          <table:table-cell table:style-name="ce10" table:formula="of:=IFERROR(  IFERROR(   VLOOKUP([.A47]; [items_equipment.A$1:.B$1048576]; 2; 0);   VLOOKUP([.A47]; [items_misc.A$1:.B$1048576]; 2; 0)   );  VLOOKUP([.A47]; [items_consumable.A$1:.B$1048576]; 2; 0)  )" office:value-type="string" office:string-value="Mage robe" calcext:value-type="string">
            <text:p>Mage robe</text:p>
          </table:table-cell>
          <table:table-cell office:value-type="string" calcext:value-type="string">
            <text:p>evil_eye</text:p>
          </table:table-cell>
          <table:table-cell table:formula="of:=VLOOKUP([.C47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47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9</text:p>
          </table:table-cell>
          <table:table-cell table:style-name="ce10" table:formula="of:=IFERROR(  IFERROR(   VLOOKUP([.A48]; [items_equipment.A$1:.B$1048576]; 2; 0);   VLOOKUP([.A48]; [items_misc.A$1:.B$1048576]; 2; 0)   );  VLOOKUP([.A48]; [items_consumable.A$1:.B$1048576]; 2; 0)  )" office:value-type="string" office:string-value="Mage hat" calcext:value-type="string">
            <text:p>Mage hat</text:p>
          </table:table-cell>
          <table:table-cell office:value-type="string" calcext:value-type="string">
            <text:p>evil_eye</text:p>
          </table:table-cell>
          <table:table-cell table:formula="of:=VLOOKUP([.C48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48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9</text:p>
          </table:table-cell>
          <table:table-cell table:style-name="ce10" table:formula="of:=IFERROR(  IFERROR(   VLOOKUP([.A49]; [items_equipment.A$1:.B$1048576]; 2; 0);   VLOOKUP([.A49]; [items_misc.A$1:.B$1048576]; 2; 0)   );  VLOOKUP([.A49]; [items_consumable.A$1:.B$1048576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evil_eye</text:p>
          </table:table-cell>
          <table:table-cell table:formula="of:=VLOOKUP([.C49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49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9</text:p>
          </table:table-cell>
          <table:table-cell table:style-name="ce10" table:formula="of:=IFERROR(  IFERROR(   VLOOKUP([.A50]; [items_equipment.A$1:.B$1048576]; 2; 0);   VLOOKUP([.A50]; [items_misc.A$1:.B$1048576]; 2; 0)   );  VLOOKUP([.A50]; [items_consumable.A$1:.B$1048576]; 2; 0)  )" office:value-type="string" office:string-value="Mage wand" calcext:value-type="string">
            <text:p>Mage wand</text:p>
          </table:table-cell>
          <table:table-cell office:value-type="string" calcext:value-type="string">
            <text:p>evil_eye</text:p>
          </table:table-cell>
          <table:table-cell table:formula="of:=VLOOKUP([.C50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50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51]; [items_equipment.A$1:.B$1048576]; 2; 0);   VLOOKUP([.A51]; [items_misc.A$1:.B$1048576]; 2; 0)   );  VLOOKUP([.A51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evil_eye</text:p>
          </table:table-cell>
          <table:table-cell table:formula="of:=VLOOKUP([.C51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51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10" table:formula="of:=IFERROR(  IFERROR(   VLOOKUP([.A52]; [items_equipment.A$1:.B$1048576]; 2; 0);   VLOOKUP([.A52]; [items_misc.A$1:.B$1048576]; 2; 0)   );  VLOOKUP([.A52]; [items_consumable.A$1:.B$1048576]; 2; 0)  )" office:value-type="string" office:string-value="White cloak" calcext:value-type="string">
            <text:p>White cloak</text:p>
          </table:table-cell>
          <table:table-cell office:value-type="string" calcext:value-type="string">
            <text:p>evil_eye</text:p>
          </table:table-cell>
          <table:table-cell table:formula="of:=VLOOKUP([.C52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52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10" table:formula="of:=IFERROR(  IFERROR(   VLOOKUP([.A53]; [items_equipment.A$1:.B$1048576]; 2; 0);   VLOOKUP([.A53]; [items_misc.A$1:.B$1048576]; 2; 0)   );  VLOOKUP([.A53]; [items_consumable.A$1:.B$1048576]; 2; 0)  )" office:value-type="string" office:string-value="Mitre" calcext:value-type="string">
            <text:p>Mitre</text:p>
          </table:table-cell>
          <table:table-cell office:value-type="string" calcext:value-type="string">
            <text:p>evil_eye</text:p>
          </table:table-cell>
          <table:table-cell table:formula="of:=VLOOKUP([.C53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53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10" table:formula="of:=IFERROR(  IFERROR(   VLOOKUP([.A54]; [items_equipment.A$1:.B$1048576]; 2; 0);   VLOOKUP([.A54]; [items_misc.A$1:.B$1048576]; 2; 0)   );  VLOOKUP([.A54]; [items_consumable.A$1:.B$1048576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evil_eye</text:p>
          </table:table-cell>
          <table:table-cell table:formula="of:=VLOOKUP([.C54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54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10" table:formula="of:=IFERROR(  IFERROR(   VLOOKUP([.A55]; [items_equipment.A$1:.B$1048576]; 2; 0);   VLOOKUP([.A55]; [items_misc.A$1:.B$1048576]; 2; 0)   );  VLOOKUP([.A55]; [items_consumable.A$1:.B$1048576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evil_eye</text:p>
          </table:table-cell>
          <table:table-cell table:formula="of:=VLOOKUP([.C55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5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56]; [items_equipment.A$1:.B$1048576]; 2; 0);   VLOOKUP([.A56]; [items_misc.A$1:.B$1048576]; 2; 0)   );  VLOOKUP([.A56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green_slime</text:p>
          </table:table-cell>
          <table:table-cell table:formula="of:=VLOOKUP([.C56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5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10" table:formula="of:=IFERROR(  IFERROR(   VLOOKUP([.A57]; [items_equipment.A$1:.B$1048576]; 2; 0);   VLOOKUP([.A57]; [items_misc.A$1:.B$1048576]; 2; 0)   );  VLOOKUP([.A57]; [items_consumable.A$1:.B$1048576]; 2; 0)  )" office:value-type="string" office:string-value="Cloth shirt" calcext:value-type="string">
            <text:p>Cloth shirt</text:p>
          </table:table-cell>
          <table:table-cell office:value-type="string" calcext:value-type="string">
            <text:p>green_slime</text:p>
          </table:table-cell>
          <table:table-cell table:formula="of:=VLOOKUP([.C57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5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10" table:formula="of:=IFERROR(  IFERROR(   VLOOKUP([.A58]; [items_equipment.A$1:.B$1048576]; 2; 0);   VLOOKUP([.A58]; [items_misc.A$1:.B$1048576]; 2; 0)   );  VLOOKUP([.A58]; [items_consumable.A$1:.B$1048576]; 2; 0)  )" office:value-type="string" office:string-value="Cloth hood" calcext:value-type="string">
            <text:p>Cloth hood</text:p>
          </table:table-cell>
          <table:table-cell office:value-type="string" calcext:value-type="string">
            <text:p>green_slime</text:p>
          </table:table-cell>
          <table:table-cell table:formula="of:=VLOOKUP([.C58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5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10" table:formula="of:=IFERROR(  IFERROR(   VLOOKUP([.A59]; [items_equipment.A$1:.B$1048576]; 2; 0);   VLOOKUP([.A59]; [items_misc.A$1:.B$1048576]; 2; 0)   );  VLOOKUP([.A59]; [items_consumable.A$1:.B$1048576]; 2; 0)  )" office:value-type="string" office:string-value="Dagger" calcext:value-type="string">
            <text:p>Dagger</text:p>
          </table:table-cell>
          <table:table-cell office:value-type="string" calcext:value-type="string">
            <text:p>green_slime</text:p>
          </table:table-cell>
          <table:table-cell table:formula="of:=VLOOKUP([.C59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5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10" table:formula="of:=IFERROR(  IFERROR(   VLOOKUP([.A60]; [items_equipment.A$1:.B$1048576]; 2; 0);   VLOOKUP([.A60]; [items_misc.A$1:.B$1048576]; 2; 0)   );  VLOOKUP([.A60]; [items_consumable.A$1:.B$1048576]; 2; 0)  )" office:value-type="string" office:string-value="Knife" calcext:value-type="string">
            <text:p>Knife</text:p>
          </table:table-cell>
          <table:table-cell office:value-type="string" calcext:value-type="string">
            <text:p>green_slime</text:p>
          </table:table-cell>
          <table:table-cell table:formula="of:=VLOOKUP([.C60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6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10" table:formula="of:=IFERROR(  IFERROR(   VLOOKUP([.A61]; [items_equipment.A$1:.B$1048576]; 2; 0);   VLOOKUP([.A61]; [items_misc.A$1:.B$1048576]; 2; 0)   );  VLOOKUP([.A61]; [items_consumable.A$1:.B$1048576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green_slime</text:p>
          </table:table-cell>
          <table:table-cell table:formula="of:=VLOOKUP([.C61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6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10" table:formula="of:=IFERROR(  IFERROR(   VLOOKUP([.A62]; [items_equipment.A$1:.B$1048576]; 2; 0);   VLOOKUP([.A62]; [items_misc.A$1:.B$1048576]; 2; 0)   );  VLOOKUP([.A62]; [items_consumable.A$1:.B$1048576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green_slime</text:p>
          </table:table-cell>
          <table:table-cell table:formula="of:=VLOOKUP([.C62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6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10" table:formula="of:=IFERROR(  IFERROR(   VLOOKUP([.A63]; [items_equipment.A$1:.B$1048576]; 2; 0);   VLOOKUP([.A63]; [items_misc.A$1:.B$1048576]; 2; 0)   );  VLOOKUP([.A63]; [items_consumable.A$1:.B$1048576]; 2; 0)  )" office:value-type="string" office:string-value="Shield" calcext:value-type="string">
            <text:p>Shield</text:p>
          </table:table-cell>
          <table:table-cell office:value-type="string" calcext:value-type="string">
            <text:p>green_slime</text:p>
          </table:table-cell>
          <table:table-cell table:formula="of:=VLOOKUP([.C63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6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10" table:formula="of:=IFERROR(  IFERROR(   VLOOKUP([.A64]; [items_equipment.A$1:.B$1048576]; 2; 0);   VLOOKUP([.A64]; [items_misc.A$1:.B$1048576]; 2; 0)   );  VLOOKUP([.A64]; [items_consumable.A$1:.B$1048576]; 2; 0)  )" office:value-type="string" office:string-value="Spear" calcext:value-type="string">
            <text:p>Spear</text:p>
          </table:table-cell>
          <table:table-cell office:value-type="string" calcext:value-type="string">
            <text:p>green_slime</text:p>
          </table:table-cell>
          <table:table-cell table:formula="of:=VLOOKUP([.C64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6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10" table:formula="of:=IFERROR(  IFERROR(   VLOOKUP([.A65]; [items_equipment.A$1:.B$1048576]; 2; 0);   VLOOKUP([.A65]; [items_misc.A$1:.B$1048576]; 2; 0)   );  VLOOKUP([.A65]; [items_consumable.A$1:.B$1048576]; 2; 0)  )" office:value-type="string" office:string-value="Fine robe" calcext:value-type="string">
            <text:p>Fine robe</text:p>
          </table:table-cell>
          <table:table-cell office:value-type="string" calcext:value-type="string">
            <text:p>green_slime</text:p>
          </table:table-cell>
          <table:table-cell table:formula="of:=VLOOKUP([.C65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6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10" table:formula="of:=IFERROR(  IFERROR(   VLOOKUP([.A66]; [items_equipment.A$1:.B$1048576]; 2; 0);   VLOOKUP([.A66]; [items_misc.A$1:.B$1048576]; 2; 0)   );  VLOOKUP([.A66]; [items_consumable.A$1:.B$1048576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green_slime</text:p>
          </table:table-cell>
          <table:table-cell table:formula="of:=VLOOKUP([.C66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6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10" table:formula="of:=IFERROR(  IFERROR(   VLOOKUP([.A67]; [items_equipment.A$1:.B$1048576]; 2; 0);   VLOOKUP([.A67]; [items_misc.A$1:.B$1048576]; 2; 0)   );  VLOOKUP([.A67]; [items_consumable.A$1:.B$1048576]; 2; 0)  )" office:value-type="string" office:string-value="Notebook" calcext:value-type="string">
            <text:p>Notebook</text:p>
          </table:table-cell>
          <table:table-cell office:value-type="string" calcext:value-type="string">
            <text:p>green_slime</text:p>
          </table:table-cell>
          <table:table-cell table:formula="of:=VLOOKUP([.C67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6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10" table:formula="of:=IFERROR(  IFERROR(   VLOOKUP([.A68]; [items_equipment.A$1:.B$1048576]; 2; 0);   VLOOKUP([.A68]; [items_misc.A$1:.B$1048576]; 2; 0)   );  VLOOKUP([.A68]; [items_consumable.A$1:.B$1048576]; 2; 0)  )" office:value-type="string" office:string-value="Simple wand" calcext:value-type="string">
            <text:p>Simple wand</text:p>
          </table:table-cell>
          <table:table-cell office:value-type="string" calcext:value-type="string">
            <text:p>green_slime</text:p>
          </table:table-cell>
          <table:table-cell table:formula="of:=VLOOKUP([.C68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6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69]; [items_equipment.A$1:.B$1048576]; 2; 0);   VLOOKUP([.A69]; [items_misc.A$1:.B$1048576]; 2; 0)   );  VLOOKUP([.A69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green_slime</text:p>
          </table:table-cell>
          <table:table-cell table:formula="of:=VLOOKUP([.C69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6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10" table:formula="of:=IFERROR(  IFERROR(   VLOOKUP([.A70]; [items_equipment.A$1:.B$1048576]; 2; 0);   VLOOKUP([.A70]; [items_misc.A$1:.B$1048576]; 2; 0)   );  VLOOKUP([.A70]; [items_consumable.A$1:.B$1048576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green_slime</text:p>
          </table:table-cell>
          <table:table-cell table:formula="of:=VLOOKUP([.C70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7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10" table:formula="of:=IFERROR(  IFERROR(   VLOOKUP([.A71]; [items_equipment.A$1:.B$1048576]; 2; 0);   VLOOKUP([.A71]; [items_misc.A$1:.B$1048576]; 2; 0)   );  VLOOKUP([.A71]; [items_consumable.A$1:.B$1048576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green_slime</text:p>
          </table:table-cell>
          <table:table-cell table:formula="of:=VLOOKUP([.C71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7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10" table:formula="of:=IFERROR(  IFERROR(   VLOOKUP([.A72]; [items_equipment.A$1:.B$1048576]; 2; 0);   VLOOKUP([.A72]; [items_misc.A$1:.B$1048576]; 2; 0)   );  VLOOKUP([.A72]; [items_consumable.A$1:.B$1048576]; 2; 0)  )" office:value-type="string" office:string-value="Sigil" calcext:value-type="string">
            <text:p>Sigil</text:p>
          </table:table-cell>
          <table:table-cell office:value-type="string" calcext:value-type="string">
            <text:p>green_slime</text:p>
          </table:table-cell>
          <table:table-cell table:formula="of:=VLOOKUP([.C72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7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10" table:formula="of:=IFERROR(  IFERROR(   VLOOKUP([.A73]; [items_equipment.A$1:.B$1048576]; 2; 0);   VLOOKUP([.A73]; [items_misc.A$1:.B$1048576]; 2; 0)   );  VLOOKUP([.A73]; [items_consumable.A$1:.B$1048576]; 2; 0)  )" office:value-type="string" office:string-value="Holy emblem" calcext:value-type="string">
            <text:p>Holy emblem</text:p>
          </table:table-cell>
          <table:table-cell office:value-type="string" calcext:value-type="string">
            <text:p>green_slime</text:p>
          </table:table-cell>
          <table:table-cell table:formula="of:=VLOOKUP([.C73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7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74]; [items_equipment.A$1:.B$1048576]; 2; 0);   VLOOKUP([.A74]; [items_misc.A$1:.B$1048576]; 2; 0)   );  VLOOKUP([.A74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horned_mushroom</text:p>
          </table:table-cell>
          <table:table-cell table:formula="of:=VLOOKUP([.C74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74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9</text:p>
          </table:table-cell>
          <table:table-cell table:style-name="ce10" table:formula="of:=IFERROR(  IFERROR(   VLOOKUP([.A75]; [items_equipment.A$1:.B$1048576]; 2; 0);   VLOOKUP([.A75]; [items_misc.A$1:.B$1048576]; 2; 0)   );  VLOOKUP([.A75]; [items_consumable.A$1:.B$1048576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horned_mushroom</text:p>
          </table:table-cell>
          <table:table-cell table:formula="of:=VLOOKUP([.C75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7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9</text:p>
          </table:table-cell>
          <table:table-cell table:style-name="ce10" table:formula="of:=IFERROR(  IFERROR(   VLOOKUP([.A76]; [items_equipment.A$1:.B$1048576]; 2; 0);   VLOOKUP([.A76]; [items_misc.A$1:.B$1048576]; 2; 0)   );  VLOOKUP([.A76]; [items_consumable.A$1:.B$1048576]; 2; 0)  )" office:value-type="string" office:string-value="Rogue hood" calcext:value-type="string">
            <text:p>Rogue hood</text:p>
          </table:table-cell>
          <table:table-cell office:value-type="string" calcext:value-type="string">
            <text:p>horned_mushroom</text:p>
          </table:table-cell>
          <table:table-cell table:formula="of:=VLOOKUP([.C76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76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9</text:p>
          </table:table-cell>
          <table:table-cell table:style-name="ce10" table:formula="of:=IFERROR(  IFERROR(   VLOOKUP([.A77]; [items_equipment.A$1:.B$1048576]; 2; 0);   VLOOKUP([.A77]; [items_misc.A$1:.B$1048576]; 2; 0)   );  VLOOKUP([.A77]; [items_consumable.A$1:.B$1048576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horned_mushroom</text:p>
          </table:table-cell>
          <table:table-cell table:formula="of:=VLOOKUP([.C77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77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9</text:p>
          </table:table-cell>
          <table:table-cell table:style-name="ce10" table:formula="of:=IFERROR(  IFERROR(   VLOOKUP([.A78]; [items_equipment.A$1:.B$1048576]; 2; 0);   VLOOKUP([.A78]; [items_misc.A$1:.B$1048576]; 2; 0)   );  VLOOKUP([.A78]; [items_consumable.A$1:.B$1048576]; 2; 0)  )" office:value-type="string" office:string-value="Rogue knife" calcext:value-type="string">
            <text:p>Rogue knife</text:p>
          </table:table-cell>
          <table:table-cell office:value-type="string" calcext:value-type="string">
            <text:p>horned_mushroom</text:p>
          </table:table-cell>
          <table:table-cell table:formula="of:=VLOOKUP([.C78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78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9</text:p>
          </table:table-cell>
          <table:table-cell table:style-name="ce10" table:formula="of:=IFERROR(  IFERROR(   VLOOKUP([.A79]; [items_equipment.A$1:.B$1048576]; 2; 0);   VLOOKUP([.A79]; [items_misc.A$1:.B$1048576]; 2; 0)   );  VLOOKUP([.A79]; [items_consumable.A$1:.B$1048576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horned_mushroom</text:p>
          </table:table-cell>
          <table:table-cell table:formula="of:=VLOOKUP([.C79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79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9</text:p>
          </table:table-cell>
          <table:table-cell table:style-name="ce10" table:formula="of:=IFERROR(  IFERROR(   VLOOKUP([.A80]; [items_equipment.A$1:.B$1048576]; 2; 0);   VLOOKUP([.A80]; [items_misc.A$1:.B$1048576]; 2; 0)   );  VLOOKUP([.A80]; [items_consumable.A$1:.B$1048576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horned_mushroom</text:p>
          </table:table-cell>
          <table:table-cell table:formula="of:=VLOOKUP([.C80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80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9</text:p>
          </table:table-cell>
          <table:table-cell table:style-name="ce10" table:formula="of:=IFERROR(  IFERROR(   VLOOKUP([.A81]; [items_equipment.A$1:.B$1048576]; 2; 0);   VLOOKUP([.A81]; [items_misc.A$1:.B$1048576]; 2; 0)   );  VLOOKUP([.A81]; [items_consumable.A$1:.B$1048576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horned_mushroom</text:p>
          </table:table-cell>
          <table:table-cell table:formula="of:=VLOOKUP([.C81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81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9</text:p>
          </table:table-cell>
          <table:table-cell table:style-name="ce10" table:formula="of:=IFERROR(  IFERROR(   VLOOKUP([.A82]; [items_equipment.A$1:.B$1048576]; 2; 0);   VLOOKUP([.A82]; [items_misc.A$1:.B$1048576]; 2; 0)   );  VLOOKUP([.A82]; [items_consumable.A$1:.B$1048576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horned_mushroom</text:p>
          </table:table-cell>
          <table:table-cell table:formula="of:=VLOOKUP([.C82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82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9</text:p>
          </table:table-cell>
          <table:table-cell table:style-name="ce10" table:formula="of:=IFERROR(  IFERROR(   VLOOKUP([.A83]; [items_equipment.A$1:.B$1048576]; 2; 0);   VLOOKUP([.A83]; [items_misc.A$1:.B$1048576]; 2; 0)   );  VLOOKUP([.A83]; [items_consumable.A$1:.B$1048576]; 2; 0)  )" office:value-type="string" office:string-value="Mage robe" calcext:value-type="string">
            <text:p>Mage robe</text:p>
          </table:table-cell>
          <table:table-cell office:value-type="string" calcext:value-type="string">
            <text:p>horned_mushroom</text:p>
          </table:table-cell>
          <table:table-cell table:formula="of:=VLOOKUP([.C83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83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9</text:p>
          </table:table-cell>
          <table:table-cell table:style-name="ce10" table:formula="of:=IFERROR(  IFERROR(   VLOOKUP([.A84]; [items_equipment.A$1:.B$1048576]; 2; 0);   VLOOKUP([.A84]; [items_misc.A$1:.B$1048576]; 2; 0)   );  VLOOKUP([.A84]; [items_consumable.A$1:.B$1048576]; 2; 0)  )" office:value-type="string" office:string-value="Mage hat" calcext:value-type="string">
            <text:p>Mage hat</text:p>
          </table:table-cell>
          <table:table-cell office:value-type="string" calcext:value-type="string">
            <text:p>horned_mushroom</text:p>
          </table:table-cell>
          <table:table-cell table:formula="of:=VLOOKUP([.C84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84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9</text:p>
          </table:table-cell>
          <table:table-cell table:style-name="ce10" table:formula="of:=IFERROR(  IFERROR(   VLOOKUP([.A85]; [items_equipment.A$1:.B$1048576]; 2; 0);   VLOOKUP([.A85]; [items_misc.A$1:.B$1048576]; 2; 0)   );  VLOOKUP([.A85]; [items_consumable.A$1:.B$1048576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horned_mushroom</text:p>
          </table:table-cell>
          <table:table-cell table:formula="of:=VLOOKUP([.C85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8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9</text:p>
          </table:table-cell>
          <table:table-cell table:style-name="ce10" table:formula="of:=IFERROR(  IFERROR(   VLOOKUP([.A86]; [items_equipment.A$1:.B$1048576]; 2; 0);   VLOOKUP([.A86]; [items_misc.A$1:.B$1048576]; 2; 0)   );  VLOOKUP([.A86]; [items_consumable.A$1:.B$1048576]; 2; 0)  )" office:value-type="string" office:string-value="Mage wand" calcext:value-type="string">
            <text:p>Mage wand</text:p>
          </table:table-cell>
          <table:table-cell office:value-type="string" calcext:value-type="string">
            <text:p>horned_mushroom</text:p>
          </table:table-cell>
          <table:table-cell table:formula="of:=VLOOKUP([.C86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86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87]; [items_equipment.A$1:.B$1048576]; 2; 0);   VLOOKUP([.A87]; [items_misc.A$1:.B$1048576]; 2; 0)   );  VLOOKUP([.A87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horned_mushroom</text:p>
          </table:table-cell>
          <table:table-cell table:formula="of:=VLOOKUP([.C87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87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10" table:formula="of:=IFERROR(  IFERROR(   VLOOKUP([.A88]; [items_equipment.A$1:.B$1048576]; 2; 0);   VLOOKUP([.A88]; [items_misc.A$1:.B$1048576]; 2; 0)   );  VLOOKUP([.A88]; [items_consumable.A$1:.B$1048576]; 2; 0)  )" office:value-type="string" office:string-value="White cloak" calcext:value-type="string">
            <text:p>White cloak</text:p>
          </table:table-cell>
          <table:table-cell office:value-type="string" calcext:value-type="string">
            <text:p>horned_mushroom</text:p>
          </table:table-cell>
          <table:table-cell table:formula="of:=VLOOKUP([.C88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88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10" table:formula="of:=IFERROR(  IFERROR(   VLOOKUP([.A89]; [items_equipment.A$1:.B$1048576]; 2; 0);   VLOOKUP([.A89]; [items_misc.A$1:.B$1048576]; 2; 0)   );  VLOOKUP([.A89]; [items_consumable.A$1:.B$1048576]; 2; 0)  )" office:value-type="string" office:string-value="Mitre" calcext:value-type="string">
            <text:p>Mitre</text:p>
          </table:table-cell>
          <table:table-cell office:value-type="string" calcext:value-type="string">
            <text:p>horned_mushroom</text:p>
          </table:table-cell>
          <table:table-cell table:formula="of:=VLOOKUP([.C89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89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10" table:formula="of:=IFERROR(  IFERROR(   VLOOKUP([.A90]; [items_equipment.A$1:.B$1048576]; 2; 0);   VLOOKUP([.A90]; [items_misc.A$1:.B$1048576]; 2; 0)   );  VLOOKUP([.A90]; [items_consumable.A$1:.B$1048576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horned_mushroom</text:p>
          </table:table-cell>
          <table:table-cell table:formula="of:=VLOOKUP([.C90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90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10" table:formula="of:=IFERROR(  IFERROR(   VLOOKUP([.A91]; [items_equipment.A$1:.B$1048576]; 2; 0);   VLOOKUP([.A91]; [items_misc.A$1:.B$1048576]; 2; 0)   );  VLOOKUP([.A91]; [items_consumable.A$1:.B$1048576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horned_mushroom</text:p>
          </table:table-cell>
          <table:table-cell table:formula="of:=VLOOKUP([.C91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91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92]; [items_equipment.A$1:.B$1048576]; 2; 0);   VLOOKUP([.A92]; [items_misc.A$1:.B$1048576]; 2; 0)   );  VLOOKUP([.A92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octopus</text:p>
          </table:table-cell>
          <table:table-cell table:formula="of:=VLOOKUP([.C92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9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10" table:formula="of:=IFERROR(  IFERROR(   VLOOKUP([.A93]; [items_equipment.A$1:.B$1048576]; 2; 0);   VLOOKUP([.A93]; [items_misc.A$1:.B$1048576]; 2; 0)   );  VLOOKUP([.A93]; [items_consumable.A$1:.B$1048576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octopus</text:p>
          </table:table-cell>
          <table:table-cell table:formula="of:=VLOOKUP([.C93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9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10" table:formula="of:=IFERROR(  IFERROR(   VLOOKUP([.A94]; [items_equipment.A$1:.B$1048576]; 2; 0);   VLOOKUP([.A94]; [items_misc.A$1:.B$1048576]; 2; 0)   );  VLOOKUP([.A94]; [items_consumable.A$1:.B$1048576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octopus</text:p>
          </table:table-cell>
          <table:table-cell table:formula="of:=VLOOKUP([.C94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9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10" table:formula="of:=IFERROR(  IFERROR(   VLOOKUP([.A95]; [items_equipment.A$1:.B$1048576]; 2; 0);   VLOOKUP([.A95]; [items_misc.A$1:.B$1048576]; 2; 0)   );  VLOOKUP([.A95]; [items_consumable.A$1:.B$1048576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octopus</text:p>
          </table:table-cell>
          <table:table-cell table:formula="of:=VLOOKUP([.C95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9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10" table:formula="of:=IFERROR(  IFERROR(   VLOOKUP([.A96]; [items_equipment.A$1:.B$1048576]; 2; 0);   VLOOKUP([.A96]; [items_misc.A$1:.B$1048576]; 2; 0)   );  VLOOKUP([.A96]; [items_consumable.A$1:.B$1048576]; 2; 0)  )" office:value-type="string" office:string-value="Short sword" calcext:value-type="string">
            <text:p>Short sword</text:p>
          </table:table-cell>
          <table:table-cell office:value-type="string" calcext:value-type="string">
            <text:p>octopus</text:p>
          </table:table-cell>
          <table:table-cell table:formula="of:=VLOOKUP([.C96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9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10" table:formula="of:=IFERROR(  IFERROR(   VLOOKUP([.A97]; [items_equipment.A$1:.B$1048576]; 2; 0);   VLOOKUP([.A97]; [items_misc.A$1:.B$1048576]; 2; 0)   );  VLOOKUP([.A97]; [items_consumable.A$1:.B$1048576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octopus</text:p>
          </table:table-cell>
          <table:table-cell table:formula="of:=VLOOKUP([.C97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9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10" table:formula="of:=IFERROR(  IFERROR(   VLOOKUP([.A98]; [items_equipment.A$1:.B$1048576]; 2; 0);   VLOOKUP([.A98]; [items_misc.A$1:.B$1048576]; 2; 0)   );  VLOOKUP([.A98]; [items_consumable.A$1:.B$1048576]; 2; 0)  )" office:value-type="string" office:string-value="Iron cap" calcext:value-type="string">
            <text:p>Iron cap</text:p>
          </table:table-cell>
          <table:table-cell office:value-type="string" calcext:value-type="string">
            <text:p>octopus</text:p>
          </table:table-cell>
          <table:table-cell table:formula="of:=VLOOKUP([.C98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9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10" table:formula="of:=IFERROR(  IFERROR(   VLOOKUP([.A99]; [items_equipment.A$1:.B$1048576]; 2; 0);   VLOOKUP([.A99]; [items_misc.A$1:.B$1048576]; 2; 0)   );  VLOOKUP([.A99]; [items_consumable.A$1:.B$1048576]; 2; 0)  )" office:value-type="string" office:string-value="Iron shield" calcext:value-type="string">
            <text:p>Iron shield</text:p>
          </table:table-cell>
          <table:table-cell office:value-type="string" calcext:value-type="string">
            <text:p>octopus</text:p>
          </table:table-cell>
          <table:table-cell table:formula="of:=VLOOKUP([.C99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9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10" table:formula="of:=IFERROR(  IFERROR(   VLOOKUP([.A100]; [items_equipment.A$1:.B$1048576]; 2; 0);   VLOOKUP([.A100]; [items_misc.A$1:.B$1048576]; 2; 0)   );  VLOOKUP([.A100]; [items_consumable.A$1:.B$1048576]; 2; 0)  )" office:value-type="string" office:string-value="Longsword" calcext:value-type="string">
            <text:p>Longsword</text:p>
          </table:table-cell>
          <table:table-cell office:value-type="string" calcext:value-type="string">
            <text:p>octopus</text:p>
          </table:table-cell>
          <table:table-cell table:formula="of:=VLOOKUP([.C100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0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10" table:formula="of:=IFERROR(  IFERROR(   VLOOKUP([.A101]; [items_equipment.A$1:.B$1048576]; 2; 0);   VLOOKUP([.A101]; [items_misc.A$1:.B$1048576]; 2; 0)   );  VLOOKUP([.A101]; [items_consumable.A$1:.B$1048576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octopus</text:p>
          </table:table-cell>
          <table:table-cell table:formula="of:=VLOOKUP([.C101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0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10" table:formula="of:=IFERROR(  IFERROR(   VLOOKUP([.A102]; [items_equipment.A$1:.B$1048576]; 2; 0);   VLOOKUP([.A102]; [items_misc.A$1:.B$1048576]; 2; 0)   );  VLOOKUP([.A102]; [items_consumable.A$1:.B$1048576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octopus</text:p>
          </table:table-cell>
          <table:table-cell table:formula="of:=VLOOKUP([.C102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0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10" table:formula="of:=IFERROR(  IFERROR(   VLOOKUP([.A103]; [items_equipment.A$1:.B$1048576]; 2; 0);   VLOOKUP([.A103]; [items_misc.A$1:.B$1048576]; 2; 0)   );  VLOOKUP([.A103]; [items_consumable.A$1:.B$1048576]; 2; 0)  )" office:value-type="string" office:string-value="Book" calcext:value-type="string">
            <text:p>Book</text:p>
          </table:table-cell>
          <table:table-cell office:value-type="string" calcext:value-type="string">
            <text:p>octopus</text:p>
          </table:table-cell>
          <table:table-cell table:formula="of:=VLOOKUP([.C103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0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10" table:formula="of:=IFERROR(  IFERROR(   VLOOKUP([.A104]; [items_equipment.A$1:.B$1048576]; 2; 0);   VLOOKUP([.A104]; [items_misc.A$1:.B$1048576]; 2; 0)   );  VLOOKUP([.A104]; [items_consumable.A$1:.B$1048576]; 2; 0)  )" office:value-type="string" office:string-value="Wand" calcext:value-type="string">
            <text:p>Wand</text:p>
          </table:table-cell>
          <table:table-cell office:value-type="string" calcext:value-type="string">
            <text:p>octopus</text:p>
          </table:table-cell>
          <table:table-cell table:formula="of:=VLOOKUP([.C104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0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105]; [items_equipment.A$1:.B$1048576]; 2; 0);   VLOOKUP([.A105]; [items_misc.A$1:.B$1048576]; 2; 0)   );  VLOOKUP([.A105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octopus</text:p>
          </table:table-cell>
          <table:table-cell table:formula="of:=VLOOKUP([.C105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0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10" table:formula="of:=IFERROR(  IFERROR(   VLOOKUP([.A106]; [items_equipment.A$1:.B$1048576]; 2; 0);   VLOOKUP([.A106]; [items_misc.A$1:.B$1048576]; 2; 0)   );  VLOOKUP([.A106]; [items_consumable.A$1:.B$1048576]; 2; 0)  )" office:value-type="string" office:string-value="White robe" calcext:value-type="string">
            <text:p>White robe</text:p>
          </table:table-cell>
          <table:table-cell office:value-type="string" calcext:value-type="string">
            <text:p>octopus</text:p>
          </table:table-cell>
          <table:table-cell table:formula="of:=VLOOKUP([.C106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0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10" table:formula="of:=IFERROR(  IFERROR(   VLOOKUP([.A107]; [items_equipment.A$1:.B$1048576]; 2; 0);   VLOOKUP([.A107]; [items_misc.A$1:.B$1048576]; 2; 0)   );  VLOOKUP([.A107]; [items_consumable.A$1:.B$1048576]; 2; 0)  )" office:value-type="string" office:string-value="Circlet" calcext:value-type="string">
            <text:p>Circlet</text:p>
          </table:table-cell>
          <table:table-cell office:value-type="string" calcext:value-type="string">
            <text:p>octopus</text:p>
          </table:table-cell>
          <table:table-cell table:formula="of:=VLOOKUP([.C107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0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10" table:formula="of:=IFERROR(  IFERROR(   VLOOKUP([.A108]; [items_equipment.A$1:.B$1048576]; 2; 0);   VLOOKUP([.A108]; [items_misc.A$1:.B$1048576]; 2; 0)   );  VLOOKUP([.A108]; [items_consumable.A$1:.B$1048576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octopus</text:p>
          </table:table-cell>
          <table:table-cell table:formula="of:=VLOOKUP([.C108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0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10" table:formula="of:=IFERROR(  IFERROR(   VLOOKUP([.A109]; [items_equipment.A$1:.B$1048576]; 2; 0);   VLOOKUP([.A109]; [items_misc.A$1:.B$1048576]; 2; 0)   );  VLOOKUP([.A109]; [items_consumable.A$1:.B$1048576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octopus</text:p>
          </table:table-cell>
          <table:table-cell table:formula="of:=VLOOKUP([.C109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0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110]; [items_equipment.A$1:.B$1048576]; 2; 0);   VLOOKUP([.A110]; [items_misc.A$1:.B$1048576]; 2; 0)   );  VLOOKUP([.A110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orange mushroom</text:p>
          </table:table-cell>
          <table:table-cell table:formula="of:=VLOOKUP([.C110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1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10" table:formula="of:=IFERROR(  IFERROR(   VLOOKUP([.A111]; [items_equipment.A$1:.B$1048576]; 2; 0);   VLOOKUP([.A111]; [items_misc.A$1:.B$1048576]; 2; 0)   );  VLOOKUP([.A111]; [items_consumable.A$1:.B$1048576]; 2; 0)  )" office:value-type="string" office:string-value="Cloth shirt" calcext:value-type="string">
            <text:p>Cloth shirt</text:p>
          </table:table-cell>
          <table:table-cell office:value-type="string" calcext:value-type="string">
            <text:p>orange mushroom</text:p>
          </table:table-cell>
          <table:table-cell table:formula="of:=VLOOKUP([.C111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1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10" table:formula="of:=IFERROR(  IFERROR(   VLOOKUP([.A112]; [items_equipment.A$1:.B$1048576]; 2; 0);   VLOOKUP([.A112]; [items_misc.A$1:.B$1048576]; 2; 0)   );  VLOOKUP([.A112]; [items_consumable.A$1:.B$1048576]; 2; 0)  )" office:value-type="string" office:string-value="Cloth hood" calcext:value-type="string">
            <text:p>Cloth hood</text:p>
          </table:table-cell>
          <table:table-cell office:value-type="string" calcext:value-type="string">
            <text:p>orange mushroom</text:p>
          </table:table-cell>
          <table:table-cell table:formula="of:=VLOOKUP([.C112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1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10" table:formula="of:=IFERROR(  IFERROR(   VLOOKUP([.A113]; [items_equipment.A$1:.B$1048576]; 2; 0);   VLOOKUP([.A113]; [items_misc.A$1:.B$1048576]; 2; 0)   );  VLOOKUP([.A113]; [items_consumable.A$1:.B$1048576]; 2; 0)  )" office:value-type="string" office:string-value="Dagger" calcext:value-type="string">
            <text:p>Dagger</text:p>
          </table:table-cell>
          <table:table-cell office:value-type="string" calcext:value-type="string">
            <text:p>orange mushroom</text:p>
          </table:table-cell>
          <table:table-cell table:formula="of:=VLOOKUP([.C113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1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10" table:formula="of:=IFERROR(  IFERROR(   VLOOKUP([.A114]; [items_equipment.A$1:.B$1048576]; 2; 0);   VLOOKUP([.A114]; [items_misc.A$1:.B$1048576]; 2; 0)   );  VLOOKUP([.A114]; [items_consumable.A$1:.B$1048576]; 2; 0)  )" office:value-type="string" office:string-value="Knife" calcext:value-type="string">
            <text:p>Knife</text:p>
          </table:table-cell>
          <table:table-cell office:value-type="string" calcext:value-type="string">
            <text:p>orange mushroom</text:p>
          </table:table-cell>
          <table:table-cell table:formula="of:=VLOOKUP([.C114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1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10" table:formula="of:=IFERROR(  IFERROR(   VLOOKUP([.A115]; [items_equipment.A$1:.B$1048576]; 2; 0);   VLOOKUP([.A115]; [items_misc.A$1:.B$1048576]; 2; 0)   );  VLOOKUP([.A115]; [items_consumable.A$1:.B$1048576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orange mushroom</text:p>
          </table:table-cell>
          <table:table-cell table:formula="of:=VLOOKUP([.C115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1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10" table:formula="of:=IFERROR(  IFERROR(   VLOOKUP([.A116]; [items_equipment.A$1:.B$1048576]; 2; 0);   VLOOKUP([.A116]; [items_misc.A$1:.B$1048576]; 2; 0)   );  VLOOKUP([.A116]; [items_consumable.A$1:.B$1048576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orange mushroom</text:p>
          </table:table-cell>
          <table:table-cell table:formula="of:=VLOOKUP([.C116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1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10" table:formula="of:=IFERROR(  IFERROR(   VLOOKUP([.A117]; [items_equipment.A$1:.B$1048576]; 2; 0);   VLOOKUP([.A117]; [items_misc.A$1:.B$1048576]; 2; 0)   );  VLOOKUP([.A117]; [items_consumable.A$1:.B$1048576]; 2; 0)  )" office:value-type="string" office:string-value="Shield" calcext:value-type="string">
            <text:p>Shield</text:p>
          </table:table-cell>
          <table:table-cell office:value-type="string" calcext:value-type="string">
            <text:p>orange mushroom</text:p>
          </table:table-cell>
          <table:table-cell table:formula="of:=VLOOKUP([.C117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1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10" table:formula="of:=IFERROR(  IFERROR(   VLOOKUP([.A118]; [items_equipment.A$1:.B$1048576]; 2; 0);   VLOOKUP([.A118]; [items_misc.A$1:.B$1048576]; 2; 0)   );  VLOOKUP([.A118]; [items_consumable.A$1:.B$1048576]; 2; 0)  )" office:value-type="string" office:string-value="Spear" calcext:value-type="string">
            <text:p>Spear</text:p>
          </table:table-cell>
          <table:table-cell office:value-type="string" calcext:value-type="string">
            <text:p>orange mushroom</text:p>
          </table:table-cell>
          <table:table-cell table:formula="of:=VLOOKUP([.C118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1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10" table:formula="of:=IFERROR(  IFERROR(   VLOOKUP([.A119]; [items_equipment.A$1:.B$1048576]; 2; 0);   VLOOKUP([.A119]; [items_misc.A$1:.B$1048576]; 2; 0)   );  VLOOKUP([.A119]; [items_consumable.A$1:.B$1048576]; 2; 0)  )" office:value-type="string" office:string-value="Fine robe" calcext:value-type="string">
            <text:p>Fine robe</text:p>
          </table:table-cell>
          <table:table-cell office:value-type="string" calcext:value-type="string">
            <text:p>orange mushroom</text:p>
          </table:table-cell>
          <table:table-cell table:formula="of:=VLOOKUP([.C119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1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10" table:formula="of:=IFERROR(  IFERROR(   VLOOKUP([.A120]; [items_equipment.A$1:.B$1048576]; 2; 0);   VLOOKUP([.A120]; [items_misc.A$1:.B$1048576]; 2; 0)   );  VLOOKUP([.A120]; [items_consumable.A$1:.B$1048576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orange mushroom</text:p>
          </table:table-cell>
          <table:table-cell table:formula="of:=VLOOKUP([.C120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2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10" table:formula="of:=IFERROR(  IFERROR(   VLOOKUP([.A121]; [items_equipment.A$1:.B$1048576]; 2; 0);   VLOOKUP([.A121]; [items_misc.A$1:.B$1048576]; 2; 0)   );  VLOOKUP([.A121]; [items_consumable.A$1:.B$1048576]; 2; 0)  )" office:value-type="string" office:string-value="Notebook" calcext:value-type="string">
            <text:p>Notebook</text:p>
          </table:table-cell>
          <table:table-cell office:value-type="string" calcext:value-type="string">
            <text:p>orange mushroom</text:p>
          </table:table-cell>
          <table:table-cell table:formula="of:=VLOOKUP([.C121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2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10" table:formula="of:=IFERROR(  IFERROR(   VLOOKUP([.A122]; [items_equipment.A$1:.B$1048576]; 2; 0);   VLOOKUP([.A122]; [items_misc.A$1:.B$1048576]; 2; 0)   );  VLOOKUP([.A122]; [items_consumable.A$1:.B$1048576]; 2; 0)  )" office:value-type="string" office:string-value="Simple wand" calcext:value-type="string">
            <text:p>Simple wand</text:p>
          </table:table-cell>
          <table:table-cell office:value-type="string" calcext:value-type="string">
            <text:p>orange mushroom</text:p>
          </table:table-cell>
          <table:table-cell table:formula="of:=VLOOKUP([.C122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2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123]; [items_equipment.A$1:.B$1048576]; 2; 0);   VLOOKUP([.A123]; [items_misc.A$1:.B$1048576]; 2; 0)   );  VLOOKUP([.A123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orange mushroom</text:p>
          </table:table-cell>
          <table:table-cell table:formula="of:=VLOOKUP([.C123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2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10" table:formula="of:=IFERROR(  IFERROR(   VLOOKUP([.A124]; [items_equipment.A$1:.B$1048576]; 2; 0);   VLOOKUP([.A124]; [items_misc.A$1:.B$1048576]; 2; 0)   );  VLOOKUP([.A124]; [items_consumable.A$1:.B$1048576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orange mushroom</text:p>
          </table:table-cell>
          <table:table-cell table:formula="of:=VLOOKUP([.C124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2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10" table:formula="of:=IFERROR(  IFERROR(   VLOOKUP([.A125]; [items_equipment.A$1:.B$1048576]; 2; 0);   VLOOKUP([.A125]; [items_misc.A$1:.B$1048576]; 2; 0)   );  VLOOKUP([.A125]; [items_consumable.A$1:.B$1048576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orange mushroom</text:p>
          </table:table-cell>
          <table:table-cell table:formula="of:=VLOOKUP([.C125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2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10" table:formula="of:=IFERROR(  IFERROR(   VLOOKUP([.A126]; [items_equipment.A$1:.B$1048576]; 2; 0);   VLOOKUP([.A126]; [items_misc.A$1:.B$1048576]; 2; 0)   );  VLOOKUP([.A126]; [items_consumable.A$1:.B$1048576]; 2; 0)  )" office:value-type="string" office:string-value="Sigil" calcext:value-type="string">
            <text:p>Sigil</text:p>
          </table:table-cell>
          <table:table-cell office:value-type="string" calcext:value-type="string">
            <text:p>orange mushroom</text:p>
          </table:table-cell>
          <table:table-cell table:formula="of:=VLOOKUP([.C126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2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10" table:formula="of:=IFERROR(  IFERROR(   VLOOKUP([.A127]; [items_equipment.A$1:.B$1048576]; 2; 0);   VLOOKUP([.A127]; [items_misc.A$1:.B$1048576]; 2; 0)   );  VLOOKUP([.A127]; [items_consumable.A$1:.B$1048576]; 2; 0)  )" office:value-type="string" office:string-value="Holy emblem" calcext:value-type="string">
            <text:p>Holy emblem</text:p>
          </table:table-cell>
          <table:table-cell office:value-type="string" calcext:value-type="string">
            <text:p>orange mushroom</text:p>
          </table:table-cell>
          <table:table-cell table:formula="of:=VLOOKUP([.C127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2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128]; [items_equipment.A$1:.B$1048576]; 2; 0);   VLOOKUP([.A128]; [items_misc.A$1:.B$1048576]; 2; 0)   );  VLOOKUP([.A128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pig</text:p>
          </table:table-cell>
          <table:table-cell table:formula="of:=VLOOKUP([.C128]; [enemies.A$1:.B$1048576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2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10" table:formula="of:=IFERROR(  IFERROR(   VLOOKUP([.A129]; [items_equipment.A$1:.B$1048576]; 2; 0);   VLOOKUP([.A129]; [items_misc.A$1:.B$1048576]; 2; 0)   );  VLOOKUP([.A129]; [items_consumable.A$1:.B$1048576]; 2; 0)  )" office:value-type="string" office:string-value="Cloth shirt" calcext:value-type="string">
            <text:p>Cloth shirt</text:p>
          </table:table-cell>
          <table:table-cell office:value-type="string" calcext:value-type="string">
            <text:p>pig</text:p>
          </table:table-cell>
          <table:table-cell table:formula="of:=VLOOKUP([.C129]; [enemies.A$1:.B$1048576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2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10" table:formula="of:=IFERROR(  IFERROR(   VLOOKUP([.A130]; [items_equipment.A$1:.B$1048576]; 2; 0);   VLOOKUP([.A130]; [items_misc.A$1:.B$1048576]; 2; 0)   );  VLOOKUP([.A130]; [items_consumable.A$1:.B$1048576]; 2; 0)  )" office:value-type="string" office:string-value="Cloth hood" calcext:value-type="string">
            <text:p>Cloth hood</text:p>
          </table:table-cell>
          <table:table-cell office:value-type="string" calcext:value-type="string">
            <text:p>pig</text:p>
          </table:table-cell>
          <table:table-cell table:formula="of:=VLOOKUP([.C130]; [enemies.A$1:.B$1048576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3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10" table:formula="of:=IFERROR(  IFERROR(   VLOOKUP([.A131]; [items_equipment.A$1:.B$1048576]; 2; 0);   VLOOKUP([.A131]; [items_misc.A$1:.B$1048576]; 2; 0)   );  VLOOKUP([.A131]; [items_consumable.A$1:.B$1048576]; 2; 0)  )" office:value-type="string" office:string-value="Dagger" calcext:value-type="string">
            <text:p>Dagger</text:p>
          </table:table-cell>
          <table:table-cell office:value-type="string" calcext:value-type="string">
            <text:p>pig</text:p>
          </table:table-cell>
          <table:table-cell table:formula="of:=VLOOKUP([.C131]; [enemies.A$1:.B$1048576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3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10" table:formula="of:=IFERROR(  IFERROR(   VLOOKUP([.A132]; [items_equipment.A$1:.B$1048576]; 2; 0);   VLOOKUP([.A132]; [items_misc.A$1:.B$1048576]; 2; 0)   );  VLOOKUP([.A132]; [items_consumable.A$1:.B$1048576]; 2; 0)  )" office:value-type="string" office:string-value="Knife" calcext:value-type="string">
            <text:p>Knife</text:p>
          </table:table-cell>
          <table:table-cell office:value-type="string" calcext:value-type="string">
            <text:p>pig</text:p>
          </table:table-cell>
          <table:table-cell table:formula="of:=VLOOKUP([.C132]; [enemies.A$1:.B$1048576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3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10" table:formula="of:=IFERROR(  IFERROR(   VLOOKUP([.A133]; [items_equipment.A$1:.B$1048576]; 2; 0);   VLOOKUP([.A133]; [items_misc.A$1:.B$1048576]; 2; 0)   );  VLOOKUP([.A133]; [items_consumable.A$1:.B$1048576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pig</text:p>
          </table:table-cell>
          <table:table-cell table:formula="of:=VLOOKUP([.C133]; [enemies.A$1:.B$1048576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3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10" table:formula="of:=IFERROR(  IFERROR(   VLOOKUP([.A134]; [items_equipment.A$1:.B$1048576]; 2; 0);   VLOOKUP([.A134]; [items_misc.A$1:.B$1048576]; 2; 0)   );  VLOOKUP([.A134]; [items_consumable.A$1:.B$1048576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pig</text:p>
          </table:table-cell>
          <table:table-cell table:formula="of:=VLOOKUP([.C134]; [enemies.A$1:.B$1048576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3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10" table:formula="of:=IFERROR(  IFERROR(   VLOOKUP([.A135]; [items_equipment.A$1:.B$1048576]; 2; 0);   VLOOKUP([.A135]; [items_misc.A$1:.B$1048576]; 2; 0)   );  VLOOKUP([.A135]; [items_consumable.A$1:.B$1048576]; 2; 0)  )" office:value-type="string" office:string-value="Shield" calcext:value-type="string">
            <text:p>Shield</text:p>
          </table:table-cell>
          <table:table-cell office:value-type="string" calcext:value-type="string">
            <text:p>pig</text:p>
          </table:table-cell>
          <table:table-cell table:formula="of:=VLOOKUP([.C135]; [enemies.A$1:.B$1048576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3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10" table:formula="of:=IFERROR(  IFERROR(   VLOOKUP([.A136]; [items_equipment.A$1:.B$1048576]; 2; 0);   VLOOKUP([.A136]; [items_misc.A$1:.B$1048576]; 2; 0)   );  VLOOKUP([.A136]; [items_consumable.A$1:.B$1048576]; 2; 0)  )" office:value-type="string" office:string-value="Spear" calcext:value-type="string">
            <text:p>Spear</text:p>
          </table:table-cell>
          <table:table-cell office:value-type="string" calcext:value-type="string">
            <text:p>pig</text:p>
          </table:table-cell>
          <table:table-cell table:formula="of:=VLOOKUP([.C136]; [enemies.A$1:.B$1048576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3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10" table:formula="of:=IFERROR(  IFERROR(   VLOOKUP([.A137]; [items_equipment.A$1:.B$1048576]; 2; 0);   VLOOKUP([.A137]; [items_misc.A$1:.B$1048576]; 2; 0)   );  VLOOKUP([.A137]; [items_consumable.A$1:.B$1048576]; 2; 0)  )" office:value-type="string" office:string-value="Fine robe" calcext:value-type="string">
            <text:p>Fine robe</text:p>
          </table:table-cell>
          <table:table-cell office:value-type="string" calcext:value-type="string">
            <text:p>pig</text:p>
          </table:table-cell>
          <table:table-cell table:formula="of:=VLOOKUP([.C137]; [enemies.A$1:.B$1048576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3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10" table:formula="of:=IFERROR(  IFERROR(   VLOOKUP([.A138]; [items_equipment.A$1:.B$1048576]; 2; 0);   VLOOKUP([.A138]; [items_misc.A$1:.B$1048576]; 2; 0)   );  VLOOKUP([.A138]; [items_consumable.A$1:.B$1048576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pig</text:p>
          </table:table-cell>
          <table:table-cell table:formula="of:=VLOOKUP([.C138]; [enemies.A$1:.B$1048576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3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10" table:formula="of:=IFERROR(  IFERROR(   VLOOKUP([.A139]; [items_equipment.A$1:.B$1048576]; 2; 0);   VLOOKUP([.A139]; [items_misc.A$1:.B$1048576]; 2; 0)   );  VLOOKUP([.A139]; [items_consumable.A$1:.B$1048576]; 2; 0)  )" office:value-type="string" office:string-value="Notebook" calcext:value-type="string">
            <text:p>Notebook</text:p>
          </table:table-cell>
          <table:table-cell office:value-type="string" calcext:value-type="string">
            <text:p>pig</text:p>
          </table:table-cell>
          <table:table-cell table:formula="of:=VLOOKUP([.C139]; [enemies.A$1:.B$1048576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3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10" table:formula="of:=IFERROR(  IFERROR(   VLOOKUP([.A140]; [items_equipment.A$1:.B$1048576]; 2; 0);   VLOOKUP([.A140]; [items_misc.A$1:.B$1048576]; 2; 0)   );  VLOOKUP([.A140]; [items_consumable.A$1:.B$1048576]; 2; 0)  )" office:value-type="string" office:string-value="Simple wand" calcext:value-type="string">
            <text:p>Simple wand</text:p>
          </table:table-cell>
          <table:table-cell office:value-type="string" calcext:value-type="string">
            <text:p>pig</text:p>
          </table:table-cell>
          <table:table-cell table:formula="of:=VLOOKUP([.C140]; [enemies.A$1:.B$1048576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4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141]; [items_equipment.A$1:.B$1048576]; 2; 0);   VLOOKUP([.A141]; [items_misc.A$1:.B$1048576]; 2; 0)   );  VLOOKUP([.A141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pig</text:p>
          </table:table-cell>
          <table:table-cell table:formula="of:=VLOOKUP([.C141]; [enemies.A$1:.B$1048576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4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10" table:formula="of:=IFERROR(  IFERROR(   VLOOKUP([.A142]; [items_equipment.A$1:.B$1048576]; 2; 0);   VLOOKUP([.A142]; [items_misc.A$1:.B$1048576]; 2; 0)   );  VLOOKUP([.A142]; [items_consumable.A$1:.B$1048576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pig</text:p>
          </table:table-cell>
          <table:table-cell table:formula="of:=VLOOKUP([.C142]; [enemies.A$1:.B$1048576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4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10" table:formula="of:=IFERROR(  IFERROR(   VLOOKUP([.A143]; [items_equipment.A$1:.B$1048576]; 2; 0);   VLOOKUP([.A143]; [items_misc.A$1:.B$1048576]; 2; 0)   );  VLOOKUP([.A143]; [items_consumable.A$1:.B$1048576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pig</text:p>
          </table:table-cell>
          <table:table-cell table:formula="of:=VLOOKUP([.C143]; [enemies.A$1:.B$1048576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4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10" table:formula="of:=IFERROR(  IFERROR(   VLOOKUP([.A144]; [items_equipment.A$1:.B$1048576]; 2; 0);   VLOOKUP([.A144]; [items_misc.A$1:.B$1048576]; 2; 0)   );  VLOOKUP([.A144]; [items_consumable.A$1:.B$1048576]; 2; 0)  )" office:value-type="string" office:string-value="Sigil" calcext:value-type="string">
            <text:p>Sigil</text:p>
          </table:table-cell>
          <table:table-cell office:value-type="string" calcext:value-type="string">
            <text:p>pig</text:p>
          </table:table-cell>
          <table:table-cell table:formula="of:=VLOOKUP([.C144]; [enemies.A$1:.B$1048576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4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10" table:formula="of:=IFERROR(  IFERROR(   VLOOKUP([.A145]; [items_equipment.A$1:.B$1048576]; 2; 0);   VLOOKUP([.A145]; [items_misc.A$1:.B$1048576]; 2; 0)   );  VLOOKUP([.A145]; [items_consumable.A$1:.B$1048576]; 2; 0)  )" office:value-type="string" office:string-value="Holy emblem" calcext:value-type="string">
            <text:p>Holy emblem</text:p>
          </table:table-cell>
          <table:table-cell office:value-type="string" calcext:value-type="string">
            <text:p>pig</text:p>
          </table:table-cell>
          <table:table-cell table:formula="of:=VLOOKUP([.C145]; [enemies.A$1:.B$1048576]; 2; 0)" office:value-type="string" office:string-value="Pig" calcext:value-type="string">
            <text:p>Pig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4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146]; [items_equipment.A$1:.B$1048576]; 2; 0);   VLOOKUP([.A146]; [items_misc.A$1:.B$1048576]; 2; 0)   );  VLOOKUP([.A146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rat</text:p>
          </table:table-cell>
          <table:table-cell table:formula="of:=VLOOKUP([.C146]; [enemies.A$1:.B$1048576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4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10" table:formula="of:=IFERROR(  IFERROR(   VLOOKUP([.A147]; [items_equipment.A$1:.B$1048576]; 2; 0);   VLOOKUP([.A147]; [items_misc.A$1:.B$1048576]; 2; 0)   );  VLOOKUP([.A147]; [items_consumable.A$1:.B$1048576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rat</text:p>
          </table:table-cell>
          <table:table-cell table:formula="of:=VLOOKUP([.C147]; [enemies.A$1:.B$1048576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4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10" table:formula="of:=IFERROR(  IFERROR(   VLOOKUP([.A148]; [items_equipment.A$1:.B$1048576]; 2; 0);   VLOOKUP([.A148]; [items_misc.A$1:.B$1048576]; 2; 0)   );  VLOOKUP([.A148]; [items_consumable.A$1:.B$1048576]; 2; 0)  )" office:value-type="string" office:string-value="Ragged hood" calcext:value-type="string">
            <text:p>Ragged hood</text:p>
          </table:table-cell>
          <table:table-cell office:value-type="string" calcext:value-type="string">
            <text:p>rat</text:p>
          </table:table-cell>
          <table:table-cell table:formula="of:=VLOOKUP([.C148]; [enemies.A$1:.B$1048576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4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10" table:formula="of:=IFERROR(  IFERROR(   VLOOKUP([.A149]; [items_equipment.A$1:.B$1048576]; 2; 0);   VLOOKUP([.A149]; [items_misc.A$1:.B$1048576]; 2; 0)   );  VLOOKUP([.A149]; [items_consumable.A$1:.B$1048576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rat</text:p>
          </table:table-cell>
          <table:table-cell table:formula="of:=VLOOKUP([.C149]; [enemies.A$1:.B$1048576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4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10" table:formula="of:=IFERROR(  IFERROR(   VLOOKUP([.A150]; [items_equipment.A$1:.B$1048576]; 2; 0);   VLOOKUP([.A150]; [items_misc.A$1:.B$1048576]; 2; 0)   );  VLOOKUP([.A150]; [items_consumable.A$1:.B$1048576]; 2; 0)  )" office:value-type="string" office:string-value="Dirk" calcext:value-type="string">
            <text:p>Dirk</text:p>
          </table:table-cell>
          <table:table-cell office:value-type="string" calcext:value-type="string">
            <text:p>rat</text:p>
          </table:table-cell>
          <table:table-cell table:formula="of:=VLOOKUP([.C150]; [enemies.A$1:.B$1048576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5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10" table:formula="of:=IFERROR(  IFERROR(   VLOOKUP([.A151]; [items_equipment.A$1:.B$1048576]; 2; 0);   VLOOKUP([.A151]; [items_misc.A$1:.B$1048576]; 2; 0)   );  VLOOKUP([.A151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rat</text:p>
          </table:table-cell>
          <table:table-cell table:formula="of:=VLOOKUP([.C151]; [enemies.A$1:.B$1048576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5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10" table:formula="of:=IFERROR(  IFERROR(   VLOOKUP([.A152]; [items_equipment.A$1:.B$1048576]; 2; 0);   VLOOKUP([.A152]; [items_misc.A$1:.B$1048576]; 2; 0)   );  VLOOKUP([.A152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rat</text:p>
          </table:table-cell>
          <table:table-cell table:formula="of:=VLOOKUP([.C152]; [enemies.A$1:.B$1048576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5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10" table:formula="of:=IFERROR(  IFERROR(   VLOOKUP([.A153]; [items_equipment.A$1:.B$1048576]; 2; 0);   VLOOKUP([.A153]; [items_misc.A$1:.B$1048576]; 2; 0)   );  VLOOKUP([.A153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rat</text:p>
          </table:table-cell>
          <table:table-cell table:formula="of:=VLOOKUP([.C153]; [enemies.A$1:.B$1048576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5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10" table:formula="of:=IFERROR(  IFERROR(   VLOOKUP([.A154]; [items_equipment.A$1:.B$1048576]; 2; 0);   VLOOKUP([.A154]; [items_misc.A$1:.B$1048576]; 2; 0)   );  VLOOKUP([.A154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rat</text:p>
          </table:table-cell>
          <table:table-cell table:formula="of:=VLOOKUP([.C154]; [enemies.A$1:.B$1048576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5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10" table:formula="of:=IFERROR(  IFERROR(   VLOOKUP([.A155]; [items_equipment.A$1:.B$1048576]; 2; 0);   VLOOKUP([.A155]; [items_misc.A$1:.B$1048576]; 2; 0)   );  VLOOKUP([.A155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rat</text:p>
          </table:table-cell>
          <table:table-cell table:formula="of:=VLOOKUP([.C155]; [enemies.A$1:.B$1048576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5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10" table:formula="of:=IFERROR(  IFERROR(   VLOOKUP([.A156]; [items_equipment.A$1:.B$1048576]; 2; 0);   VLOOKUP([.A156]; [items_misc.A$1:.B$1048576]; 2; 0)   );  VLOOKUP([.A156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rat</text:p>
          </table:table-cell>
          <table:table-cell table:formula="of:=VLOOKUP([.C156]; [enemies.A$1:.B$1048576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5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10" table:formula="of:=IFERROR(  IFERROR(   VLOOKUP([.A157]; [items_equipment.A$1:.B$1048576]; 2; 0);   VLOOKUP([.A157]; [items_misc.A$1:.B$1048576]; 2; 0)   );  VLOOKUP([.A157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rat</text:p>
          </table:table-cell>
          <table:table-cell table:formula="of:=VLOOKUP([.C157]; [enemies.A$1:.B$1048576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5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10" table:formula="of:=IFERROR(  IFERROR(   VLOOKUP([.A158]; [items_equipment.A$1:.B$1048576]; 2; 0);   VLOOKUP([.A158]; [items_misc.A$1:.B$1048576]; 2; 0)   );  VLOOKUP([.A158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rat</text:p>
          </table:table-cell>
          <table:table-cell table:formula="of:=VLOOKUP([.C158]; [enemies.A$1:.B$1048576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5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159]; [items_equipment.A$1:.B$1048576]; 2; 0);   VLOOKUP([.A159]; [items_misc.A$1:.B$1048576]; 2; 0)   );  VLOOKUP([.A159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rat</text:p>
          </table:table-cell>
          <table:table-cell table:formula="of:=VLOOKUP([.C159]; [enemies.A$1:.B$1048576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5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10" table:formula="of:=IFERROR(  IFERROR(   VLOOKUP([.A160]; [items_equipment.A$1:.B$1048576]; 2; 0);   VLOOKUP([.A160]; [items_misc.A$1:.B$1048576]; 2; 0)   );  VLOOKUP([.A160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rat</text:p>
          </table:table-cell>
          <table:table-cell table:formula="of:=VLOOKUP([.C160]; [enemies.A$1:.B$1048576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6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10" table:formula="of:=IFERROR(  IFERROR(   VLOOKUP([.A161]; [items_equipment.A$1:.B$1048576]; 2; 0);   VLOOKUP([.A161]; [items_misc.A$1:.B$1048576]; 2; 0)   );  VLOOKUP([.A161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rat</text:p>
          </table:table-cell>
          <table:table-cell table:formula="of:=VLOOKUP([.C161]; [enemies.A$1:.B$1048576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6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10" table:formula="of:=IFERROR(  IFERROR(   VLOOKUP([.A162]; [items_equipment.A$1:.B$1048576]; 2; 0);   VLOOKUP([.A162]; [items_misc.A$1:.B$1048576]; 2; 0)   );  VLOOKUP([.A162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rat</text:p>
          </table:table-cell>
          <table:table-cell table:formula="of:=VLOOKUP([.C162]; [enemies.A$1:.B$1048576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6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10" table:formula="of:=IFERROR(  IFERROR(   VLOOKUP([.A163]; [items_equipment.A$1:.B$1048576]; 2; 0);   VLOOKUP([.A163]; [items_misc.A$1:.B$1048576]; 2; 0)   );  VLOOKUP([.A163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rat</text:p>
          </table:table-cell>
          <table:table-cell table:formula="of:=VLOOKUP([.C163]; [enemies.A$1:.B$1048576]; 2; 0)" office:value-type="string" office:string-value="Rat" calcext:value-type="string">
            <text:p>Rat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6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164]; [items_equipment.A$1:.B$1048576]; 2; 0);   VLOOKUP([.A164]; [items_misc.A$1:.B$1048576]; 2; 0)   );  VLOOKUP([.A164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red_cap</text:p>
          </table:table-cell>
          <table:table-cell table:formula="of:=VLOOKUP([.C164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6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10" table:formula="of:=IFERROR(  IFERROR(   VLOOKUP([.A165]; [items_equipment.A$1:.B$1048576]; 2; 0);   VLOOKUP([.A165]; [items_misc.A$1:.B$1048576]; 2; 0)   );  VLOOKUP([.A165]; [items_consumable.A$1:.B$1048576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red_cap</text:p>
          </table:table-cell>
          <table:table-cell table:formula="of:=VLOOKUP([.C165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6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10" table:formula="of:=IFERROR(  IFERROR(   VLOOKUP([.A166]; [items_equipment.A$1:.B$1048576]; 2; 0);   VLOOKUP([.A166]; [items_misc.A$1:.B$1048576]; 2; 0)   );  VLOOKUP([.A166]; [items_consumable.A$1:.B$1048576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red_cap</text:p>
          </table:table-cell>
          <table:table-cell table:formula="of:=VLOOKUP([.C166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6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10" table:formula="of:=IFERROR(  IFERROR(   VLOOKUP([.A167]; [items_equipment.A$1:.B$1048576]; 2; 0);   VLOOKUP([.A167]; [items_misc.A$1:.B$1048576]; 2; 0)   );  VLOOKUP([.A167]; [items_consumable.A$1:.B$1048576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red_cap</text:p>
          </table:table-cell>
          <table:table-cell table:formula="of:=VLOOKUP([.C167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6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10" table:formula="of:=IFERROR(  IFERROR(   VLOOKUP([.A168]; [items_equipment.A$1:.B$1048576]; 2; 0);   VLOOKUP([.A168]; [items_misc.A$1:.B$1048576]; 2; 0)   );  VLOOKUP([.A168]; [items_consumable.A$1:.B$1048576]; 2; 0)  )" office:value-type="string" office:string-value="Short sword" calcext:value-type="string">
            <text:p>Short sword</text:p>
          </table:table-cell>
          <table:table-cell office:value-type="string" calcext:value-type="string">
            <text:p>red_cap</text:p>
          </table:table-cell>
          <table:table-cell table:formula="of:=VLOOKUP([.C168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6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10" table:formula="of:=IFERROR(  IFERROR(   VLOOKUP([.A169]; [items_equipment.A$1:.B$1048576]; 2; 0);   VLOOKUP([.A169]; [items_misc.A$1:.B$1048576]; 2; 0)   );  VLOOKUP([.A169]; [items_consumable.A$1:.B$1048576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red_cap</text:p>
          </table:table-cell>
          <table:table-cell table:formula="of:=VLOOKUP([.C169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6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10" table:formula="of:=IFERROR(  IFERROR(   VLOOKUP([.A170]; [items_equipment.A$1:.B$1048576]; 2; 0);   VLOOKUP([.A170]; [items_misc.A$1:.B$1048576]; 2; 0)   );  VLOOKUP([.A170]; [items_consumable.A$1:.B$1048576]; 2; 0)  )" office:value-type="string" office:string-value="Iron cap" calcext:value-type="string">
            <text:p>Iron cap</text:p>
          </table:table-cell>
          <table:table-cell office:value-type="string" calcext:value-type="string">
            <text:p>red_cap</text:p>
          </table:table-cell>
          <table:table-cell table:formula="of:=VLOOKUP([.C170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7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10" table:formula="of:=IFERROR(  IFERROR(   VLOOKUP([.A171]; [items_equipment.A$1:.B$1048576]; 2; 0);   VLOOKUP([.A171]; [items_misc.A$1:.B$1048576]; 2; 0)   );  VLOOKUP([.A171]; [items_consumable.A$1:.B$1048576]; 2; 0)  )" office:value-type="string" office:string-value="Iron shield" calcext:value-type="string">
            <text:p>Iron shield</text:p>
          </table:table-cell>
          <table:table-cell office:value-type="string" calcext:value-type="string">
            <text:p>red_cap</text:p>
          </table:table-cell>
          <table:table-cell table:formula="of:=VLOOKUP([.C171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7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10" table:formula="of:=IFERROR(  IFERROR(   VLOOKUP([.A172]; [items_equipment.A$1:.B$1048576]; 2; 0);   VLOOKUP([.A172]; [items_misc.A$1:.B$1048576]; 2; 0)   );  VLOOKUP([.A172]; [items_consumable.A$1:.B$1048576]; 2; 0)  )" office:value-type="string" office:string-value="Longsword" calcext:value-type="string">
            <text:p>Longsword</text:p>
          </table:table-cell>
          <table:table-cell office:value-type="string" calcext:value-type="string">
            <text:p>red_cap</text:p>
          </table:table-cell>
          <table:table-cell table:formula="of:=VLOOKUP([.C172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7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10" table:formula="of:=IFERROR(  IFERROR(   VLOOKUP([.A173]; [items_equipment.A$1:.B$1048576]; 2; 0);   VLOOKUP([.A173]; [items_misc.A$1:.B$1048576]; 2; 0)   );  VLOOKUP([.A173]; [items_consumable.A$1:.B$1048576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red_cap</text:p>
          </table:table-cell>
          <table:table-cell table:formula="of:=VLOOKUP([.C173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7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10" table:formula="of:=IFERROR(  IFERROR(   VLOOKUP([.A174]; [items_equipment.A$1:.B$1048576]; 2; 0);   VLOOKUP([.A174]; [items_misc.A$1:.B$1048576]; 2; 0)   );  VLOOKUP([.A174]; [items_consumable.A$1:.B$1048576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red_cap</text:p>
          </table:table-cell>
          <table:table-cell table:formula="of:=VLOOKUP([.C174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7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10" table:formula="of:=IFERROR(  IFERROR(   VLOOKUP([.A175]; [items_equipment.A$1:.B$1048576]; 2; 0);   VLOOKUP([.A175]; [items_misc.A$1:.B$1048576]; 2; 0)   );  VLOOKUP([.A175]; [items_consumable.A$1:.B$1048576]; 2; 0)  )" office:value-type="string" office:string-value="Book" calcext:value-type="string">
            <text:p>Book</text:p>
          </table:table-cell>
          <table:table-cell office:value-type="string" calcext:value-type="string">
            <text:p>red_cap</text:p>
          </table:table-cell>
          <table:table-cell table:formula="of:=VLOOKUP([.C175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7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10" table:formula="of:=IFERROR(  IFERROR(   VLOOKUP([.A176]; [items_equipment.A$1:.B$1048576]; 2; 0);   VLOOKUP([.A176]; [items_misc.A$1:.B$1048576]; 2; 0)   );  VLOOKUP([.A176]; [items_consumable.A$1:.B$1048576]; 2; 0)  )" office:value-type="string" office:string-value="Wand" calcext:value-type="string">
            <text:p>Wand</text:p>
          </table:table-cell>
          <table:table-cell office:value-type="string" calcext:value-type="string">
            <text:p>red_cap</text:p>
          </table:table-cell>
          <table:table-cell table:formula="of:=VLOOKUP([.C176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7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177]; [items_equipment.A$1:.B$1048576]; 2; 0);   VLOOKUP([.A177]; [items_misc.A$1:.B$1048576]; 2; 0)   );  VLOOKUP([.A177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red_cap</text:p>
          </table:table-cell>
          <table:table-cell table:formula="of:=VLOOKUP([.C177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7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10" table:formula="of:=IFERROR(  IFERROR(   VLOOKUP([.A178]; [items_equipment.A$1:.B$1048576]; 2; 0);   VLOOKUP([.A178]; [items_misc.A$1:.B$1048576]; 2; 0)   );  VLOOKUP([.A178]; [items_consumable.A$1:.B$1048576]; 2; 0)  )" office:value-type="string" office:string-value="White robe" calcext:value-type="string">
            <text:p>White robe</text:p>
          </table:table-cell>
          <table:table-cell office:value-type="string" calcext:value-type="string">
            <text:p>red_cap</text:p>
          </table:table-cell>
          <table:table-cell table:formula="of:=VLOOKUP([.C178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7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10" table:formula="of:=IFERROR(  IFERROR(   VLOOKUP([.A179]; [items_equipment.A$1:.B$1048576]; 2; 0);   VLOOKUP([.A179]; [items_misc.A$1:.B$1048576]; 2; 0)   );  VLOOKUP([.A179]; [items_consumable.A$1:.B$1048576]; 2; 0)  )" office:value-type="string" office:string-value="Circlet" calcext:value-type="string">
            <text:p>Circlet</text:p>
          </table:table-cell>
          <table:table-cell office:value-type="string" calcext:value-type="string">
            <text:p>red_cap</text:p>
          </table:table-cell>
          <table:table-cell table:formula="of:=VLOOKUP([.C179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7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10" table:formula="of:=IFERROR(  IFERROR(   VLOOKUP([.A180]; [items_equipment.A$1:.B$1048576]; 2; 0);   VLOOKUP([.A180]; [items_misc.A$1:.B$1048576]; 2; 0)   );  VLOOKUP([.A180]; [items_consumable.A$1:.B$1048576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red_cap</text:p>
          </table:table-cell>
          <table:table-cell table:formula="of:=VLOOKUP([.C180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8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10" table:formula="of:=IFERROR(  IFERROR(   VLOOKUP([.A181]; [items_equipment.A$1:.B$1048576]; 2; 0);   VLOOKUP([.A181]; [items_misc.A$1:.B$1048576]; 2; 0)   );  VLOOKUP([.A181]; [items_consumable.A$1:.B$1048576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red_cap</text:p>
          </table:table-cell>
          <table:table-cell table:formula="of:=VLOOKUP([.C181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8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182]; [items_equipment.A$1:.B$1048576]; 2; 0);   VLOOKUP([.A182]; [items_misc.A$1:.B$1048576]; 2; 0)   );  VLOOKUP([.A182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red_slime</text:p>
          </table:table-cell>
          <table:table-cell table:formula="of:=VLOOKUP([.C182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8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10" table:formula="of:=IFERROR(  IFERROR(   VLOOKUP([.A183]; [items_equipment.A$1:.B$1048576]; 2; 0);   VLOOKUP([.A183]; [items_misc.A$1:.B$1048576]; 2; 0)   );  VLOOKUP([.A183]; [items_consumable.A$1:.B$1048576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red_slime</text:p>
          </table:table-cell>
          <table:table-cell table:formula="of:=VLOOKUP([.C183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8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10" table:formula="of:=IFERROR(  IFERROR(   VLOOKUP([.A184]; [items_equipment.A$1:.B$1048576]; 2; 0);   VLOOKUP([.A184]; [items_misc.A$1:.B$1048576]; 2; 0)   );  VLOOKUP([.A184]; [items_consumable.A$1:.B$1048576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red_slime</text:p>
          </table:table-cell>
          <table:table-cell table:formula="of:=VLOOKUP([.C184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8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10" table:formula="of:=IFERROR(  IFERROR(   VLOOKUP([.A185]; [items_equipment.A$1:.B$1048576]; 2; 0);   VLOOKUP([.A185]; [items_misc.A$1:.B$1048576]; 2; 0)   );  VLOOKUP([.A185]; [items_consumable.A$1:.B$1048576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red_slime</text:p>
          </table:table-cell>
          <table:table-cell table:formula="of:=VLOOKUP([.C185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8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10" table:formula="of:=IFERROR(  IFERROR(   VLOOKUP([.A186]; [items_equipment.A$1:.B$1048576]; 2; 0);   VLOOKUP([.A186]; [items_misc.A$1:.B$1048576]; 2; 0)   );  VLOOKUP([.A186]; [items_consumable.A$1:.B$1048576]; 2; 0)  )" office:value-type="string" office:string-value="Short sword" calcext:value-type="string">
            <text:p>Short sword</text:p>
          </table:table-cell>
          <table:table-cell office:value-type="string" calcext:value-type="string">
            <text:p>red_slime</text:p>
          </table:table-cell>
          <table:table-cell table:formula="of:=VLOOKUP([.C186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8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10" table:formula="of:=IFERROR(  IFERROR(   VLOOKUP([.A187]; [items_equipment.A$1:.B$1048576]; 2; 0);   VLOOKUP([.A187]; [items_misc.A$1:.B$1048576]; 2; 0)   );  VLOOKUP([.A187]; [items_consumable.A$1:.B$1048576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red_slime</text:p>
          </table:table-cell>
          <table:table-cell table:formula="of:=VLOOKUP([.C187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8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10" table:formula="of:=IFERROR(  IFERROR(   VLOOKUP([.A188]; [items_equipment.A$1:.B$1048576]; 2; 0);   VLOOKUP([.A188]; [items_misc.A$1:.B$1048576]; 2; 0)   );  VLOOKUP([.A188]; [items_consumable.A$1:.B$1048576]; 2; 0)  )" office:value-type="string" office:string-value="Iron cap" calcext:value-type="string">
            <text:p>Iron cap</text:p>
          </table:table-cell>
          <table:table-cell office:value-type="string" calcext:value-type="string">
            <text:p>red_slime</text:p>
          </table:table-cell>
          <table:table-cell table:formula="of:=VLOOKUP([.C188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8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10" table:formula="of:=IFERROR(  IFERROR(   VLOOKUP([.A189]; [items_equipment.A$1:.B$1048576]; 2; 0);   VLOOKUP([.A189]; [items_misc.A$1:.B$1048576]; 2; 0)   );  VLOOKUP([.A189]; [items_consumable.A$1:.B$1048576]; 2; 0)  )" office:value-type="string" office:string-value="Iron shield" calcext:value-type="string">
            <text:p>Iron shield</text:p>
          </table:table-cell>
          <table:table-cell office:value-type="string" calcext:value-type="string">
            <text:p>red_slime</text:p>
          </table:table-cell>
          <table:table-cell table:formula="of:=VLOOKUP([.C189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8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10" table:formula="of:=IFERROR(  IFERROR(   VLOOKUP([.A190]; [items_equipment.A$1:.B$1048576]; 2; 0);   VLOOKUP([.A190]; [items_misc.A$1:.B$1048576]; 2; 0)   );  VLOOKUP([.A190]; [items_consumable.A$1:.B$1048576]; 2; 0)  )" office:value-type="string" office:string-value="Longsword" calcext:value-type="string">
            <text:p>Longsword</text:p>
          </table:table-cell>
          <table:table-cell office:value-type="string" calcext:value-type="string">
            <text:p>red_slime</text:p>
          </table:table-cell>
          <table:table-cell table:formula="of:=VLOOKUP([.C190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9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10" table:formula="of:=IFERROR(  IFERROR(   VLOOKUP([.A191]; [items_equipment.A$1:.B$1048576]; 2; 0);   VLOOKUP([.A191]; [items_misc.A$1:.B$1048576]; 2; 0)   );  VLOOKUP([.A191]; [items_consumable.A$1:.B$1048576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red_slime</text:p>
          </table:table-cell>
          <table:table-cell table:formula="of:=VLOOKUP([.C191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9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10" table:formula="of:=IFERROR(  IFERROR(   VLOOKUP([.A192]; [items_equipment.A$1:.B$1048576]; 2; 0);   VLOOKUP([.A192]; [items_misc.A$1:.B$1048576]; 2; 0)   );  VLOOKUP([.A192]; [items_consumable.A$1:.B$1048576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red_slime</text:p>
          </table:table-cell>
          <table:table-cell table:formula="of:=VLOOKUP([.C192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9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10" table:formula="of:=IFERROR(  IFERROR(   VLOOKUP([.A193]; [items_equipment.A$1:.B$1048576]; 2; 0);   VLOOKUP([.A193]; [items_misc.A$1:.B$1048576]; 2; 0)   );  VLOOKUP([.A193]; [items_consumable.A$1:.B$1048576]; 2; 0)  )" office:value-type="string" office:string-value="Book" calcext:value-type="string">
            <text:p>Book</text:p>
          </table:table-cell>
          <table:table-cell office:value-type="string" calcext:value-type="string">
            <text:p>red_slime</text:p>
          </table:table-cell>
          <table:table-cell table:formula="of:=VLOOKUP([.C193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9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10" table:formula="of:=IFERROR(  IFERROR(   VLOOKUP([.A194]; [items_equipment.A$1:.B$1048576]; 2; 0);   VLOOKUP([.A194]; [items_misc.A$1:.B$1048576]; 2; 0)   );  VLOOKUP([.A194]; [items_consumable.A$1:.B$1048576]; 2; 0)  )" office:value-type="string" office:string-value="Wand" calcext:value-type="string">
            <text:p>Wand</text:p>
          </table:table-cell>
          <table:table-cell office:value-type="string" calcext:value-type="string">
            <text:p>red_slime</text:p>
          </table:table-cell>
          <table:table-cell table:formula="of:=VLOOKUP([.C194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9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195]; [items_equipment.A$1:.B$1048576]; 2; 0);   VLOOKUP([.A195]; [items_misc.A$1:.B$1048576]; 2; 0)   );  VLOOKUP([.A195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red_slime</text:p>
          </table:table-cell>
          <table:table-cell table:formula="of:=VLOOKUP([.C195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9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10" table:formula="of:=IFERROR(  IFERROR(   VLOOKUP([.A196]; [items_equipment.A$1:.B$1048576]; 2; 0);   VLOOKUP([.A196]; [items_misc.A$1:.B$1048576]; 2; 0)   );  VLOOKUP([.A196]; [items_consumable.A$1:.B$1048576]; 2; 0)  )" office:value-type="string" office:string-value="White robe" calcext:value-type="string">
            <text:p>White robe</text:p>
          </table:table-cell>
          <table:table-cell office:value-type="string" calcext:value-type="string">
            <text:p>red_slime</text:p>
          </table:table-cell>
          <table:table-cell table:formula="of:=VLOOKUP([.C196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9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10" table:formula="of:=IFERROR(  IFERROR(   VLOOKUP([.A197]; [items_equipment.A$1:.B$1048576]; 2; 0);   VLOOKUP([.A197]; [items_misc.A$1:.B$1048576]; 2; 0)   );  VLOOKUP([.A197]; [items_consumable.A$1:.B$1048576]; 2; 0)  )" office:value-type="string" office:string-value="Circlet" calcext:value-type="string">
            <text:p>Circlet</text:p>
          </table:table-cell>
          <table:table-cell office:value-type="string" calcext:value-type="string">
            <text:p>red_slime</text:p>
          </table:table-cell>
          <table:table-cell table:formula="of:=VLOOKUP([.C197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9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10" table:formula="of:=IFERROR(  IFERROR(   VLOOKUP([.A198]; [items_equipment.A$1:.B$1048576]; 2; 0);   VLOOKUP([.A198]; [items_misc.A$1:.B$1048576]; 2; 0)   );  VLOOKUP([.A198]; [items_consumable.A$1:.B$1048576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red_slime</text:p>
          </table:table-cell>
          <table:table-cell table:formula="of:=VLOOKUP([.C198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9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10" table:formula="of:=IFERROR(  IFERROR(   VLOOKUP([.A199]; [items_equipment.A$1:.B$1048576]; 2; 0);   VLOOKUP([.A199]; [items_misc.A$1:.B$1048576]; 2; 0)   );  VLOOKUP([.A199]; [items_consumable.A$1:.B$1048576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red_slime</text:p>
          </table:table-cell>
          <table:table-cell table:formula="of:=VLOOKUP([.C199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19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200]; [items_equipment.A$1:.B$1048576]; 2; 0);   VLOOKUP([.A200]; [items_misc.A$1:.B$1048576]; 2; 0)   );  VLOOKUP([.A200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shroom</text:p>
          </table:table-cell>
          <table:table-cell table:formula="of:=VLOOKUP([.C200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0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10" table:formula="of:=IFERROR(  IFERROR(   VLOOKUP([.A201]; [items_equipment.A$1:.B$1048576]; 2; 0);   VLOOKUP([.A201]; [items_misc.A$1:.B$1048576]; 2; 0)   );  VLOOKUP([.A201]; [items_consumable.A$1:.B$1048576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shroom</text:p>
          </table:table-cell>
          <table:table-cell table:formula="of:=VLOOKUP([.C201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0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10" table:formula="of:=IFERROR(  IFERROR(   VLOOKUP([.A202]; [items_equipment.A$1:.B$1048576]; 2; 0);   VLOOKUP([.A202]; [items_misc.A$1:.B$1048576]; 2; 0)   );  VLOOKUP([.A202]; [items_consumable.A$1:.B$1048576]; 2; 0)  )" office:value-type="string" office:string-value="Ragged hood" calcext:value-type="string">
            <text:p>Ragged hood</text:p>
          </table:table-cell>
          <table:table-cell office:value-type="string" calcext:value-type="string">
            <text:p>shroom</text:p>
          </table:table-cell>
          <table:table-cell table:formula="of:=VLOOKUP([.C202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0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10" table:formula="of:=IFERROR(  IFERROR(   VLOOKUP([.A203]; [items_equipment.A$1:.B$1048576]; 2; 0);   VLOOKUP([.A203]; [items_misc.A$1:.B$1048576]; 2; 0)   );  VLOOKUP([.A203]; [items_consumable.A$1:.B$1048576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shroom</text:p>
          </table:table-cell>
          <table:table-cell table:formula="of:=VLOOKUP([.C203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0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10" table:formula="of:=IFERROR(  IFERROR(   VLOOKUP([.A204]; [items_equipment.A$1:.B$1048576]; 2; 0);   VLOOKUP([.A204]; [items_misc.A$1:.B$1048576]; 2; 0)   );  VLOOKUP([.A204]; [items_consumable.A$1:.B$1048576]; 2; 0)  )" office:value-type="string" office:string-value="Dirk" calcext:value-type="string">
            <text:p>Dirk</text:p>
          </table:table-cell>
          <table:table-cell office:value-type="string" calcext:value-type="string">
            <text:p>shroom</text:p>
          </table:table-cell>
          <table:table-cell table:formula="of:=VLOOKUP([.C204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0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10" table:formula="of:=IFERROR(  IFERROR(   VLOOKUP([.A205]; [items_equipment.A$1:.B$1048576]; 2; 0);   VLOOKUP([.A205]; [items_misc.A$1:.B$1048576]; 2; 0)   );  VLOOKUP([.A205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hroom</text:p>
          </table:table-cell>
          <table:table-cell table:formula="of:=VLOOKUP([.C205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0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10" table:formula="of:=IFERROR(  IFERROR(   VLOOKUP([.A206]; [items_equipment.A$1:.B$1048576]; 2; 0);   VLOOKUP([.A206]; [items_misc.A$1:.B$1048576]; 2; 0)   );  VLOOKUP([.A206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shroom</text:p>
          </table:table-cell>
          <table:table-cell table:formula="of:=VLOOKUP([.C206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0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10" table:formula="of:=IFERROR(  IFERROR(   VLOOKUP([.A207]; [items_equipment.A$1:.B$1048576]; 2; 0);   VLOOKUP([.A207]; [items_misc.A$1:.B$1048576]; 2; 0)   );  VLOOKUP([.A207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shroom</text:p>
          </table:table-cell>
          <table:table-cell table:formula="of:=VLOOKUP([.C207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0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10" table:formula="of:=IFERROR(  IFERROR(   VLOOKUP([.A208]; [items_equipment.A$1:.B$1048576]; 2; 0);   VLOOKUP([.A208]; [items_misc.A$1:.B$1048576]; 2; 0)   );  VLOOKUP([.A208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shroom</text:p>
          </table:table-cell>
          <table:table-cell table:formula="of:=VLOOKUP([.C208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0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10" table:formula="of:=IFERROR(  IFERROR(   VLOOKUP([.A209]; [items_equipment.A$1:.B$1048576]; 2; 0);   VLOOKUP([.A209]; [items_misc.A$1:.B$1048576]; 2; 0)   );  VLOOKUP([.A209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shroom</text:p>
          </table:table-cell>
          <table:table-cell table:formula="of:=VLOOKUP([.C209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0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10" table:formula="of:=IFERROR(  IFERROR(   VLOOKUP([.A210]; [items_equipment.A$1:.B$1048576]; 2; 0);   VLOOKUP([.A210]; [items_misc.A$1:.B$1048576]; 2; 0)   );  VLOOKUP([.A210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shroom</text:p>
          </table:table-cell>
          <table:table-cell table:formula="of:=VLOOKUP([.C210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1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10" table:formula="of:=IFERROR(  IFERROR(   VLOOKUP([.A211]; [items_equipment.A$1:.B$1048576]; 2; 0);   VLOOKUP([.A211]; [items_misc.A$1:.B$1048576]; 2; 0)   );  VLOOKUP([.A211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hroom</text:p>
          </table:table-cell>
          <table:table-cell table:formula="of:=VLOOKUP([.C211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1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10" table:formula="of:=IFERROR(  IFERROR(   VLOOKUP([.A212]; [items_equipment.A$1:.B$1048576]; 2; 0);   VLOOKUP([.A212]; [items_misc.A$1:.B$1048576]; 2; 0)   );  VLOOKUP([.A212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shroom</text:p>
          </table:table-cell>
          <table:table-cell table:formula="of:=VLOOKUP([.C212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1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213]; [items_equipment.A$1:.B$1048576]; 2; 0);   VLOOKUP([.A213]; [items_misc.A$1:.B$1048576]; 2; 0)   );  VLOOKUP([.A213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shroom</text:p>
          </table:table-cell>
          <table:table-cell table:formula="of:=VLOOKUP([.C213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1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10" table:formula="of:=IFERROR(  IFERROR(   VLOOKUP([.A214]; [items_equipment.A$1:.B$1048576]; 2; 0);   VLOOKUP([.A214]; [items_misc.A$1:.B$1048576]; 2; 0)   );  VLOOKUP([.A214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hroom</text:p>
          </table:table-cell>
          <table:table-cell table:formula="of:=VLOOKUP([.C214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1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10" table:formula="of:=IFERROR(  IFERROR(   VLOOKUP([.A215]; [items_equipment.A$1:.B$1048576]; 2; 0);   VLOOKUP([.A215]; [items_misc.A$1:.B$1048576]; 2; 0)   );  VLOOKUP([.A215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shroom</text:p>
          </table:table-cell>
          <table:table-cell table:formula="of:=VLOOKUP([.C215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1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10" table:formula="of:=IFERROR(  IFERROR(   VLOOKUP([.A216]; [items_equipment.A$1:.B$1048576]; 2; 0);   VLOOKUP([.A216]; [items_misc.A$1:.B$1048576]; 2; 0)   );  VLOOKUP([.A216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shroom</text:p>
          </table:table-cell>
          <table:table-cell table:formula="of:=VLOOKUP([.C216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1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10" table:formula="of:=IFERROR(  IFERROR(   VLOOKUP([.A217]; [items_equipment.A$1:.B$1048576]; 2; 0);   VLOOKUP([.A217]; [items_misc.A$1:.B$1048576]; 2; 0)   );  VLOOKUP([.A217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hroom</text:p>
          </table:table-cell>
          <table:table-cell table:formula="of:=VLOOKUP([.C217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1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218]; [items_equipment.A$1:.B$1048576]; 2; 0);   VLOOKUP([.A218]; [items_misc.A$1:.B$1048576]; 2; 0)   );  VLOOKUP([.A218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snail</text:p>
          </table:table-cell>
          <table:table-cell table:formula="of:=VLOOKUP([.C218]; [enemies.A$1:.B$1048576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1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10" table:formula="of:=IFERROR(  IFERROR(   VLOOKUP([.A219]; [items_equipment.A$1:.B$1048576]; 2; 0);   VLOOKUP([.A219]; [items_misc.A$1:.B$1048576]; 2; 0)   );  VLOOKUP([.A219]; [items_consumable.A$1:.B$1048576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snail</text:p>
          </table:table-cell>
          <table:table-cell table:formula="of:=VLOOKUP([.C219]; [enemies.A$1:.B$1048576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1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10" table:formula="of:=IFERROR(  IFERROR(   VLOOKUP([.A220]; [items_equipment.A$1:.B$1048576]; 2; 0);   VLOOKUP([.A220]; [items_misc.A$1:.B$1048576]; 2; 0)   );  VLOOKUP([.A220]; [items_consumable.A$1:.B$1048576]; 2; 0)  )" office:value-type="string" office:string-value="Ragged hood" calcext:value-type="string">
            <text:p>Ragged hood</text:p>
          </table:table-cell>
          <table:table-cell office:value-type="string" calcext:value-type="string">
            <text:p>snail</text:p>
          </table:table-cell>
          <table:table-cell table:formula="of:=VLOOKUP([.C220]; [enemies.A$1:.B$1048576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2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10" table:formula="of:=IFERROR(  IFERROR(   VLOOKUP([.A221]; [items_equipment.A$1:.B$1048576]; 2; 0);   VLOOKUP([.A221]; [items_misc.A$1:.B$1048576]; 2; 0)   );  VLOOKUP([.A221]; [items_consumable.A$1:.B$1048576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snail</text:p>
          </table:table-cell>
          <table:table-cell table:formula="of:=VLOOKUP([.C221]; [enemies.A$1:.B$1048576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2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10" table:formula="of:=IFERROR(  IFERROR(   VLOOKUP([.A222]; [items_equipment.A$1:.B$1048576]; 2; 0);   VLOOKUP([.A222]; [items_misc.A$1:.B$1048576]; 2; 0)   );  VLOOKUP([.A222]; [items_consumable.A$1:.B$1048576]; 2; 0)  )" office:value-type="string" office:string-value="Dirk" calcext:value-type="string">
            <text:p>Dirk</text:p>
          </table:table-cell>
          <table:table-cell office:value-type="string" calcext:value-type="string">
            <text:p>snail</text:p>
          </table:table-cell>
          <table:table-cell table:formula="of:=VLOOKUP([.C222]; [enemies.A$1:.B$1048576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2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10" table:formula="of:=IFERROR(  IFERROR(   VLOOKUP([.A223]; [items_equipment.A$1:.B$1048576]; 2; 0);   VLOOKUP([.A223]; [items_misc.A$1:.B$1048576]; 2; 0)   );  VLOOKUP([.A223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nail</text:p>
          </table:table-cell>
          <table:table-cell table:formula="of:=VLOOKUP([.C223]; [enemies.A$1:.B$1048576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2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10" table:formula="of:=IFERROR(  IFERROR(   VLOOKUP([.A224]; [items_equipment.A$1:.B$1048576]; 2; 0);   VLOOKUP([.A224]; [items_misc.A$1:.B$1048576]; 2; 0)   );  VLOOKUP([.A224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snail</text:p>
          </table:table-cell>
          <table:table-cell table:formula="of:=VLOOKUP([.C224]; [enemies.A$1:.B$1048576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2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10" table:formula="of:=IFERROR(  IFERROR(   VLOOKUP([.A225]; [items_equipment.A$1:.B$1048576]; 2; 0);   VLOOKUP([.A225]; [items_misc.A$1:.B$1048576]; 2; 0)   );  VLOOKUP([.A225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snail</text:p>
          </table:table-cell>
          <table:table-cell table:formula="of:=VLOOKUP([.C225]; [enemies.A$1:.B$1048576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2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10" table:formula="of:=IFERROR(  IFERROR(   VLOOKUP([.A226]; [items_equipment.A$1:.B$1048576]; 2; 0);   VLOOKUP([.A226]; [items_misc.A$1:.B$1048576]; 2; 0)   );  VLOOKUP([.A226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snail</text:p>
          </table:table-cell>
          <table:table-cell table:formula="of:=VLOOKUP([.C226]; [enemies.A$1:.B$1048576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2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10" table:formula="of:=IFERROR(  IFERROR(   VLOOKUP([.A227]; [items_equipment.A$1:.B$1048576]; 2; 0);   VLOOKUP([.A227]; [items_misc.A$1:.B$1048576]; 2; 0)   );  VLOOKUP([.A227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snail</text:p>
          </table:table-cell>
          <table:table-cell table:formula="of:=VLOOKUP([.C227]; [enemies.A$1:.B$1048576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2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10" table:formula="of:=IFERROR(  IFERROR(   VLOOKUP([.A228]; [items_equipment.A$1:.B$1048576]; 2; 0);   VLOOKUP([.A228]; [items_misc.A$1:.B$1048576]; 2; 0)   );  VLOOKUP([.A228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snail</text:p>
          </table:table-cell>
          <table:table-cell table:formula="of:=VLOOKUP([.C228]; [enemies.A$1:.B$1048576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2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10" table:formula="of:=IFERROR(  IFERROR(   VLOOKUP([.A229]; [items_equipment.A$1:.B$1048576]; 2; 0);   VLOOKUP([.A229]; [items_misc.A$1:.B$1048576]; 2; 0)   );  VLOOKUP([.A229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nail</text:p>
          </table:table-cell>
          <table:table-cell table:formula="of:=VLOOKUP([.C229]; [enemies.A$1:.B$1048576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2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10" table:formula="of:=IFERROR(  IFERROR(   VLOOKUP([.A230]; [items_equipment.A$1:.B$1048576]; 2; 0);   VLOOKUP([.A230]; [items_misc.A$1:.B$1048576]; 2; 0)   );  VLOOKUP([.A230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snail</text:p>
          </table:table-cell>
          <table:table-cell table:formula="of:=VLOOKUP([.C230]; [enemies.A$1:.B$1048576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3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231]; [items_equipment.A$1:.B$1048576]; 2; 0);   VLOOKUP([.A231]; [items_misc.A$1:.B$1048576]; 2; 0)   );  VLOOKUP([.A231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snail</text:p>
          </table:table-cell>
          <table:table-cell table:formula="of:=VLOOKUP([.C231]; [enemies.A$1:.B$1048576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3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10" table:formula="of:=IFERROR(  IFERROR(   VLOOKUP([.A232]; [items_equipment.A$1:.B$1048576]; 2; 0);   VLOOKUP([.A232]; [items_misc.A$1:.B$1048576]; 2; 0)   );  VLOOKUP([.A232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nail</text:p>
          </table:table-cell>
          <table:table-cell table:formula="of:=VLOOKUP([.C232]; [enemies.A$1:.B$1048576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3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10" table:formula="of:=IFERROR(  IFERROR(   VLOOKUP([.A233]; [items_equipment.A$1:.B$1048576]; 2; 0);   VLOOKUP([.A233]; [items_misc.A$1:.B$1048576]; 2; 0)   );  VLOOKUP([.A233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snail</text:p>
          </table:table-cell>
          <table:table-cell table:formula="of:=VLOOKUP([.C233]; [enemies.A$1:.B$1048576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3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10" table:formula="of:=IFERROR(  IFERROR(   VLOOKUP([.A234]; [items_equipment.A$1:.B$1048576]; 2; 0);   VLOOKUP([.A234]; [items_misc.A$1:.B$1048576]; 2; 0)   );  VLOOKUP([.A234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snail</text:p>
          </table:table-cell>
          <table:table-cell table:formula="of:=VLOOKUP([.C234]; [enemies.A$1:.B$1048576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3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10" table:formula="of:=IFERROR(  IFERROR(   VLOOKUP([.A235]; [items_equipment.A$1:.B$1048576]; 2; 0);   VLOOKUP([.A235]; [items_misc.A$1:.B$1048576]; 2; 0)   );  VLOOKUP([.A235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nail</text:p>
          </table:table-cell>
          <table:table-cell table:formula="of:=VLOOKUP([.C235]; [enemies.A$1:.B$1048576]; 2; 0)" office:value-type="string" office:string-value="Snail" calcext:value-type="string">
            <text:p>Snail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3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236]; [items_equipment.A$1:.B$1048576]; 2; 0);   VLOOKUP([.A236]; [items_misc.A$1:.B$1048576]; 2; 0)   );  VLOOKUP([.A236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spider</text:p>
          </table:table-cell>
          <table:table-cell table:formula="of:=VLOOKUP([.C236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3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10" table:formula="of:=IFERROR(  IFERROR(   VLOOKUP([.A237]; [items_equipment.A$1:.B$1048576]; 2; 0);   VLOOKUP([.A237]; [items_misc.A$1:.B$1048576]; 2; 0)   );  VLOOKUP([.A237]; [items_consumable.A$1:.B$1048576]; 2; 0)  )" office:value-type="string" office:string-value="Cloth shirt" calcext:value-type="string">
            <text:p>Cloth shirt</text:p>
          </table:table-cell>
          <table:table-cell office:value-type="string" calcext:value-type="string">
            <text:p>spider</text:p>
          </table:table-cell>
          <table:table-cell table:formula="of:=VLOOKUP([.C237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3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10" table:formula="of:=IFERROR(  IFERROR(   VLOOKUP([.A238]; [items_equipment.A$1:.B$1048576]; 2; 0);   VLOOKUP([.A238]; [items_misc.A$1:.B$1048576]; 2; 0)   );  VLOOKUP([.A238]; [items_consumable.A$1:.B$1048576]; 2; 0)  )" office:value-type="string" office:string-value="Cloth hood" calcext:value-type="string">
            <text:p>Cloth hood</text:p>
          </table:table-cell>
          <table:table-cell office:value-type="string" calcext:value-type="string">
            <text:p>spider</text:p>
          </table:table-cell>
          <table:table-cell table:formula="of:=VLOOKUP([.C238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3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10" table:formula="of:=IFERROR(  IFERROR(   VLOOKUP([.A239]; [items_equipment.A$1:.B$1048576]; 2; 0);   VLOOKUP([.A239]; [items_misc.A$1:.B$1048576]; 2; 0)   );  VLOOKUP([.A239]; [items_consumable.A$1:.B$1048576]; 2; 0)  )" office:value-type="string" office:string-value="Dagger" calcext:value-type="string">
            <text:p>Dagger</text:p>
          </table:table-cell>
          <table:table-cell office:value-type="string" calcext:value-type="string">
            <text:p>spider</text:p>
          </table:table-cell>
          <table:table-cell table:formula="of:=VLOOKUP([.C239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3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10" table:formula="of:=IFERROR(  IFERROR(   VLOOKUP([.A240]; [items_equipment.A$1:.B$1048576]; 2; 0);   VLOOKUP([.A240]; [items_misc.A$1:.B$1048576]; 2; 0)   );  VLOOKUP([.A240]; [items_consumable.A$1:.B$1048576]; 2; 0)  )" office:value-type="string" office:string-value="Knife" calcext:value-type="string">
            <text:p>Knife</text:p>
          </table:table-cell>
          <table:table-cell office:value-type="string" calcext:value-type="string">
            <text:p>spider</text:p>
          </table:table-cell>
          <table:table-cell table:formula="of:=VLOOKUP([.C240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4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10" table:formula="of:=IFERROR(  IFERROR(   VLOOKUP([.A241]; [items_equipment.A$1:.B$1048576]; 2; 0);   VLOOKUP([.A241]; [items_misc.A$1:.B$1048576]; 2; 0)   );  VLOOKUP([.A241]; [items_consumable.A$1:.B$1048576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spider</text:p>
          </table:table-cell>
          <table:table-cell table:formula="of:=VLOOKUP([.C241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4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10" table:formula="of:=IFERROR(  IFERROR(   VLOOKUP([.A242]; [items_equipment.A$1:.B$1048576]; 2; 0);   VLOOKUP([.A242]; [items_misc.A$1:.B$1048576]; 2; 0)   );  VLOOKUP([.A242]; [items_consumable.A$1:.B$1048576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spider</text:p>
          </table:table-cell>
          <table:table-cell table:formula="of:=VLOOKUP([.C242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4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10" table:formula="of:=IFERROR(  IFERROR(   VLOOKUP([.A243]; [items_equipment.A$1:.B$1048576]; 2; 0);   VLOOKUP([.A243]; [items_misc.A$1:.B$1048576]; 2; 0)   );  VLOOKUP([.A243]; [items_consumable.A$1:.B$1048576]; 2; 0)  )" office:value-type="string" office:string-value="Shield" calcext:value-type="string">
            <text:p>Shield</text:p>
          </table:table-cell>
          <table:table-cell office:value-type="string" calcext:value-type="string">
            <text:p>spider</text:p>
          </table:table-cell>
          <table:table-cell table:formula="of:=VLOOKUP([.C243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4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10" table:formula="of:=IFERROR(  IFERROR(   VLOOKUP([.A244]; [items_equipment.A$1:.B$1048576]; 2; 0);   VLOOKUP([.A244]; [items_misc.A$1:.B$1048576]; 2; 0)   );  VLOOKUP([.A244]; [items_consumable.A$1:.B$1048576]; 2; 0)  )" office:value-type="string" office:string-value="Spear" calcext:value-type="string">
            <text:p>Spear</text:p>
          </table:table-cell>
          <table:table-cell office:value-type="string" calcext:value-type="string">
            <text:p>spider</text:p>
          </table:table-cell>
          <table:table-cell table:formula="of:=VLOOKUP([.C244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4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10" table:formula="of:=IFERROR(  IFERROR(   VLOOKUP([.A245]; [items_equipment.A$1:.B$1048576]; 2; 0);   VLOOKUP([.A245]; [items_misc.A$1:.B$1048576]; 2; 0)   );  VLOOKUP([.A245]; [items_consumable.A$1:.B$1048576]; 2; 0)  )" office:value-type="string" office:string-value="Fine robe" calcext:value-type="string">
            <text:p>Fine robe</text:p>
          </table:table-cell>
          <table:table-cell office:value-type="string" calcext:value-type="string">
            <text:p>spider</text:p>
          </table:table-cell>
          <table:table-cell table:formula="of:=VLOOKUP([.C245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4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10" table:formula="of:=IFERROR(  IFERROR(   VLOOKUP([.A246]; [items_equipment.A$1:.B$1048576]; 2; 0);   VLOOKUP([.A246]; [items_misc.A$1:.B$1048576]; 2; 0)   );  VLOOKUP([.A246]; [items_consumable.A$1:.B$1048576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spider</text:p>
          </table:table-cell>
          <table:table-cell table:formula="of:=VLOOKUP([.C246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4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10" table:formula="of:=IFERROR(  IFERROR(   VLOOKUP([.A247]; [items_equipment.A$1:.B$1048576]; 2; 0);   VLOOKUP([.A247]; [items_misc.A$1:.B$1048576]; 2; 0)   );  VLOOKUP([.A247]; [items_consumable.A$1:.B$1048576]; 2; 0)  )" office:value-type="string" office:string-value="Notebook" calcext:value-type="string">
            <text:p>Notebook</text:p>
          </table:table-cell>
          <table:table-cell office:value-type="string" calcext:value-type="string">
            <text:p>spider</text:p>
          </table:table-cell>
          <table:table-cell table:formula="of:=VLOOKUP([.C247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4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10" table:formula="of:=IFERROR(  IFERROR(   VLOOKUP([.A248]; [items_equipment.A$1:.B$1048576]; 2; 0);   VLOOKUP([.A248]; [items_misc.A$1:.B$1048576]; 2; 0)   );  VLOOKUP([.A248]; [items_consumable.A$1:.B$1048576]; 2; 0)  )" office:value-type="string" office:string-value="Simple wand" calcext:value-type="string">
            <text:p>Simple wand</text:p>
          </table:table-cell>
          <table:table-cell office:value-type="string" calcext:value-type="string">
            <text:p>spider</text:p>
          </table:table-cell>
          <table:table-cell table:formula="of:=VLOOKUP([.C248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4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249]; [items_equipment.A$1:.B$1048576]; 2; 0);   VLOOKUP([.A249]; [items_misc.A$1:.B$1048576]; 2; 0)   );  VLOOKUP([.A249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spider</text:p>
          </table:table-cell>
          <table:table-cell table:formula="of:=VLOOKUP([.C249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4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10" table:formula="of:=IFERROR(  IFERROR(   VLOOKUP([.A250]; [items_equipment.A$1:.B$1048576]; 2; 0);   VLOOKUP([.A250]; [items_misc.A$1:.B$1048576]; 2; 0)   );  VLOOKUP([.A250]; [items_consumable.A$1:.B$1048576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spider</text:p>
          </table:table-cell>
          <table:table-cell table:formula="of:=VLOOKUP([.C250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5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10" table:formula="of:=IFERROR(  IFERROR(   VLOOKUP([.A251]; [items_equipment.A$1:.B$1048576]; 2; 0);   VLOOKUP([.A251]; [items_misc.A$1:.B$1048576]; 2; 0)   );  VLOOKUP([.A251]; [items_consumable.A$1:.B$1048576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spider</text:p>
          </table:table-cell>
          <table:table-cell table:formula="of:=VLOOKUP([.C251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5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10" table:formula="of:=IFERROR(  IFERROR(   VLOOKUP([.A252]; [items_equipment.A$1:.B$1048576]; 2; 0);   VLOOKUP([.A252]; [items_misc.A$1:.B$1048576]; 2; 0)   );  VLOOKUP([.A252]; [items_consumable.A$1:.B$1048576]; 2; 0)  )" office:value-type="string" office:string-value="Sigil" calcext:value-type="string">
            <text:p>Sigil</text:p>
          </table:table-cell>
          <table:table-cell office:value-type="string" calcext:value-type="string">
            <text:p>spider</text:p>
          </table:table-cell>
          <table:table-cell table:formula="of:=VLOOKUP([.C252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5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10" table:formula="of:=IFERROR(  IFERROR(   VLOOKUP([.A253]; [items_equipment.A$1:.B$1048576]; 2; 0);   VLOOKUP([.A253]; [items_misc.A$1:.B$1048576]; 2; 0)   );  VLOOKUP([.A253]; [items_consumable.A$1:.B$1048576]; 2; 0)  )" office:value-type="string" office:string-value="Holy emblem" calcext:value-type="string">
            <text:p>Holy emblem</text:p>
          </table:table-cell>
          <table:table-cell office:value-type="string" calcext:value-type="string">
            <text:p>spider</text:p>
          </table:table-cell>
          <table:table-cell table:formula="of:=VLOOKUP([.C253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5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254]; [items_equipment.A$1:.B$1048576]; 2; 0);   VLOOKUP([.A254]; [items_misc.A$1:.B$1048576]; 2; 0)   );  VLOOKUP([.A254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spore</text:p>
          </table:table-cell>
          <table:table-cell table:formula="of:=VLOOKUP([.C254]; [enemies.A$1:.B$1048576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5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1</text:p>
          </table:table-cell>
          <table:table-cell table:style-name="ce10" table:formula="of:=IFERROR(  IFERROR(   VLOOKUP([.A255]; [items_equipment.A$1:.B$1048576]; 2; 0);   VLOOKUP([.A255]; [items_misc.A$1:.B$1048576]; 2; 0)   );  VLOOKUP([.A255]; [items_consumable.A$1:.B$1048576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spore</text:p>
          </table:table-cell>
          <table:table-cell table:formula="of:=VLOOKUP([.C255]; [enemies.A$1:.B$1048576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5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10" table:formula="of:=IFERROR(  IFERROR(   VLOOKUP([.A256]; [items_equipment.A$1:.B$1048576]; 2; 0);   VLOOKUP([.A256]; [items_misc.A$1:.B$1048576]; 2; 0)   );  VLOOKUP([.A256]; [items_consumable.A$1:.B$1048576]; 2; 0)  )" office:value-type="string" office:string-value="Ragged hood" calcext:value-type="string">
            <text:p>Ragged hood</text:p>
          </table:table-cell>
          <table:table-cell office:value-type="string" calcext:value-type="string">
            <text:p>spore</text:p>
          </table:table-cell>
          <table:table-cell table:formula="of:=VLOOKUP([.C256]; [enemies.A$1:.B$1048576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5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10" table:formula="of:=IFERROR(  IFERROR(   VLOOKUP([.A257]; [items_equipment.A$1:.B$1048576]; 2; 0);   VLOOKUP([.A257]; [items_misc.A$1:.B$1048576]; 2; 0)   );  VLOOKUP([.A257]; [items_consumable.A$1:.B$1048576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spore</text:p>
          </table:table-cell>
          <table:table-cell table:formula="of:=VLOOKUP([.C257]; [enemies.A$1:.B$1048576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5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1</text:p>
          </table:table-cell>
          <table:table-cell table:style-name="ce10" table:formula="of:=IFERROR(  IFERROR(   VLOOKUP([.A258]; [items_equipment.A$1:.B$1048576]; 2; 0);   VLOOKUP([.A258]; [items_misc.A$1:.B$1048576]; 2; 0)   );  VLOOKUP([.A258]; [items_consumable.A$1:.B$1048576]; 2; 0)  )" office:value-type="string" office:string-value="Dirk" calcext:value-type="string">
            <text:p>Dirk</text:p>
          </table:table-cell>
          <table:table-cell office:value-type="string" calcext:value-type="string">
            <text:p>spore</text:p>
          </table:table-cell>
          <table:table-cell table:formula="of:=VLOOKUP([.C258]; [enemies.A$1:.B$1048576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5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10" table:formula="of:=IFERROR(  IFERROR(   VLOOKUP([.A259]; [items_equipment.A$1:.B$1048576]; 2; 0);   VLOOKUP([.A259]; [items_misc.A$1:.B$1048576]; 2; 0)   );  VLOOKUP([.A259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pore</text:p>
          </table:table-cell>
          <table:table-cell table:formula="of:=VLOOKUP([.C259]; [enemies.A$1:.B$1048576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5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10" table:formula="of:=IFERROR(  IFERROR(   VLOOKUP([.A260]; [items_equipment.A$1:.B$1048576]; 2; 0);   VLOOKUP([.A260]; [items_misc.A$1:.B$1048576]; 2; 0)   );  VLOOKUP([.A260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spore</text:p>
          </table:table-cell>
          <table:table-cell table:formula="of:=VLOOKUP([.C260]; [enemies.A$1:.B$1048576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6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10" table:formula="of:=IFERROR(  IFERROR(   VLOOKUP([.A261]; [items_equipment.A$1:.B$1048576]; 2; 0);   VLOOKUP([.A261]; [items_misc.A$1:.B$1048576]; 2; 0)   );  VLOOKUP([.A261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spore</text:p>
          </table:table-cell>
          <table:table-cell table:formula="of:=VLOOKUP([.C261]; [enemies.A$1:.B$1048576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6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10" table:formula="of:=IFERROR(  IFERROR(   VLOOKUP([.A262]; [items_equipment.A$1:.B$1048576]; 2; 0);   VLOOKUP([.A262]; [items_misc.A$1:.B$1048576]; 2; 0)   );  VLOOKUP([.A262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spore</text:p>
          </table:table-cell>
          <table:table-cell table:formula="of:=VLOOKUP([.C262]; [enemies.A$1:.B$1048576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6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10" table:formula="of:=IFERROR(  IFERROR(   VLOOKUP([.A263]; [items_equipment.A$1:.B$1048576]; 2; 0);   VLOOKUP([.A263]; [items_misc.A$1:.B$1048576]; 2; 0)   );  VLOOKUP([.A263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spore</text:p>
          </table:table-cell>
          <table:table-cell table:formula="of:=VLOOKUP([.C263]; [enemies.A$1:.B$1048576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6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10" table:formula="of:=IFERROR(  IFERROR(   VLOOKUP([.A264]; [items_equipment.A$1:.B$1048576]; 2; 0);   VLOOKUP([.A264]; [items_misc.A$1:.B$1048576]; 2; 0)   );  VLOOKUP([.A264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spore</text:p>
          </table:table-cell>
          <table:table-cell table:formula="of:=VLOOKUP([.C264]; [enemies.A$1:.B$1048576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6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10" table:formula="of:=IFERROR(  IFERROR(   VLOOKUP([.A265]; [items_equipment.A$1:.B$1048576]; 2; 0);   VLOOKUP([.A265]; [items_misc.A$1:.B$1048576]; 2; 0)   );  VLOOKUP([.A265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pore</text:p>
          </table:table-cell>
          <table:table-cell table:formula="of:=VLOOKUP([.C265]; [enemies.A$1:.B$1048576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6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10" table:formula="of:=IFERROR(  IFERROR(   VLOOKUP([.A266]; [items_equipment.A$1:.B$1048576]; 2; 0);   VLOOKUP([.A266]; [items_misc.A$1:.B$1048576]; 2; 0)   );  VLOOKUP([.A266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spore</text:p>
          </table:table-cell>
          <table:table-cell table:formula="of:=VLOOKUP([.C266]; [enemies.A$1:.B$1048576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6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267]; [items_equipment.A$1:.B$1048576]; 2; 0);   VLOOKUP([.A267]; [items_misc.A$1:.B$1048576]; 2; 0)   );  VLOOKUP([.A267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spore</text:p>
          </table:table-cell>
          <table:table-cell table:formula="of:=VLOOKUP([.C267]; [enemies.A$1:.B$1048576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6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10" table:formula="of:=IFERROR(  IFERROR(   VLOOKUP([.A268]; [items_equipment.A$1:.B$1048576]; 2; 0);   VLOOKUP([.A268]; [items_misc.A$1:.B$1048576]; 2; 0)   );  VLOOKUP([.A268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pore</text:p>
          </table:table-cell>
          <table:table-cell table:formula="of:=VLOOKUP([.C268]; [enemies.A$1:.B$1048576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6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10" table:formula="of:=IFERROR(  IFERROR(   VLOOKUP([.A269]; [items_equipment.A$1:.B$1048576]; 2; 0);   VLOOKUP([.A269]; [items_misc.A$1:.B$1048576]; 2; 0)   );  VLOOKUP([.A269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spore</text:p>
          </table:table-cell>
          <table:table-cell table:formula="of:=VLOOKUP([.C269]; [enemies.A$1:.B$1048576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6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10" table:formula="of:=IFERROR(  IFERROR(   VLOOKUP([.A270]; [items_equipment.A$1:.B$1048576]; 2; 0);   VLOOKUP([.A270]; [items_misc.A$1:.B$1048576]; 2; 0)   );  VLOOKUP([.A270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spore</text:p>
          </table:table-cell>
          <table:table-cell table:formula="of:=VLOOKUP([.C270]; [enemies.A$1:.B$1048576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7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10" table:formula="of:=IFERROR(  IFERROR(   VLOOKUP([.A271]; [items_equipment.A$1:.B$1048576]; 2; 0);   VLOOKUP([.A271]; [items_misc.A$1:.B$1048576]; 2; 0)   );  VLOOKUP([.A271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pore</text:p>
          </table:table-cell>
          <table:table-cell table:formula="of:=VLOOKUP([.C271]; [enemies.A$1:.B$1048576]; 2; 0)" office:value-type="string" office:string-value="Spore" calcext:value-type="string">
            <text:p>Spore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7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272]; [items_equipment.A$1:.B$1048576]; 2; 0);   VLOOKUP([.A272]; [items_misc.A$1:.B$1048576]; 2; 0)   );  VLOOKUP([.A272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thief</text:p>
          </table:table-cell>
          <table:table-cell table:formula="of:=VLOOKUP([.C272]; [enemies.A$1:.B$1048576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72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9</text:p>
          </table:table-cell>
          <table:table-cell table:style-name="ce10" table:formula="of:=IFERROR(  IFERROR(   VLOOKUP([.A273]; [items_equipment.A$1:.B$1048576]; 2; 0);   VLOOKUP([.A273]; [items_misc.A$1:.B$1048576]; 2; 0)   );  VLOOKUP([.A273]; [items_consumable.A$1:.B$1048576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thief</text:p>
          </table:table-cell>
          <table:table-cell table:formula="of:=VLOOKUP([.C273]; [enemies.A$1:.B$1048576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73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9</text:p>
          </table:table-cell>
          <table:table-cell table:style-name="ce10" table:formula="of:=IFERROR(  IFERROR(   VLOOKUP([.A274]; [items_equipment.A$1:.B$1048576]; 2; 0);   VLOOKUP([.A274]; [items_misc.A$1:.B$1048576]; 2; 0)   );  VLOOKUP([.A274]; [items_consumable.A$1:.B$1048576]; 2; 0)  )" office:value-type="string" office:string-value="Rogue hood" calcext:value-type="string">
            <text:p>Rogue hood</text:p>
          </table:table-cell>
          <table:table-cell office:value-type="string" calcext:value-type="string">
            <text:p>thief</text:p>
          </table:table-cell>
          <table:table-cell table:formula="of:=VLOOKUP([.C274]; [enemies.A$1:.B$1048576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74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9</text:p>
          </table:table-cell>
          <table:table-cell table:style-name="ce10" table:formula="of:=IFERROR(  IFERROR(   VLOOKUP([.A275]; [items_equipment.A$1:.B$1048576]; 2; 0);   VLOOKUP([.A275]; [items_misc.A$1:.B$1048576]; 2; 0)   );  VLOOKUP([.A275]; [items_consumable.A$1:.B$1048576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thief</text:p>
          </table:table-cell>
          <table:table-cell table:formula="of:=VLOOKUP([.C275]; [enemies.A$1:.B$1048576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7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9</text:p>
          </table:table-cell>
          <table:table-cell table:style-name="ce10" table:formula="of:=IFERROR(  IFERROR(   VLOOKUP([.A276]; [items_equipment.A$1:.B$1048576]; 2; 0);   VLOOKUP([.A276]; [items_misc.A$1:.B$1048576]; 2; 0)   );  VLOOKUP([.A276]; [items_consumable.A$1:.B$1048576]; 2; 0)  )" office:value-type="string" office:string-value="Rogue knife" calcext:value-type="string">
            <text:p>Rogue knife</text:p>
          </table:table-cell>
          <table:table-cell office:value-type="string" calcext:value-type="string">
            <text:p>thief</text:p>
          </table:table-cell>
          <table:table-cell table:formula="of:=VLOOKUP([.C276]; [enemies.A$1:.B$1048576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76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9</text:p>
          </table:table-cell>
          <table:table-cell table:style-name="ce10" table:formula="of:=IFERROR(  IFERROR(   VLOOKUP([.A277]; [items_equipment.A$1:.B$1048576]; 2; 0);   VLOOKUP([.A277]; [items_misc.A$1:.B$1048576]; 2; 0)   );  VLOOKUP([.A277]; [items_consumable.A$1:.B$1048576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thief</text:p>
          </table:table-cell>
          <table:table-cell table:formula="of:=VLOOKUP([.C277]; [enemies.A$1:.B$1048576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77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9</text:p>
          </table:table-cell>
          <table:table-cell table:style-name="ce10" table:formula="of:=IFERROR(  IFERROR(   VLOOKUP([.A278]; [items_equipment.A$1:.B$1048576]; 2; 0);   VLOOKUP([.A278]; [items_misc.A$1:.B$1048576]; 2; 0)   );  VLOOKUP([.A278]; [items_consumable.A$1:.B$1048576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thief</text:p>
          </table:table-cell>
          <table:table-cell table:formula="of:=VLOOKUP([.C278]; [enemies.A$1:.B$1048576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78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9</text:p>
          </table:table-cell>
          <table:table-cell table:style-name="ce10" table:formula="of:=IFERROR(  IFERROR(   VLOOKUP([.A279]; [items_equipment.A$1:.B$1048576]; 2; 0);   VLOOKUP([.A279]; [items_misc.A$1:.B$1048576]; 2; 0)   );  VLOOKUP([.A279]; [items_consumable.A$1:.B$1048576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thief</text:p>
          </table:table-cell>
          <table:table-cell table:formula="of:=VLOOKUP([.C279]; [enemies.A$1:.B$1048576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79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9</text:p>
          </table:table-cell>
          <table:table-cell table:style-name="ce10" table:formula="of:=IFERROR(  IFERROR(   VLOOKUP([.A280]; [items_equipment.A$1:.B$1048576]; 2; 0);   VLOOKUP([.A280]; [items_misc.A$1:.B$1048576]; 2; 0)   );  VLOOKUP([.A280]; [items_consumable.A$1:.B$1048576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thief</text:p>
          </table:table-cell>
          <table:table-cell table:formula="of:=VLOOKUP([.C280]; [enemies.A$1:.B$1048576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80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9</text:p>
          </table:table-cell>
          <table:table-cell table:style-name="ce10" table:formula="of:=IFERROR(  IFERROR(   VLOOKUP([.A281]; [items_equipment.A$1:.B$1048576]; 2; 0);   VLOOKUP([.A281]; [items_misc.A$1:.B$1048576]; 2; 0)   );  VLOOKUP([.A281]; [items_consumable.A$1:.B$1048576]; 2; 0)  )" office:value-type="string" office:string-value="Mage robe" calcext:value-type="string">
            <text:p>Mage robe</text:p>
          </table:table-cell>
          <table:table-cell office:value-type="string" calcext:value-type="string">
            <text:p>thief</text:p>
          </table:table-cell>
          <table:table-cell table:formula="of:=VLOOKUP([.C281]; [enemies.A$1:.B$1048576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81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9</text:p>
          </table:table-cell>
          <table:table-cell table:style-name="ce10" table:formula="of:=IFERROR(  IFERROR(   VLOOKUP([.A282]; [items_equipment.A$1:.B$1048576]; 2; 0);   VLOOKUP([.A282]; [items_misc.A$1:.B$1048576]; 2; 0)   );  VLOOKUP([.A282]; [items_consumable.A$1:.B$1048576]; 2; 0)  )" office:value-type="string" office:string-value="Mage hat" calcext:value-type="string">
            <text:p>Mage hat</text:p>
          </table:table-cell>
          <table:table-cell office:value-type="string" calcext:value-type="string">
            <text:p>thief</text:p>
          </table:table-cell>
          <table:table-cell table:formula="of:=VLOOKUP([.C282]; [enemies.A$1:.B$1048576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82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9</text:p>
          </table:table-cell>
          <table:table-cell table:style-name="ce10" table:formula="of:=IFERROR(  IFERROR(   VLOOKUP([.A283]; [items_equipment.A$1:.B$1048576]; 2; 0);   VLOOKUP([.A283]; [items_misc.A$1:.B$1048576]; 2; 0)   );  VLOOKUP([.A283]; [items_consumable.A$1:.B$1048576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thief</text:p>
          </table:table-cell>
          <table:table-cell table:formula="of:=VLOOKUP([.C283]; [enemies.A$1:.B$1048576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83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9</text:p>
          </table:table-cell>
          <table:table-cell table:style-name="ce10" table:formula="of:=IFERROR(  IFERROR(   VLOOKUP([.A284]; [items_equipment.A$1:.B$1048576]; 2; 0);   VLOOKUP([.A284]; [items_misc.A$1:.B$1048576]; 2; 0)   );  VLOOKUP([.A284]; [items_consumable.A$1:.B$1048576]; 2; 0)  )" office:value-type="string" office:string-value="Mage wand" calcext:value-type="string">
            <text:p>Mage wand</text:p>
          </table:table-cell>
          <table:table-cell office:value-type="string" calcext:value-type="string">
            <text:p>thief</text:p>
          </table:table-cell>
          <table:table-cell table:formula="of:=VLOOKUP([.C284]; [enemies.A$1:.B$1048576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84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285]; [items_equipment.A$1:.B$1048576]; 2; 0);   VLOOKUP([.A285]; [items_misc.A$1:.B$1048576]; 2; 0)   );  VLOOKUP([.A285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thief</text:p>
          </table:table-cell>
          <table:table-cell table:formula="of:=VLOOKUP([.C285]; [enemies.A$1:.B$1048576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8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10" table:formula="of:=IFERROR(  IFERROR(   VLOOKUP([.A286]; [items_equipment.A$1:.B$1048576]; 2; 0);   VLOOKUP([.A286]; [items_misc.A$1:.B$1048576]; 2; 0)   );  VLOOKUP([.A286]; [items_consumable.A$1:.B$1048576]; 2; 0)  )" office:value-type="string" office:string-value="White cloak" calcext:value-type="string">
            <text:p>White cloak</text:p>
          </table:table-cell>
          <table:table-cell office:value-type="string" calcext:value-type="string">
            <text:p>thief</text:p>
          </table:table-cell>
          <table:table-cell table:formula="of:=VLOOKUP([.C286]; [enemies.A$1:.B$1048576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86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10" table:formula="of:=IFERROR(  IFERROR(   VLOOKUP([.A287]; [items_equipment.A$1:.B$1048576]; 2; 0);   VLOOKUP([.A287]; [items_misc.A$1:.B$1048576]; 2; 0)   );  VLOOKUP([.A287]; [items_consumable.A$1:.B$1048576]; 2; 0)  )" office:value-type="string" office:string-value="Mitre" calcext:value-type="string">
            <text:p>Mitre</text:p>
          </table:table-cell>
          <table:table-cell office:value-type="string" calcext:value-type="string">
            <text:p>thief</text:p>
          </table:table-cell>
          <table:table-cell table:formula="of:=VLOOKUP([.C287]; [enemies.A$1:.B$1048576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87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10" table:formula="of:=IFERROR(  IFERROR(   VLOOKUP([.A288]; [items_equipment.A$1:.B$1048576]; 2; 0);   VLOOKUP([.A288]; [items_misc.A$1:.B$1048576]; 2; 0)   );  VLOOKUP([.A288]; [items_consumable.A$1:.B$1048576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thief</text:p>
          </table:table-cell>
          <table:table-cell table:formula="of:=VLOOKUP([.C288]; [enemies.A$1:.B$1048576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88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10" table:formula="of:=IFERROR(  IFERROR(   VLOOKUP([.A289]; [items_equipment.A$1:.B$1048576]; 2; 0);   VLOOKUP([.A289]; [items_misc.A$1:.B$1048576]; 2; 0)   );  VLOOKUP([.A289]; [items_consumable.A$1:.B$1048576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thief</text:p>
          </table:table-cell>
          <table:table-cell table:formula="of:=VLOOKUP([.C289]; [enemies.A$1:.B$1048576]; 2; 0)" office:value-type="string" office:string-value="Thief" calcext:value-type="string">
            <text:p>Thief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89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torial_paper_2</text:p>
          </table:table-cell>
          <table:table-cell table:style-name="ce10" table:formula="of:=IFERROR(  IFERROR(   VLOOKUP([.A290]; [items_equipment.A$1:.B$1048576]; 2; 0);   VLOOKUP([.A290]; [items_misc.A$1:.B$1048576]; 2; 0)   );  VLOOKUP([.A290]; [items_consumable.A$1:.B$1048576]; 2; 0)  )" office:value-type="string" office:string-value="Another piece of paper" calcext:value-type="string">
            <text:p>Another piece of paper</text:p>
          </table:table-cell>
          <table:table-cell office:value-type="string" calcext:value-type="string">
            <text:p>tutorial_enemy_1</text:p>
          </table:table-cell>
          <table:table-cell table:formula="of:=VLOOKUP([.C290]; [enemies.A$1:.B$1048576]; 2; 0)" office:value-type="string" office:string-value="Tiny shroom" calcext:value-type="string">
            <text:p>Tiny shroom</text:p>
          </table:table-cell>
          <table:table-cell table:style-name="ce11" office:value-type="float" office:value="1" calcext:value-type="float">
            <text:p>1,00</text:p>
          </table:table-cell>
          <table:table-cell table:style-name="ce24" table:formula="of:=IFERROR(VLOOKUP([loot.C290]; [enemies.A$1:.L$1048576]; 12; 0); &quot;&quot;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291]; [items_equipment.A$1:.B$1048576]; 2; 0);   VLOOKUP([.A291]; [items_misc.A$1:.B$1048576]; 2; 0)   );  VLOOKUP([.A291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wandering_rock</text:p>
          </table:table-cell>
          <table:table-cell table:formula="of:=VLOOKUP([.C291]; [enemies.A$1:.B$1048576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9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10" table:formula="of:=IFERROR(  IFERROR(   VLOOKUP([.A292]; [items_equipment.A$1:.B$1048576]; 2; 0);   VLOOKUP([.A292]; [items_misc.A$1:.B$1048576]; 2; 0)   );  VLOOKUP([.A292]; [items_consumable.A$1:.B$1048576]; 2; 0)  )" office:value-type="string" office:string-value="Cloth shirt" calcext:value-type="string">
            <text:p>Cloth shirt</text:p>
          </table:table-cell>
          <table:table-cell office:value-type="string" calcext:value-type="string">
            <text:p>wandering_rock</text:p>
          </table:table-cell>
          <table:table-cell table:formula="of:=VLOOKUP([.C292]; [enemies.A$1:.B$1048576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9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10" table:formula="of:=IFERROR(  IFERROR(   VLOOKUP([.A293]; [items_equipment.A$1:.B$1048576]; 2; 0);   VLOOKUP([.A293]; [items_misc.A$1:.B$1048576]; 2; 0)   );  VLOOKUP([.A293]; [items_consumable.A$1:.B$1048576]; 2; 0)  )" office:value-type="string" office:string-value="Cloth hood" calcext:value-type="string">
            <text:p>Cloth hood</text:p>
          </table:table-cell>
          <table:table-cell office:value-type="string" calcext:value-type="string">
            <text:p>wandering_rock</text:p>
          </table:table-cell>
          <table:table-cell table:formula="of:=VLOOKUP([.C293]; [enemies.A$1:.B$1048576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9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10" table:formula="of:=IFERROR(  IFERROR(   VLOOKUP([.A294]; [items_equipment.A$1:.B$1048576]; 2; 0);   VLOOKUP([.A294]; [items_misc.A$1:.B$1048576]; 2; 0)   );  VLOOKUP([.A294]; [items_consumable.A$1:.B$1048576]; 2; 0)  )" office:value-type="string" office:string-value="Dagger" calcext:value-type="string">
            <text:p>Dagger</text:p>
          </table:table-cell>
          <table:table-cell office:value-type="string" calcext:value-type="string">
            <text:p>wandering_rock</text:p>
          </table:table-cell>
          <table:table-cell table:formula="of:=VLOOKUP([.C294]; [enemies.A$1:.B$1048576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9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10" table:formula="of:=IFERROR(  IFERROR(   VLOOKUP([.A295]; [items_equipment.A$1:.B$1048576]; 2; 0);   VLOOKUP([.A295]; [items_misc.A$1:.B$1048576]; 2; 0)   );  VLOOKUP([.A295]; [items_consumable.A$1:.B$1048576]; 2; 0)  )" office:value-type="string" office:string-value="Knife" calcext:value-type="string">
            <text:p>Knife</text:p>
          </table:table-cell>
          <table:table-cell office:value-type="string" calcext:value-type="string">
            <text:p>wandering_rock</text:p>
          </table:table-cell>
          <table:table-cell table:formula="of:=VLOOKUP([.C295]; [enemies.A$1:.B$1048576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9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10" table:formula="of:=IFERROR(  IFERROR(   VLOOKUP([.A296]; [items_equipment.A$1:.B$1048576]; 2; 0);   VLOOKUP([.A296]; [items_misc.A$1:.B$1048576]; 2; 0)   );  VLOOKUP([.A296]; [items_consumable.A$1:.B$1048576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wandering_rock</text:p>
          </table:table-cell>
          <table:table-cell table:formula="of:=VLOOKUP([.C296]; [enemies.A$1:.B$1048576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9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10" table:formula="of:=IFERROR(  IFERROR(   VLOOKUP([.A297]; [items_equipment.A$1:.B$1048576]; 2; 0);   VLOOKUP([.A297]; [items_misc.A$1:.B$1048576]; 2; 0)   );  VLOOKUP([.A297]; [items_consumable.A$1:.B$1048576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wandering_rock</text:p>
          </table:table-cell>
          <table:table-cell table:formula="of:=VLOOKUP([.C297]; [enemies.A$1:.B$1048576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9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10" table:formula="of:=IFERROR(  IFERROR(   VLOOKUP([.A298]; [items_equipment.A$1:.B$1048576]; 2; 0);   VLOOKUP([.A298]; [items_misc.A$1:.B$1048576]; 2; 0)   );  VLOOKUP([.A298]; [items_consumable.A$1:.B$1048576]; 2; 0)  )" office:value-type="string" office:string-value="Shield" calcext:value-type="string">
            <text:p>Shield</text:p>
          </table:table-cell>
          <table:table-cell office:value-type="string" calcext:value-type="string">
            <text:p>wandering_rock</text:p>
          </table:table-cell>
          <table:table-cell table:formula="of:=VLOOKUP([.C298]; [enemies.A$1:.B$1048576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9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10" table:formula="of:=IFERROR(  IFERROR(   VLOOKUP([.A299]; [items_equipment.A$1:.B$1048576]; 2; 0);   VLOOKUP([.A299]; [items_misc.A$1:.B$1048576]; 2; 0)   );  VLOOKUP([.A299]; [items_consumable.A$1:.B$1048576]; 2; 0)  )" office:value-type="string" office:string-value="Spear" calcext:value-type="string">
            <text:p>Spear</text:p>
          </table:table-cell>
          <table:table-cell office:value-type="string" calcext:value-type="string">
            <text:p>wandering_rock</text:p>
          </table:table-cell>
          <table:table-cell table:formula="of:=VLOOKUP([.C299]; [enemies.A$1:.B$1048576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29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10" table:formula="of:=IFERROR(  IFERROR(   VLOOKUP([.A300]; [items_equipment.A$1:.B$1048576]; 2; 0);   VLOOKUP([.A300]; [items_misc.A$1:.B$1048576]; 2; 0)   );  VLOOKUP([.A300]; [items_consumable.A$1:.B$1048576]; 2; 0)  )" office:value-type="string" office:string-value="Fine robe" calcext:value-type="string">
            <text:p>Fine robe</text:p>
          </table:table-cell>
          <table:table-cell office:value-type="string" calcext:value-type="string">
            <text:p>wandering_rock</text:p>
          </table:table-cell>
          <table:table-cell table:formula="of:=VLOOKUP([.C300]; [enemies.A$1:.B$1048576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0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10" table:formula="of:=IFERROR(  IFERROR(   VLOOKUP([.A301]; [items_equipment.A$1:.B$1048576]; 2; 0);   VLOOKUP([.A301]; [items_misc.A$1:.B$1048576]; 2; 0)   );  VLOOKUP([.A301]; [items_consumable.A$1:.B$1048576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wandering_rock</text:p>
          </table:table-cell>
          <table:table-cell table:formula="of:=VLOOKUP([.C301]; [enemies.A$1:.B$1048576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0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10" table:formula="of:=IFERROR(  IFERROR(   VLOOKUP([.A302]; [items_equipment.A$1:.B$1048576]; 2; 0);   VLOOKUP([.A302]; [items_misc.A$1:.B$1048576]; 2; 0)   );  VLOOKUP([.A302]; [items_consumable.A$1:.B$1048576]; 2; 0)  )" office:value-type="string" office:string-value="Notebook" calcext:value-type="string">
            <text:p>Notebook</text:p>
          </table:table-cell>
          <table:table-cell office:value-type="string" calcext:value-type="string">
            <text:p>wandering_rock</text:p>
          </table:table-cell>
          <table:table-cell table:formula="of:=VLOOKUP([.C302]; [enemies.A$1:.B$1048576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0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10" table:formula="of:=IFERROR(  IFERROR(   VLOOKUP([.A303]; [items_equipment.A$1:.B$1048576]; 2; 0);   VLOOKUP([.A303]; [items_misc.A$1:.B$1048576]; 2; 0)   );  VLOOKUP([.A303]; [items_consumable.A$1:.B$1048576]; 2; 0)  )" office:value-type="string" office:string-value="Simple wand" calcext:value-type="string">
            <text:p>Simple wand</text:p>
          </table:table-cell>
          <table:table-cell office:value-type="string" calcext:value-type="string">
            <text:p>wandering_rock</text:p>
          </table:table-cell>
          <table:table-cell table:formula="of:=VLOOKUP([.C303]; [enemies.A$1:.B$1048576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0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304]; [items_equipment.A$1:.B$1048576]; 2; 0);   VLOOKUP([.A304]; [items_misc.A$1:.B$1048576]; 2; 0)   );  VLOOKUP([.A304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wandering_rock</text:p>
          </table:table-cell>
          <table:table-cell table:formula="of:=VLOOKUP([.C304]; [enemies.A$1:.B$1048576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0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10" table:formula="of:=IFERROR(  IFERROR(   VLOOKUP([.A305]; [items_equipment.A$1:.B$1048576]; 2; 0);   VLOOKUP([.A305]; [items_misc.A$1:.B$1048576]; 2; 0)   );  VLOOKUP([.A305]; [items_consumable.A$1:.B$1048576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wandering_rock</text:p>
          </table:table-cell>
          <table:table-cell table:formula="of:=VLOOKUP([.C305]; [enemies.A$1:.B$1048576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0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10" table:formula="of:=IFERROR(  IFERROR(   VLOOKUP([.A306]; [items_equipment.A$1:.B$1048576]; 2; 0);   VLOOKUP([.A306]; [items_misc.A$1:.B$1048576]; 2; 0)   );  VLOOKUP([.A306]; [items_consumable.A$1:.B$1048576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wandering_rock</text:p>
          </table:table-cell>
          <table:table-cell table:formula="of:=VLOOKUP([.C306]; [enemies.A$1:.B$1048576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0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10" table:formula="of:=IFERROR(  IFERROR(   VLOOKUP([.A307]; [items_equipment.A$1:.B$1048576]; 2; 0);   VLOOKUP([.A307]; [items_misc.A$1:.B$1048576]; 2; 0)   );  VLOOKUP([.A307]; [items_consumable.A$1:.B$1048576]; 2; 0)  )" office:value-type="string" office:string-value="Sigil" calcext:value-type="string">
            <text:p>Sigil</text:p>
          </table:table-cell>
          <table:table-cell office:value-type="string" calcext:value-type="string">
            <text:p>wandering_rock</text:p>
          </table:table-cell>
          <table:table-cell table:formula="of:=VLOOKUP([.C307]; [enemies.A$1:.B$1048576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0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10" table:formula="of:=IFERROR(  IFERROR(   VLOOKUP([.A308]; [items_equipment.A$1:.B$1048576]; 2; 0);   VLOOKUP([.A308]; [items_misc.A$1:.B$1048576]; 2; 0)   );  VLOOKUP([.A308]; [items_consumable.A$1:.B$1048576]; 2; 0)  )" office:value-type="string" office:string-value="Holy emblem" calcext:value-type="string">
            <text:p>Holy emblem</text:p>
          </table:table-cell>
          <table:table-cell office:value-type="string" calcext:value-type="string">
            <text:p>wandering_rock</text:p>
          </table:table-cell>
          <table:table-cell table:formula="of:=VLOOKUP([.C308]; [enemies.A$1:.B$1048576]; 2; 0)" office:value-type="string" office:string-value="Wandering Rock" calcext:value-type="string">
            <text:p>Wandering Rock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0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10" table:formula="of:=IFERROR(  IFERROR(   VLOOKUP([.A309]; [items_equipment.A$1:.B$1048576]; 2; 0);   VLOOKUP([.A309]; [items_misc.A$1:.B$1048576]; 2; 0)   );  VLOOKUP([.A309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wood_stump</text:p>
          </table:table-cell>
          <table:table-cell table:formula="of:=VLOOKUP([.C309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0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10" table:formula="of:=IFERROR(  IFERROR(   VLOOKUP([.A310]; [items_equipment.A$1:.B$1048576]; 2; 0);   VLOOKUP([.A310]; [items_misc.A$1:.B$1048576]; 2; 0)   );  VLOOKUP([.A310]; [items_consumable.A$1:.B$1048576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wood_stump</text:p>
          </table:table-cell>
          <table:table-cell table:formula="of:=VLOOKUP([.C310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1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10" table:formula="of:=IFERROR(  IFERROR(   VLOOKUP([.A311]; [items_equipment.A$1:.B$1048576]; 2; 0);   VLOOKUP([.A311]; [items_misc.A$1:.B$1048576]; 2; 0)   );  VLOOKUP([.A311]; [items_consumable.A$1:.B$1048576]; 2; 0)  )" office:value-type="string" office:string-value="Ragged hood" calcext:value-type="string">
            <text:p>Ragged hood</text:p>
          </table:table-cell>
          <table:table-cell office:value-type="string" calcext:value-type="string">
            <text:p>wood_stump</text:p>
          </table:table-cell>
          <table:table-cell table:formula="of:=VLOOKUP([.C311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1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10" table:formula="of:=IFERROR(  IFERROR(   VLOOKUP([.A312]; [items_equipment.A$1:.B$1048576]; 2; 0);   VLOOKUP([.A312]; [items_misc.A$1:.B$1048576]; 2; 0)   );  VLOOKUP([.A312]; [items_consumable.A$1:.B$1048576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wood_stump</text:p>
          </table:table-cell>
          <table:table-cell table:formula="of:=VLOOKUP([.C312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1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10" table:formula="of:=IFERROR(  IFERROR(   VLOOKUP([.A313]; [items_equipment.A$1:.B$1048576]; 2; 0);   VLOOKUP([.A313]; [items_misc.A$1:.B$1048576]; 2; 0)   );  VLOOKUP([.A313]; [items_consumable.A$1:.B$1048576]; 2; 0)  )" office:value-type="string" office:string-value="Dirk" calcext:value-type="string">
            <text:p>Dirk</text:p>
          </table:table-cell>
          <table:table-cell office:value-type="string" calcext:value-type="string">
            <text:p>wood_stump</text:p>
          </table:table-cell>
          <table:table-cell table:formula="of:=VLOOKUP([.C313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1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10" table:formula="of:=IFERROR(  IFERROR(   VLOOKUP([.A314]; [items_equipment.A$1:.B$1048576]; 2; 0);   VLOOKUP([.A314]; [items_misc.A$1:.B$1048576]; 2; 0)   );  VLOOKUP([.A314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wood_stump</text:p>
          </table:table-cell>
          <table:table-cell table:formula="of:=VLOOKUP([.C314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1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10" table:formula="of:=IFERROR(  IFERROR(   VLOOKUP([.A315]; [items_equipment.A$1:.B$1048576]; 2; 0);   VLOOKUP([.A315]; [items_misc.A$1:.B$1048576]; 2; 0)   );  VLOOKUP([.A315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wood_stump</text:p>
          </table:table-cell>
          <table:table-cell table:formula="of:=VLOOKUP([.C315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1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10" table:formula="of:=IFERROR(  IFERROR(   VLOOKUP([.A316]; [items_equipment.A$1:.B$1048576]; 2; 0);   VLOOKUP([.A316]; [items_misc.A$1:.B$1048576]; 2; 0)   );  VLOOKUP([.A316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wood_stump</text:p>
          </table:table-cell>
          <table:table-cell table:formula="of:=VLOOKUP([.C316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1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10" table:formula="of:=IFERROR(  IFERROR(   VLOOKUP([.A317]; [items_equipment.A$1:.B$1048576]; 2; 0);   VLOOKUP([.A317]; [items_misc.A$1:.B$1048576]; 2; 0)   );  VLOOKUP([.A317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wood_stump</text:p>
          </table:table-cell>
          <table:table-cell table:formula="of:=VLOOKUP([.C317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1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10" table:formula="of:=IFERROR(  IFERROR(   VLOOKUP([.A318]; [items_equipment.A$1:.B$1048576]; 2; 0);   VLOOKUP([.A318]; [items_misc.A$1:.B$1048576]; 2; 0)   );  VLOOKUP([.A318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wood_stump</text:p>
          </table:table-cell>
          <table:table-cell table:formula="of:=VLOOKUP([.C318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1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10" table:formula="of:=IFERROR(  IFERROR(   VLOOKUP([.A319]; [items_equipment.A$1:.B$1048576]; 2; 0);   VLOOKUP([.A319]; [items_misc.A$1:.B$1048576]; 2; 0)   );  VLOOKUP([.A319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wood_stump</text:p>
          </table:table-cell>
          <table:table-cell table:formula="of:=VLOOKUP([.C319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1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10" table:formula="of:=IFERROR(  IFERROR(   VLOOKUP([.A320]; [items_equipment.A$1:.B$1048576]; 2; 0);   VLOOKUP([.A320]; [items_misc.A$1:.B$1048576]; 2; 0)   );  VLOOKUP([.A320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wood_stump</text:p>
          </table:table-cell>
          <table:table-cell table:formula="of:=VLOOKUP([.C320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2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10" table:formula="of:=IFERROR(  IFERROR(   VLOOKUP([.A321]; [items_equipment.A$1:.B$1048576]; 2; 0);   VLOOKUP([.A321]; [items_misc.A$1:.B$1048576]; 2; 0)   );  VLOOKUP([.A321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wood_stump</text:p>
          </table:table-cell>
          <table:table-cell table:formula="of:=VLOOKUP([.C321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2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10" table:formula="of:=IFERROR(  IFERROR(   VLOOKUP([.A322]; [items_equipment.A$1:.B$1048576]; 2; 0);   VLOOKUP([.A322]; [items_misc.A$1:.B$1048576]; 2; 0)   );  VLOOKUP([.A322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wood_stump</text:p>
          </table:table-cell>
          <table:table-cell table:formula="of:=VLOOKUP([.C322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2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10" table:formula="of:=IFERROR(  IFERROR(   VLOOKUP([.A323]; [items_equipment.A$1:.B$1048576]; 2; 0);   VLOOKUP([.A323]; [items_misc.A$1:.B$1048576]; 2; 0)   );  VLOOKUP([.A323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wood_stump</text:p>
          </table:table-cell>
          <table:table-cell table:formula="of:=VLOOKUP([.C323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2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10" table:formula="of:=IFERROR(  IFERROR(   VLOOKUP([.A324]; [items_equipment.A$1:.B$1048576]; 2; 0);   VLOOKUP([.A324]; [items_misc.A$1:.B$1048576]; 2; 0)   );  VLOOKUP([.A324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wood_stump</text:p>
          </table:table-cell>
          <table:table-cell table:formula="of:=VLOOKUP([.C324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2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10" table:formula="of:=IFERROR(  IFERROR(   VLOOKUP([.A325]; [items_equipment.A$1:.B$1048576]; 2; 0);   VLOOKUP([.A325]; [items_misc.A$1:.B$1048576]; 2; 0)   );  VLOOKUP([.A325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wood_stump</text:p>
          </table:table-cell>
          <table:table-cell table:formula="of:=VLOOKUP([.C325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2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10" table:formula="of:=IFERROR(  IFERROR(   VLOOKUP([.A326]; [items_equipment.A$1:.B$1048576]; 2; 0);   VLOOKUP([.A326]; [items_misc.A$1:.B$1048576]; 2; 0)   );  VLOOKUP([.A326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wood_stump</text:p>
          </table:table-cell>
          <table:table-cell table:formula="of:=VLOOKUP([.C326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01" calcext:value-type="float">
            <text:p>0,01</text:p>
          </table:table-cell>
          <table:table-cell table:style-name="ce24" table:formula="of:=IFERROR(VLOOKUP([loot.C32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0"/>
          <table:table-cell table:number-columns-repeated="2"/>
          <table:table-cell table:style-name="ce11"/>
          <table:table-cell table:style-name="ce24"/>
          <table:table-cell table:number-columns-repeated="1018"/>
        </table:table-row>
        <table:table-row table:style-name="ro1" table:number-rows-repeated="10482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" table:style-name="ta1">
        <office:forms form:automatic-focus="false" form:apply-design-mode="false"/>
        <table:table-column table:style-name="co35" table:default-cell-style-name="ce9"/>
        <table:table-column table:style-name="co34" table:default-cell-style-name="ce9"/>
        <table:table-column table:style-name="co36" table:default-cell-style-name="ce9"/>
        <table:table-column table:style-name="co37" table:default-cell-style-name="ce9"/>
        <table:table-column table:style-name="co38" table:default-cell-style-name="ce9"/>
        <table:table-column table:style-name="co39" table:default-cell-style-name="ce9"/>
        <table:table-column table:style-name="co40" table:default-cell-style-name="ce9"/>
        <table:table-column table:style-name="co41" table:default-cell-style-name="ce9"/>
        <table:table-column table:style-name="co42" table:default-cell-style-name="ce9"/>
        <table:table-column table:style-name="co43" table:default-cell-style-name="ce9"/>
        <table:table-column table:style-name="co44" table:default-cell-style-name="ce9"/>
        <table:table-column table:style-name="co45" table:default-cell-style-name="ce9"/>
        <table:table-column table:style-name="co46" table:default-cell-style-name="ce2"/>
        <table:table-column table:style-name="co47" table:default-cell-style-name="ce2"/>
        <table:table-column table:style-name="co48" table:default-cell-style-name="ce9"/>
        <table:table-column table:style-name="co1" table:number-columns-repeated="1009" table:default-cell-style-name="ce9"/>
        <table:table-row table:style-name="ro2">
          <table:table-cell office:value-type="string" calcext:value-type="string">
            <text:p>enemy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p_max</text:p>
          </table:table-cell>
          <table:table-cell office:value-type="string" calcext:value-type="string">
            <text:p>mp_max</text:p>
          </table:table-cell>
          <table:table-cell office:value-type="string" calcext:value-type="string">
            <text:p>gri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marmor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LOOT</text:p>
            <text:p>AMOUT</text:p>
          </table:table-cell>
          <table:table-cell office:value-type="string" calcext:value-type="string">
            <text:p>COMBAT</text:p>
            <text:p>LOOP</text:p>
            <text:p>AMOUT</text:p>
          </table:table-cell>
          <table:table-cell office:value-type="string" calcext:value-type="string">
            <text:p>descrip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utorial_enemy_1</text:p>
          </table:table-cell>
          <table:table-cell office:value-type="string" calcext:value-type="string">
            <text:p>Tiny shroo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OUNTIF([$loot.C$1:.C$1048576];[.A2])" office:value-type="float" office:value="1" calcext:value-type="float">
            <text:p>1</text:p>
          </table:table-cell>
          <table:table-cell table:formula="of:=COUNTIF([$enemy_combat_loop.A$1:.A$1048576];[.A2])" office:value-type="float" office:value="1" calcext:value-type="float">
            <text:p>1</text:p>
          </table:table-cell>
          <table:table-cell office:value-type="string" calcext:value-type="string">
            <text:p>A tiny orange mushroom. How cute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room</text:p>
          </table:table-cell>
          <table:table-cell office:value-type="string" calcext:value-type="string">
            <text:p>Shroo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$1:.C$1048576];[.A3])" office:value-type="float" office:value="18" calcext:value-type="float">
            <text:p>18</text:p>
          </table:table-cell>
          <table:table-cell table:formula="of:=COUNTIF([$enemy_combat_loop.A$1:.A$1048576];[.A3])" office:value-type="float" office:value="1" calcext:value-type="float">
            <text:p>1</text:p>
          </table:table-cell>
          <table:table-cell office:value-type="string" calcext:value-type="string">
            <text:p>A tiny orange mushroom. How cute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$1:.C$1048576];[.A4])" office:value-type="float" office:value="18" calcext:value-type="float">
            <text:p>18</text:p>
          </table:table-cell>
          <table:table-cell table:formula="of:=COUNTIF([$enemy_combat_loop.A$1:.A$1048576];[.A4])" office:value-type="float" office:value="1" calcext:value-type="float">
            <text:p>1</text:p>
          </table:table-cell>
          <table:table-cell office:value-type="string" calcext:value-type="string">
            <text:p>A small stinky rat. Ew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Spor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$1:.C$1048576];[.A5])" office:value-type="float" office:value="18" calcext:value-type="float">
            <text:p>18</text:p>
          </table:table-cell>
          <table:table-cell table:formula="of:=COUNTIF([$enemy_combat_loop.A$1:.A$1048576];[.A5])" office:value-type="float" office:value="1" calcext:value-type="float">
            <text:p>1</text:p>
          </table:table-cell>
          <table:table-cell office:value-type="string" calcext:value-type="string">
            <text:p>A ball of fluff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ood_stump</text:p>
          </table:table-cell>
          <table:table-cell office:value-type="string" calcext:value-type="string">
            <text:p>Wood Stump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$1:.C$1048576];[.A6])" office:value-type="float" office:value="18" calcext:value-type="float">
            <text:p>18</text:p>
          </table:table-cell>
          <table:table-cell table:formula="of:=COUNTIF([$enemy_combat_loop.A$1:.A$1048576];[.A6])" office:value-type="float" office:value="1" calcext:value-type="float">
            <text:p>1</text:p>
          </table:table-cell>
          <table:table-cell office:value-type="string" calcext:value-type="string">
            <text:p>A moving table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nail</text:p>
          </table:table-cell>
          <table:table-cell office:value-type="string" calcext:value-type="string">
            <text:p>Sn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$1:.C$1048576];[.A7])" office:value-type="float" office:value="18" calcext:value-type="float">
            <text:p>18</text:p>
          </table:table-cell>
          <table:table-cell table:formula="of:=COUNTIF([$enemy_combat_loop.A$1:.A$1048576];[.A7])" office:value-type="float" office:value="1" calcext:value-type="float">
            <text:p>1</text:p>
          </table:table-cell>
          <table:table-cell office:value-type="string" calcext:value-type="string">
            <text:p>A slow moving hous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ange mushroom</text:p>
          </table:table-cell>
          <table:table-cell office:value-type="string" calcext:value-type="string">
            <text:p>Orange Mushroom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$1:.C$1048576];[.A8])" office:value-type="float" office:value="18" calcext:value-type="float">
            <text:p>18</text:p>
          </table:table-cell>
          <table:table-cell table:formula="of:=COUNTIF([$enemy_combat_loop.A$1:.A$1048576];[.A8])" office:value-type="float" office:value="1" calcext:value-type="float">
            <text:p>1</text:p>
          </table:table-cell>
          <table:table-cell office:value-type="string" calcext:value-type="string">
            <text:p>A larger orange mushroom, this one is feisty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reen_slime</text:p>
          </table:table-cell>
          <table:table-cell office:value-type="string" calcext:value-type="string">
            <text:p>Green Slim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$1:.C$1048576];[.A9])" office:value-type="float" office:value="18" calcext:value-type="float">
            <text:p>18</text:p>
          </table:table-cell>
          <table:table-cell table:formula="of:=COUNTIF([$enemy_combat_loop.A$1:.A$1048576];[.A9])" office:value-type="float" office:value="1" calcext:value-type="float">
            <text:p>1</text:p>
          </table:table-cell>
          <table:table-cell office:value-type="string" calcext:value-type="string">
            <text:p>A small glob of go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der</text:p>
          </table:table-cell>
          <table:table-cell office:value-type="string" calcext:value-type="string">
            <text:p>Spid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$1:.C$1048576];[.A10])" office:value-type="float" office:value="18" calcext:value-type="float">
            <text:p>18</text:p>
          </table:table-cell>
          <table:table-cell table:formula="of:=COUNTIF([$enemy_combat_loop.A$1:.A$1048576];[.A10])" office:value-type="float" office:value="1" calcext:value-type="float">
            <text:p>1</text:p>
          </table:table-cell>
          <table:table-cell office:value-type="string" calcext:value-type="string">
            <text:p>A eight eyed, eight legged creature. What more to say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andering_rock</text:p>
          </table:table-cell>
          <table:table-cell office:value-type="string" calcext:value-type="string">
            <text:p>Wandering Rock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$1:.C$1048576];[.A11])" office:value-type="float" office:value="18" calcext:value-type="float">
            <text:p>18</text:p>
          </table:table-cell>
          <table:table-cell table:formula="of:=COUNTIF([$enemy_combat_loop.A$1:.A$1048576];[.A11])" office:value-type="float" office:value="1" calcext:value-type="float">
            <text:p>1</text:p>
          </table:table-cell>
          <table:table-cell office:value-type="string" calcext:value-type="string">
            <text:p>A pile of rocks seemingly glued together. Wait its moving?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Pig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$1:.C$1048576];[.A12])" office:value-type="float" office:value="18" calcext:value-type="float">
            <text:p>18</text:p>
          </table:table-cell>
          <table:table-cell table:formula="of:=COUNTIF([$enemy_combat_loop.A$1:.A$1048576];[.A12])" office:value-type="float" office:value="1" calcext:value-type="float">
            <text:p>1</text:p>
          </table:table-cell>
          <table:table-cell office:value-type="string" calcext:value-type="string">
            <text:p>A pink rotunt dog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lue mushroom</text:p>
          </table:table-cell>
          <table:table-cell office:value-type="string" calcext:value-type="string">
            <text:p>Blue Mushroom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$1:.C$1048576];[.A13])" office:value-type="float" office:value="18" calcext:value-type="float">
            <text:p>18</text:p>
          </table:table-cell>
          <table:table-cell table:formula="of:=COUNTIF([$enemy_combat_loop.A$1:.A$1048576];[.A13])" office:value-type="float" office:value="1" calcext:value-type="float">
            <text:p>1</text:p>
          </table:table-cell>
          <table:table-cell office:value-type="string" calcext:value-type="string">
            <text:p>A bulky blue mushroom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ctopus</text:p>
          </table:table-cell>
          <table:table-cell office:value-type="string" calcext:value-type="string">
            <text:p>Octopu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$1:.C$1048576];[.A14])" office:value-type="float" office:value="18" calcext:value-type="float">
            <text:p>18</text:p>
          </table:table-cell>
          <table:table-cell table:formula="of:=COUNTIF([$enemy_combat_loop.A$1:.A$1048576];[.A14])" office:value-type="float" office:value="1" calcext:value-type="float">
            <text:p>1</text:p>
          </table:table-cell>
          <table:table-cell office:value-type="string" calcext:value-type="string">
            <text:p>A big slimy floating octopus, atleast you are 50% certain its not a beholder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lue_slime</text:p>
          </table:table-cell>
          <table:table-cell office:value-type="string" calcext:value-type="string">
            <text:p>Blue Slim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$1:.C$1048576];[.A15])" office:value-type="float" office:value="18" calcext:value-type="float">
            <text:p>18</text:p>
          </table:table-cell>
          <table:table-cell table:formula="of:=COUNTIF([$enemy_combat_loop.A$1:.A$1048576];[.A15])" office:value-type="float" office:value="1" calcext:value-type="float">
            <text:p>1</text:p>
          </table:table-cell>
          <table:table-cell office:value-type="string" calcext:value-type="string">
            <text:p>A slimy blue glob stinks of sewag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d_slime</text:p>
          </table:table-cell>
          <table:table-cell office:value-type="string" calcext:value-type="string">
            <text:p>Red Slim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$1:.C$1048576];[.A16])" office:value-type="float" office:value="18" calcext:value-type="float">
            <text:p>18</text:p>
          </table:table-cell>
          <table:table-cell table:formula="of:=COUNTIF([$enemy_combat_loop.A$1:.A$1048576];[.A16])" office:value-type="float" office:value="1" calcext:value-type="float">
            <text:p>1</text:p>
          </table:table-cell>
          <table:table-cell office:value-type="string" calcext:value-type="string">
            <text:p>A red glob of heat. Is it on fire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d_cap</text:p>
          </table:table-cell>
          <table:table-cell office:value-type="string" calcext:value-type="string">
            <text:p>Red Cap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$1:.C$1048576];[.A17])" office:value-type="float" office:value="18" calcext:value-type="float">
            <text:p>18</text:p>
          </table:table-cell>
          <table:table-cell table:formula="of:=COUNTIF([$enemy_combat_loop.A$1:.A$1048576];[.A17])" office:value-type="float" office:value="1" calcext:value-type="float">
            <text:p>1</text:p>
          </table:table-cell>
          <table:table-cell office:value-type="string" calcext:value-type="string">
            <text:p>Is this a reskin of orange mushroom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vil_eye</text:p>
          </table:table-cell>
          <table:table-cell office:value-type="string" calcext:value-type="string">
            <text:p>Evil Ey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COUNTIF([$loot.C$1:.C$1048576];[.A18])" office:value-type="float" office:value="18" calcext:value-type="float">
            <text:p>18</text:p>
          </table:table-cell>
          <table:table-cell table:formula="of:=COUNTIF([$enemy_combat_loop.A$1:.A$1048576];[.A18])" office:value-type="float" office:value="1" calcext:value-type="float">
            <text:p>1</text:p>
          </table:table-cell>
          <table:table-cell office:value-type="string" calcext:value-type="string">
            <text:p>A one eyed snake with two arms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hief</text:p>
          </table:table-cell>
          <table:table-cell office:value-type="string" calcext:value-type="string">
            <text:p>Thief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COUNTIF([$loot.C$1:.C$1048576];[.A19])" office:value-type="float" office:value="18" calcext:value-type="float">
            <text:p>18</text:p>
          </table:table-cell>
          <table:table-cell table:formula="of:=COUNTIF([$enemy_combat_loop.A$1:.A$1048576];[.A19])" office:value-type="float" office:value="1" calcext:value-type="float">
            <text:p>1</text:p>
          </table:table-cell>
          <table:table-cell office:value-type="string" calcext:value-type="string">
            <text:p>A ragged man with a dull knif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rned_mushroom</text:p>
          </table:table-cell>
          <table:table-cell office:value-type="string" calcext:value-type="string">
            <text:p>Horned Mushroom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COUNTIF([$loot.C$1:.C$1048576];[.A20])" office:value-type="float" office:value="18" calcext:value-type="float">
            <text:p>18</text:p>
          </table:table-cell>
          <table:table-cell table:formula="of:=COUNTIF([$enemy_combat_loop.A$1:.A$1048576];[.A20])" office:value-type="float" office:value="1" calcext:value-type="float">
            <text:p>1</text:p>
          </table:table-cell>
          <table:table-cell office:value-type="string" calcext:value-type="string">
            <text:p>A big mushroom with spiky horns growing out of its blue cap.</text:p>
          </table:table-cell>
          <table:table-cell table:number-columns-repeated="100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_skills" table:style-name="ta1">
        <table:table-column table:style-name="co34" table:number-columns-repeated="2" table:default-cell-style-name="ce9"/>
        <table:table-column table:style-name="co49" table:number-columns-repeated="2" table:default-cell-style-name="ce9"/>
        <table:table-column table:style-name="co1" table:number-columns-repeated="1020" table:default-cell-style-name="ce9"/>
        <table:table-row table:style-name="ro1"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pract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room</text:p>
          </table:table-cell>
          <table:table-cell table:formula="of:=VLOOKUP([.A2]; [enemies.A$1:.B$1048576]; 2; 0)" office:value-type="string" office:string-value="Shroom" calcext:value-type="string">
            <text:p>Shroom</text:p>
          </table:table-cell>
          <table:table-cell office:value-type="string" calcext:value-type="string">
            <text:p>nudge</text:p>
          </table:table-cell>
          <table:table-cell table:formula="of:=VLOOKUP([.C2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</text:p>
          </table:table-cell>
          <table:table-cell table:formula="of:=VLOOKUP([.A3]; [enemies.A$1:.B$1048576]; 2; 0)" office:value-type="string" office:string-value="Rat" calcext:value-type="string">
            <text:p>Rat</text:p>
          </table:table-cell>
          <table:table-cell office:value-type="string" calcext:value-type="string">
            <text:p>nudge</text:p>
          </table:table-cell>
          <table:table-cell table:formula="of:=VLOOKUP([.C3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e</text:p>
          </table:table-cell>
          <table:table-cell table:formula="of:=VLOOKUP([.A4]; [enemies.A$1:.B$1048576]; 2; 0)" office:value-type="string" office:string-value="Spore" calcext:value-type="string">
            <text:p>Spore</text:p>
          </table:table-cell>
          <table:table-cell office:value-type="string" calcext:value-type="string">
            <text:p>nudge</text:p>
          </table:table-cell>
          <table:table-cell table:formula="of:=VLOOKUP([.C4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od_stump</text:p>
          </table:table-cell>
          <table:table-cell table:formula="of:=VLOOKUP([.A5]; [enemies.A$1:.B$1048576]; 2; 0)" office:value-type="string" office:string-value="Wood Stump" calcext:value-type="string">
            <text:p>Wood Stump</text:p>
          </table:table-cell>
          <table:table-cell office:value-type="string" calcext:value-type="string">
            <text:p>nudge</text:p>
          </table:table-cell>
          <table:table-cell table:formula="of:=VLOOKUP([.C5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nail</text:p>
          </table:table-cell>
          <table:table-cell table:formula="of:=VLOOKUP([.A6]; [enemies.A$1:.B$1048576]; 2; 0)" office:value-type="string" office:string-value="Snail" calcext:value-type="string">
            <text:p>Snail</text:p>
          </table:table-cell>
          <table:table-cell office:value-type="string" calcext:value-type="string">
            <text:p>nudge</text:p>
          </table:table-cell>
          <table:table-cell table:formula="of:=VLOOKUP([.C6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nge mushroom</text:p>
          </table:table-cell>
          <table:table-cell table:formula="of:=VLOOKUP([.A7]; [enemies.A$1:.B$1048576]; 2; 0)" office:value-type="string" office:string-value="Orange Mushroom" calcext:value-type="string">
            <text:p>Orange Mushroom</text:p>
          </table:table-cell>
          <table:table-cell office:value-type="string" calcext:value-type="string">
            <text:p>nudge</text:p>
          </table:table-cell>
          <table:table-cell table:formula="of:=VLOOKUP([.C7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_slime</text:p>
          </table:table-cell>
          <table:table-cell table:formula="of:=VLOOKUP([.A8]; [enemies.A$1:.B$1048576]; 2; 0)" office:value-type="string" office:string-value="Green Slime" calcext:value-type="string">
            <text:p>Green Slime</text:p>
          </table:table-cell>
          <table:table-cell office:value-type="string" calcext:value-type="string">
            <text:p>nudge</text:p>
          </table:table-cell>
          <table:table-cell table:formula="of:=VLOOKUP([.C8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der</text:p>
          </table:table-cell>
          <table:table-cell table:formula="of:=VLOOKUP([.A9]; [enemies.A$1:.B$1048576]; 2; 0)" office:value-type="string" office:string-value="Spider" calcext:value-type="string">
            <text:p>Spider</text:p>
          </table:table-cell>
          <table:table-cell office:value-type="string" calcext:value-type="string">
            <text:p>nudge</text:p>
          </table:table-cell>
          <table:table-cell table:formula="of:=VLOOKUP([.C9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ndering_rock</text:p>
          </table:table-cell>
          <table:table-cell table:formula="of:=VLOOKUP([.A10]; [enemies.A$1:.B$1048576]; 2; 0)" office:value-type="string" office:string-value="Wandering Rock" calcext:value-type="string">
            <text:p>Wandering Rock</text:p>
          </table:table-cell>
          <table:table-cell office:value-type="string" calcext:value-type="string">
            <text:p>nudge</text:p>
          </table:table-cell>
          <table:table-cell table:formula="of:=VLOOKUP([.C10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g</text:p>
          </table:table-cell>
          <table:table-cell table:formula="of:=VLOOKUP([.A11]; [enemies.A$1:.B$1048576]; 2; 0)" office:value-type="string" office:string-value="Pig" calcext:value-type="string">
            <text:p>Pig</text:p>
          </table:table-cell>
          <table:table-cell office:value-type="string" calcext:value-type="string">
            <text:p>nudge</text:p>
          </table:table-cell>
          <table:table-cell table:formula="of:=VLOOKUP([.C11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torial_enemy_1</text:p>
          </table:table-cell>
          <table:table-cell table:formula="of:=VLOOKUP([.A12]; [enemies.A$1:.B$1048576]; 2; 0)" office:value-type="string" office:string-value="Tiny shroom" calcext:value-type="string">
            <text:p>Tiny shroom</text:p>
          </table:table-cell>
          <table:table-cell office:value-type="string" calcext:value-type="string">
            <text:p>nudge</text:p>
          </table:table-cell>
          <table:table-cell table:formula="of:=VLOOKUP([.C12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ue mushroom</text:p>
          </table:table-cell>
          <table:table-cell table:formula="of:=VLOOKUP([.A13]; [enemies.A$1:.B$1048576]; 2; 0)" office:value-type="string" office:string-value="Blue Mushroom" calcext:value-type="string">
            <text:p>Blue Mushroom</text:p>
          </table:table-cell>
          <table:table-cell office:value-type="string" calcext:value-type="string">
            <text:p>nudge</text:p>
          </table:table-cell>
          <table:table-cell table:formula="of:=VLOOKUP([.C13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topus</text:p>
          </table:table-cell>
          <table:table-cell table:formula="of:=VLOOKUP([.A14]; [enemies.A$1:.B$1048576]; 2; 0)" office:value-type="string" office:string-value="Octopus" calcext:value-type="string">
            <text:p>Octopus</text:p>
          </table:table-cell>
          <table:table-cell office:value-type="string" calcext:value-type="string">
            <text:p>nudge</text:p>
          </table:table-cell>
          <table:table-cell table:formula="of:=VLOOKUP([.C14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ue_slime</text:p>
          </table:table-cell>
          <table:table-cell table:formula="of:=VLOOKUP([.A15]; [enemies.A$1:.B$1048576]; 2; 0)" office:value-type="string" office:string-value="Blue Slime" calcext:value-type="string">
            <text:p>Blue Slime</text:p>
          </table:table-cell>
          <table:table-cell office:value-type="string" calcext:value-type="string">
            <text:p>nudge</text:p>
          </table:table-cell>
          <table:table-cell table:formula="of:=VLOOKUP([.C15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_slime</text:p>
          </table:table-cell>
          <table:table-cell table:formula="of:=VLOOKUP([.A16]; [enemies.A$1:.B$1048576]; 2; 0)" office:value-type="string" office:string-value="Red Slime" calcext:value-type="string">
            <text:p>Red Slime</text:p>
          </table:table-cell>
          <table:table-cell office:value-type="string" calcext:value-type="string">
            <text:p>nudge</text:p>
          </table:table-cell>
          <table:table-cell table:formula="of:=VLOOKUP([.C16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_cap</text:p>
          </table:table-cell>
          <table:table-cell table:formula="of:=VLOOKUP([.A17]; [enemies.A$1:.B$1048576]; 2; 0)" office:value-type="string" office:string-value="Red Cap" calcext:value-type="string">
            <text:p>Red Cap</text:p>
          </table:table-cell>
          <table:table-cell office:value-type="string" calcext:value-type="string">
            <text:p>nudge</text:p>
          </table:table-cell>
          <table:table-cell table:formula="of:=VLOOKUP([.C17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il_eye</text:p>
          </table:table-cell>
          <table:table-cell table:formula="of:=VLOOKUP([.A18]; [enemies.A$1:.B$1048576]; 2; 0)" office:value-type="string" office:string-value="Evil Eye" calcext:value-type="string">
            <text:p>Evil Eye</text:p>
          </table:table-cell>
          <table:table-cell office:value-type="string" calcext:value-type="string">
            <text:p>nudge</text:p>
          </table:table-cell>
          <table:table-cell table:formula="of:=VLOOKUP([.C18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ief</text:p>
          </table:table-cell>
          <table:table-cell table:formula="of:=VLOOKUP([.A19]; [enemies.A$1:.B$1048576]; 2; 0)" office:value-type="string" office:string-value="Thief" calcext:value-type="string">
            <text:p>Thief</text:p>
          </table:table-cell>
          <table:table-cell office:value-type="string" calcext:value-type="string">
            <text:p>nudge</text:p>
          </table:table-cell>
          <table:table-cell table:formula="of:=VLOOKUP([.C19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rned_mushroom</text:p>
          </table:table-cell>
          <table:table-cell table:formula="of:=VLOOKUP([.A20]; [enemies.A$1:.B$1048576]; 2; 0)" office:value-type="string" office:string-value="Horned Mushroom" calcext:value-type="string">
            <text:p>Horned Mushroom</text:p>
          </table:table-cell>
          <table:table-cell office:value-type="string" calcext:value-type="string">
            <text:p>nudge</text:p>
          </table:table-cell>
          <table:table-cell table:formula="of:=VLOOKUP([.C20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 table:number-rows-repeated="16">
          <table:table-cell table:style-name="Default" table:number-columns-repeated="7"/>
          <table:table-cell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_combat_loop" table:style-name="ta1">
        <table:table-column table:style-name="co34" table:default-cell-style-name="ce9"/>
        <table:table-column table:style-name="co34" table:default-cell-style-name="ce2"/>
        <table:table-column table:style-name="co50" table:default-cell-style-name="ce9"/>
        <table:table-column table:style-name="co49" table:default-cell-style-name="ce2"/>
        <table:table-column table:style-name="co51" table:default-cell-style-name="ce9"/>
        <table:table-column table:style-name="co52" table:default-cell-style-name="ce9"/>
        <table:table-column table:style-name="co1" table:number-columns-repeated="1018" table:default-cell-style-name="ce9"/>
        <table:table-row table:style-name="ro1"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or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e mushroom</text:p>
          </table:table-cell>
          <table:table-cell table:formula="of:=VLOOKUP([.A2]; [enemies.A$1:.B$1048576]; 2; 0)" office:value-type="string" office:string-value="Blue Mushroom" calcext:value-type="string">
            <text:p>Blue Mushroom</text:p>
          </table:table-cell>
          <table:table-cell office:value-type="string" calcext:value-type="string">
            <text:p>nudge</text:p>
          </table:table-cell>
          <table:table-cell table:formula="of:=VLOOKUP([.C2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e_slime</text:p>
          </table:table-cell>
          <table:table-cell table:formula="of:=VLOOKUP([.A3]; [enemies.A$1:.B$1048576]; 2; 0)" office:value-type="string" office:string-value="Blue Slime" calcext:value-type="string">
            <text:p>Blue Slime</text:p>
          </table:table-cell>
          <table:table-cell office:value-type="string" calcext:value-type="string">
            <text:p>nudge</text:p>
          </table:table-cell>
          <table:table-cell table:formula="of:=VLOOKUP([.C3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il_eye</text:p>
          </table:table-cell>
          <table:table-cell table:formula="of:=VLOOKUP([.A4]; [enemies.A$1:.B$1048576]; 2; 0)" office:value-type="string" office:string-value="Evil Eye" calcext:value-type="string">
            <text:p>Evil Eye</text:p>
          </table:table-cell>
          <table:table-cell office:value-type="string" calcext:value-type="string">
            <text:p>nudge</text:p>
          </table:table-cell>
          <table:table-cell table:formula="of:=VLOOKUP([.C4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en_slime</text:p>
          </table:table-cell>
          <table:table-cell table:formula="of:=VLOOKUP([.A5]; [enemies.A$1:.B$1048576]; 2; 0)" office:value-type="string" office:string-value="Green Slime" calcext:value-type="string">
            <text:p>Green Slime</text:p>
          </table:table-cell>
          <table:table-cell office:value-type="string" calcext:value-type="string">
            <text:p>nudge</text:p>
          </table:table-cell>
          <table:table-cell table:formula="of:=VLOOKUP([.C5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ned_mushroom</text:p>
          </table:table-cell>
          <table:table-cell table:formula="of:=VLOOKUP([.A6]; [enemies.A$1:.B$1048576]; 2; 0)" office:value-type="string" office:string-value="Horned Mushroom" calcext:value-type="string">
            <text:p>Horned Mushroom</text:p>
          </table:table-cell>
          <table:table-cell office:value-type="string" calcext:value-type="string">
            <text:p>nudge</text:p>
          </table:table-cell>
          <table:table-cell table:formula="of:=VLOOKUP([.C6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topus</text:p>
          </table:table-cell>
          <table:table-cell table:formula="of:=VLOOKUP([.A7]; [enemies.A$1:.B$1048576]; 2; 0)" office:value-type="string" office:string-value="Octopus" calcext:value-type="string">
            <text:p>Octopus</text:p>
          </table:table-cell>
          <table:table-cell office:value-type="string" calcext:value-type="string">
            <text:p>nudge</text:p>
          </table:table-cell>
          <table:table-cell table:formula="of:=VLOOKUP([.C7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ange mushroom</text:p>
          </table:table-cell>
          <table:table-cell table:formula="of:=VLOOKUP([.A8]; [enemies.A$1:.B$1048576]; 2; 0)" office:value-type="string" office:string-value="Orange Mushroom" calcext:value-type="string">
            <text:p>Orange Mushroom</text:p>
          </table:table-cell>
          <table:table-cell office:value-type="string" calcext:value-type="string">
            <text:p>nudge</text:p>
          </table:table-cell>
          <table:table-cell table:formula="of:=VLOOKUP([.C8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g</text:p>
          </table:table-cell>
          <table:table-cell table:formula="of:=VLOOKUP([.A9]; [enemies.A$1:.B$1048576]; 2; 0)" office:value-type="string" office:string-value="Pig" calcext:value-type="string">
            <text:p>Pig</text:p>
          </table:table-cell>
          <table:table-cell office:value-type="string" calcext:value-type="string">
            <text:p>nudge</text:p>
          </table:table-cell>
          <table:table-cell table:formula="of:=VLOOKUP([.C9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</text:p>
          </table:table-cell>
          <table:table-cell table:formula="of:=VLOOKUP([.A10]; [enemies.A$1:.B$1048576]; 2; 0)" office:value-type="string" office:string-value="Rat" calcext:value-type="string">
            <text:p>Rat</text:p>
          </table:table-cell>
          <table:table-cell office:value-type="string" calcext:value-type="string">
            <text:p>nudge</text:p>
          </table:table-cell>
          <table:table-cell table:formula="of:=VLOOKUP([.C10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_cap</text:p>
          </table:table-cell>
          <table:table-cell table:formula="of:=VLOOKUP([.A11]; [enemies.A$1:.B$1048576]; 2; 0)" office:value-type="string" office:string-value="Red Cap" calcext:value-type="string">
            <text:p>Red Cap</text:p>
          </table:table-cell>
          <table:table-cell office:value-type="string" calcext:value-type="string">
            <text:p>nudge</text:p>
          </table:table-cell>
          <table:table-cell table:formula="of:=VLOOKUP([.C11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_slime</text:p>
          </table:table-cell>
          <table:table-cell table:formula="of:=VLOOKUP([.A12]; [enemies.A$1:.B$1048576]; 2; 0)" office:value-type="string" office:string-value="Red Slime" calcext:value-type="string">
            <text:p>Red Slime</text:p>
          </table:table-cell>
          <table:table-cell office:value-type="string" calcext:value-type="string">
            <text:p>nudge</text:p>
          </table:table-cell>
          <table:table-cell table:formula="of:=VLOOKUP([.C12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room</text:p>
          </table:table-cell>
          <table:table-cell table:formula="of:=VLOOKUP([.A13]; [enemies.A$1:.B$1048576]; 2; 0)" office:value-type="string" office:string-value="Shroom" calcext:value-type="string">
            <text:p>Shroom</text:p>
          </table:table-cell>
          <table:table-cell office:value-type="string" calcext:value-type="string">
            <text:p>nudge</text:p>
          </table:table-cell>
          <table:table-cell table:formula="of:=VLOOKUP([.C13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ail</text:p>
          </table:table-cell>
          <table:table-cell table:formula="of:=VLOOKUP([.A14]; [enemies.A$1:.B$1048576]; 2; 0)" office:value-type="string" office:string-value="Snail" calcext:value-type="string">
            <text:p>Snail</text:p>
          </table:table-cell>
          <table:table-cell office:value-type="string" calcext:value-type="string">
            <text:p>nudge</text:p>
          </table:table-cell>
          <table:table-cell table:formula="of:=VLOOKUP([.C14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der</text:p>
          </table:table-cell>
          <table:table-cell table:formula="of:=VLOOKUP([.A15]; [enemies.A$1:.B$1048576]; 2; 0)" office:value-type="string" office:string-value="Spider" calcext:value-type="string">
            <text:p>Spider</text:p>
          </table:table-cell>
          <table:table-cell office:value-type="string" calcext:value-type="string">
            <text:p>nudge</text:p>
          </table:table-cell>
          <table:table-cell table:formula="of:=VLOOKUP([.C15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ore</text:p>
          </table:table-cell>
          <table:table-cell table:formula="of:=VLOOKUP([.A16]; [enemies.A$1:.B$1048576]; 2; 0)" office:value-type="string" office:string-value="Spore" calcext:value-type="string">
            <text:p>Spore</text:p>
          </table:table-cell>
          <table:table-cell office:value-type="string" calcext:value-type="string">
            <text:p>nudge</text:p>
          </table:table-cell>
          <table:table-cell table:formula="of:=VLOOKUP([.C16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ief</text:p>
          </table:table-cell>
          <table:table-cell table:formula="of:=VLOOKUP([.A17]; [enemies.A$1:.B$1048576]; 2; 0)" office:value-type="string" office:string-value="Thief" calcext:value-type="string">
            <text:p>Thief</text:p>
          </table:table-cell>
          <table:table-cell office:value-type="string" calcext:value-type="string">
            <text:p>nudge</text:p>
          </table:table-cell>
          <table:table-cell table:formula="of:=VLOOKUP([.C17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torial_enemy_1</text:p>
          </table:table-cell>
          <table:table-cell table:formula="of:=VLOOKUP([.A18]; [enemies.A$1:.B$1048576]; 2; 0)" office:value-type="string" office:string-value="Tiny shroom" calcext:value-type="string">
            <text:p>Tiny shroom</text:p>
          </table:table-cell>
          <table:table-cell office:value-type="string" calcext:value-type="string">
            <text:p>nudge</text:p>
          </table:table-cell>
          <table:table-cell table:formula="of:=VLOOKUP([.C18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ndering_rock</text:p>
          </table:table-cell>
          <table:table-cell table:formula="of:=VLOOKUP([.A19]; [enemies.A$1:.B$1048576]; 2; 0)" office:value-type="string" office:string-value="Wandering Rock" calcext:value-type="string">
            <text:p>Wandering Rock</text:p>
          </table:table-cell>
          <table:table-cell office:value-type="string" calcext:value-type="string">
            <text:p>nudge</text:p>
          </table:table-cell>
          <table:table-cell table:formula="of:=VLOOKUP([.C19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od_stump</text:p>
          </table:table-cell>
          <table:table-cell table:formula="of:=VLOOKUP([.A20]; [enemies.A$1:.B$1048576]; 2; 0)" office:value-type="string" office:string-value="Wood Stump" calcext:value-type="string">
            <text:p>Wood Stump</text:p>
          </table:table-cell>
          <table:table-cell office:value-type="string" calcext:value-type="string">
            <text:p>nudge</text:p>
          </table:table-cell>
          <table:table-cell table:formula="of:=VLOOKUP([.C20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3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 table:number-rows-repeated="21"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s" table:style-name="ta1">
        <office:forms form:automatic-focus="false" form:apply-design-mode="false"/>
        <table:table-column table:style-name="co26" table:default-cell-style-name="ce9"/>
        <table:table-column table:style-name="co53" table:default-cell-style-name="ce9"/>
        <table:table-column table:style-name="co54" table:default-cell-style-name="ce9"/>
        <table:table-column table:style-name="co1" table:number-columns-repeated="3" table:default-cell-style-name="ce9"/>
        <table:table-column table:style-name="co55" table:default-cell-style-name="ce9"/>
        <table:table-column table:style-name="co56" table:default-cell-style-name="ce9"/>
        <table:table-column table:style-name="co57" table:default-cell-style-name="ce9"/>
        <table:table-column table:style-name="co58" table:default-cell-style-name="ce2"/>
        <table:table-column table:style-name="co59" table:default-cell-style-name="ce9"/>
        <table:table-column table:style-name="co1" table:number-columns-repeated="1013" table:default-cell-style-name="ce9"/>
        <table:table-row table:style-name="ro1">
          <table:table-cell office:value-type="string" calcext:value-type="string">
            <text:p>skill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ript_to_run</text:p>
          </table:table-cell>
          <table:table-cell office:value-type="string" calcext:value-type="string">
            <text:p>target_self_is_valid</text:p>
          </table:table-cell>
          <table:table-cell office:value-type="string" calcext:value-type="string">
            <text:p>target_others_is_valid</text:p>
          </table:table-cell>
          <table:table-cell office:value-type="string" calcext:value-type="string">
            <text:p>must_be_fighting</text:p>
          </table:table-cell>
          <table:table-cell office:value-type="string" calcext:value-type="string">
            <text:p>can_be_practiced</text:p>
          </table:table-cell>
          <table:table-cell office:value-type="string" calcext:value-type="string">
            <text:p>level_req</text:p>
          </table:table-cell>
          <table:table-cell table:style-name="Default" office:value-type="string" calcext:value-type="string">
            <text:p>use_perspective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wing</text:p>
          </table:table-cell>
          <table:table-cell table:number-columns-repeated="2" office:value-type="string" calcext:value-type="string">
            <text:p>Swing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swing</text:p>
          </table:table-cell>
          <table:table-cell table:formula="of:=VLOOKUP([.I2]; [use_perspectives.A$1:.B$1048576]; 2; 0)" office:value-type="string" office:string-value="use_swing" calcext:value-type="string">
            <text:p>use_swing</text:p>
          </table:table-cell>
          <table:table-cell office:value-type="string" calcext:value-type="string">
            <text:p>Swing at your target dealing physical damage.#END#Damage equals whichever stat is highest between Grit and Flow.#END#Amplified by DMG-AMP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Become Ethereal</text:p>
          </table:table-cell>
          <table:table-cell office:value-type="string" calcext:value-type="string">
            <text:p>BecomeEthere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ethereal</text:p>
          </table:table-cell>
          <table:table-cell table:formula="of:=VLOOKUP([.I3]; [use_perspectives.A$1:.B$1048576]; 2; 0)" office:value-type="string" office:string-value="use_ethereal" calcext:value-type="string">
            <text:p>use_ethereal</text:p>
          </table:table-cell>
          <table:table-cell office:value-type="string" calcext:value-type="string">
            <text:p>Become ethereal for DURATION turns.#END#Receive no physical damage.#END#Amplify all magical damage by DMG-AMP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Cure Light Wounds</text:p>
          </table:table-cell>
          <table:table-cell office:value-type="string" calcext:value-type="string">
            <text:p>CureLightWou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cure light wounds</text:p>
          </table:table-cell>
          <table:table-cell table:formula="of:=VLOOKUP([.I4]; [use_perspectives.A$1:.B$1048576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Heal your target for 10 HP#END#+ Soul Amplified by DMG-AMP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sh</text:p>
          </table:table-cell>
          <table:table-cell table:number-columns-repeated="2" office:value-type="string" calcext:value-type="string">
            <text:p>Bash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bash</text:p>
          </table:table-cell>
          <table:table-cell table:formula="of:=VLOOKUP([.I5]; [use_perspectives.A$1:.B$1048576]; 2; 0)" office:value-type="string" office:string-value="use_bash" calcext:value-type="string">
            <text:p>use_bash</text:p>
          </table:table-cell>
          <table:table-cell office:value-type="string" calcext:value-type="string">
            <text:p>Swing at your target.#END#If damage is dealt:#END#Stun them for DURATION turns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Double Whack</text:p>
          </table:table-cell>
          <table:table-cell office:value-type="string" calcext:value-type="string">
            <text:p>DoubleWhack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double whack</text:p>
          </table:table-cell>
          <table:table-cell table:formula="of:=VLOOKUP([.I6]; [use_perspectives.A$1:.B$1048576]; 2; 0)" office:value-type="string" office:string-value="use_double_whack" calcext:value-type="string">
            <text:p>use_double_whack</text:p>
          </table:table-cell>
          <table:table-cell office:value-type="string" calcext:value-type="string">
            <text:p>Swiftly land two attacks.#END#Dealing physical damage amplified by DMG-AMP.#END#Hit chance on the second attack is 45% always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mite</text:p>
          </table:table-cell>
          <table:table-cell table:number-columns-repeated="2" office:value-type="string" calcext:value-type="string">
            <text:p>Smit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smite</text:p>
          </table:table-cell>
          <table:table-cell table:formula="of:=VLOOKUP([.I7]; [use_perspectives.A$1:.B$1048576]; 2; 0)" office:value-type="string" office:string-value="use_smite" calcext:value-type="string">
            <text:p>use_smite</text:p>
          </table:table-cell>
          <table:table-cell office:value-type="string" calcext:value-type="string">
            <text:p>Smite your target.#END#Dealing pure damage amplified by DMG-AMP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Mage Armor</text:p>
          </table:table-cell>
          <table:table-cell office:value-type="string" calcext:value-type="string">
            <text:p>MageArm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mage armor</text:p>
          </table:table-cell>
          <table:table-cell table:formula="of:=VLOOKUP([.I8]; [use_perspectives.A$1:.B$1048576]; 2; 0)" office:value-type="string" office:string-value="use_mage_armor" calcext:value-type="string">
            <text:p>use_mage_armor</text:p>
          </table:table-cell>
          <table:table-cell office:value-type="string" calcext:value-type="string">
            <text:p>Infuse yourself with magicka.#END#Convert DMG-AMP damage received to magicka drain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Magic Missile</text:p>
          </table:table-cell>
          <table:table-cell office:value-type="string" calcext:value-type="string">
            <text:p>MagicMissil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magic missile</text:p>
          </table:table-cell>
          <table:table-cell table:formula="of:=VLOOKUP([.I9]; [use_perspectives.A$1:.B$1048576]; 2; 0)" office:value-type="string" office:string-value="use_magic_missile" calcext:value-type="string">
            <text:p>use_magic_missile</text:p>
          </table:table-cell>
          <table:table-cell office:value-type="string" calcext:value-type="string">
            <text:p>Fire a magic missile whick always hits.#END#Deal magical damage amplified by DMG-AMP. 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Nudge</text:p>
          </table:table-cell>
          <table:table-cell office:value-type="string" calcext:value-type="string">
            <text:p>Sw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nudge</text:p>
          </table:table-cell>
          <table:table-cell table:formula="of:=VLOOKUP([.I10]; [use_perspectives.A$1:.B$1048576]; 2; 0)" office:value-type="string" office:string-value="use_nudge" calcext:value-type="string">
            <text:p>use_nudge</text:p>
          </table:table-cell>
          <table:table-cell office:value-type="string" calcext:value-type="string">
            <text:p>The monster variant of a swing!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en_hp30</text:p>
          </table:table-cell>
          <table:table-cell table:number-columns-repeated="2" office:value-type="string" calcext:value-type="string">
            <text:p>RegenHP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cure light wounds</text:p>
          </table:table-cell>
          <table:table-cell table:formula="of:=VLOOKUP([.I11]; [use_perspectives.A$1:.B$1048576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Regenerate 30% of max Health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en_mp30</text:p>
          </table:table-cell>
          <table:table-cell table:number-columns-repeated="2" office:value-type="string" calcext:value-type="string">
            <text:p>RegenMP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cure light wounds</text:p>
          </table:table-cell>
          <table:table-cell table:formula="of:=VLOOKUP([.I12]; [use_perspectives.A$1:.B$1048576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Regenerate 30% of max Magicka.#END#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script_values" table:style-name="ta1">
        <office:forms form:automatic-focus="false" form:apply-design-mode="false"/>
        <table:table-column table:style-name="co26" table:default-cell-style-name="ce9"/>
        <table:table-column table:style-name="co53" table:default-cell-style-name="ce2"/>
        <table:table-column table:style-name="co1" table:number-columns-repeated="7" table:default-cell-style-name="ce9"/>
        <table:table-column table:style-name="co1" table:default-cell-style-name="ce10"/>
        <table:table-column table:style-name="co1" table:number-columns-repeated="1014" table:default-cell-style-name="ce9"/>
        <table:table-row table:style-name="ro1"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value_name</text:p>
          </table:table-cell>
          <table:table-cell office:value-type="string" calcext:value-type="string">
            <text:p>value0</text:p>
          </table:table-cell>
          <table:table-cell office:value-type="string" calcext:value-type="string">
            <text:p>value1</text:p>
          </table:table-cell>
          <table:table-cell office:value-type="string" calcext:value-type="string">
            <text:p>value2</text:p>
          </table:table-cell>
          <table:table-cell office:value-type="string" calcext:value-type="string">
            <text:p>value3</text:p>
          </table:table-cell>
          <table:table-cell office:value-type="string" calcext:value-type="string">
            <text:p>value4</text:p>
          </table:table-cell>
          <table:table-cell office:value-type="string" calcext:value-type="string">
            <text:p>value5</text:p>
          </table:table-cell>
          <table:table-cell table:style-name="ce9" office:value-type="string" calcext:value-type="string">
            <text:p>value6</text:p>
          </table:table-cell>
          <table:table-cell office:value-type="string" calcext:value-type="string">
            <text:p>value7</text:p>
          </table:table-cell>
          <table:table-cell office:value-type="string" calcext:value-type="string">
            <text:p>value8</text:p>
          </table:table-cell>
          <table:table-cell office:value-type="string" calcext:value-type="string">
            <text:p>value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2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75" calcext:value-type="float">
            <text:p>0,75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85" calcext:value-type="float">
            <text:p>0,85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3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4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9" calcext:value-type="float">
            <text:p>0,90</text:p>
          </table:table-cell>
          <table:table-cell table:style-name="ce11" office:value-type="float" office:value="1" calcext:value-type="float">
            <text:p>1,00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5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du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6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7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mp_cos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8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75" calcext:value-type="float">
            <text:p>0,75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85" calcext:value-type="float">
            <text:p>0,85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9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10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1.5" calcext:value-type="float">
            <text:p>1,50</text:p>
          </table:table-cell>
          <table:table-cell table:style-name="ce11" office:value-type="float" office:value="2" calcext:value-type="float">
            <text:p>2,00</text:p>
          </table:table-cell>
          <table:table-cell table:style-name="ce11" office:value-type="float" office:value="2.5" calcext:value-type="float">
            <text:p>2,50</text:p>
          </table:table-cell>
          <table:table-cell table:style-name="ce11" office:value-type="float" office:value="3" calcext:value-type="float">
            <text:p>3,00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11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12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mp_cost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3]; [skills.A$1:.B$1048576]; 2; 0)" office:value-type="string" office:string-value="Double Whack" calcext:value-type="string">
            <text:p>Double Whack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75" calcext:value-type="float">
            <text:p>0,75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85" calcext:value-type="float">
            <text:p>0,85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4]; [skills.A$1:.B$1048576]; 2; 0)" office:value-type="string" office:string-value="Double Whack" calcext:value-type="string">
            <text:p>Double Whack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9" calcext:value-type="float">
            <text:p>0,90</text:p>
          </table:table-cell>
          <table:table-cell table:style-name="ce11" office:value-type="float" office:value="1" calcext:value-type="float">
            <text:p>1,00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5]; [skills.A$1:.B$1048576]; 2; 0)" office:value-type="string" office:string-value="Double Whack" calcext:value-type="string">
            <text:p>Double Whack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6]; [skills.A$1:.B$1048576]; 2; 0)" office:value-type="string" office:string-value="Double Whack" calcext:value-type="string">
            <text:p>Double Whack</text:p>
          </table:table-cell>
          <table:table-cell office:value-type="string" calcext:value-type="string">
            <text:p>mp_cos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17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75" calcext:value-type="float">
            <text:p>0,75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85" calcext:value-type="float">
            <text:p>0,85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18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19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3" calcext:value-type="float">
            <text:p>3,00</text:p>
          </table:table-cell>
          <table:table-cell table:style-name="ce11" office:value-type="float" office:value="2.5" calcext:value-type="float">
            <text:p>2,50</text:p>
          </table:table-cell>
          <table:table-cell table:style-name="ce11" office:value-type="float" office:value="2" calcext:value-type="float">
            <text:p>2,00</text:p>
          </table:table-cell>
          <table:table-cell table:style-name="ce11" office:value-type="float" office:value="1.5" calcext:value-type="float">
            <text:p>1,50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0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1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mp_cos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2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duration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3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9" calcext:value-type="float">
            <text:p>0,90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4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cooldow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5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5" calcext:value-type="float">
            <text:p>0,50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6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durat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7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8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mp_cos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29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chance</text:p>
          </table:table-cell>
          <table:table-cell table:number-columns-repeated="4" table:style-name="ce11" office:value-type="float" office:value="1" calcext:value-type="float">
            <text:p>1,00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0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1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1.1" calcext:value-type="float">
            <text:p>1,10</text:p>
          </table:table-cell>
          <table:table-cell table:style-name="ce11" office:value-type="float" office:value="1.2" calcext:value-type="float">
            <text:p>1,20</text:p>
          </table:table-cell>
          <table:table-cell table:style-name="ce11" office:value-type="float" office:value="1.3" calcext:value-type="float">
            <text:p>1,30</text:p>
          </table:table-cell>
          <table:table-cell table:style-name="ce11" office:value-type="float" office:value="1.5" calcext:value-type="float">
            <text:p>1,50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2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3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mp_cost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4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75" calcext:value-type="float">
            <text:p>0,75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85" calcext:value-type="float">
            <text:p>0,85</text:p>
          </table:table-cell>
          <table:table-cell table:number-columns-repeated="2" table:style-name="ce11" office:value-type="float" office:value="0.9" calcext:value-type="float">
            <text:p>0,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5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6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9" calcext:value-type="float">
            <text:p>0,90</text:p>
          </table:table-cell>
          <table:table-cell table:style-name="ce11" office:value-type="float" office:value="1" calcext:value-type="float">
            <text:p>1,00</text:p>
          </table:table-cell>
          <table:table-cell table:style-name="ce11" office:value-type="float" office:value="1.2" calcext:value-type="float">
            <text:p>1,20</text:p>
          </table:table-cell>
          <table:table-cell table:style-name="ce11" office:value-type="float" office:value="1.5" calcext:value-type="float">
            <text:p>1,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7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38]; [skills.A$1:.B$1048576]; 2; 0)" office:value-type="string" office:string-value="RegenHP30" calcext:value-type="string">
            <text:p>RegenHP30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1" calcext:value-type="float">
            <text:p>1,00</text:p>
          </table:table-cell>
          <table:table-cell table:style-name="ce11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39]; [skills.A$1:.B$1048576]; 2; 0)" office:value-type="string" office:string-value="RegenHP30" calcext:value-type="string">
            <text:p>RegenHP30</text:p>
          </table:table-cell>
          <table:table-cell office:value-type="string" calcext:value-type="string">
            <text:p>cooldow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40]; [skills.A$1:.B$1048576]; 2; 0)" office:value-type="string" office:string-value="RegenHP30" calcext:value-type="string">
            <text:p>RegenHP30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1]; [skills.A$1:.B$1048576]; 2; 0)" office:value-type="string" office:string-value="RegenMP30" calcext:value-type="string">
            <text:p>RegenMP30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1" calcext:value-type="float">
            <text:p>1,00</text:p>
          </table:table-cell>
          <table:table-cell table:style-name="ce11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2]; [skills.A$1:.B$1048576]; 2; 0)" office:value-type="string" office:string-value="RegenMP30" calcext:value-type="string">
            <text:p>RegenMP30</text:p>
          </table:table-cell>
          <table:table-cell office:value-type="string" calcext:value-type="string">
            <text:p>cooldow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3]; [skills.A$1:.B$1048576]; 2; 0)" office:value-type="string" office:string-value="RegenMP30" calcext:value-type="string">
            <text:p>RegenMP30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4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chance</text:p>
          </table:table-cell>
          <table:table-cell table:number-columns-repeated="3" table:style-name="ce11" office:value-type="float" office:value="0.8" calcext:value-type="float">
            <text:p>0,80</text:p>
          </table:table-cell>
          <table:table-cell table:number-columns-repeated="2" table:style-name="ce11" office:value-type="float" office:value="0.85" calcext:value-type="float">
            <text:p>0,85</text:p>
          </table:table-cell>
          <table:table-cell table:style-name="ce11" office:value-type="float" office:value="0.9" calcext:value-type="float">
            <text:p>0,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5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6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9" calcext:value-type="float">
            <text:p>0,90</text:p>
          </table:table-cell>
          <table:table-cell table:style-name="ce11" office:value-type="float" office:value="1.1" calcext:value-type="float">
            <text:p>1,10</text:p>
          </table:table-cell>
          <table:table-cell table:style-name="ce11" office:value-type="float" office:value="1.3" calcext:value-type="float">
            <text:p>1,30</text:p>
          </table:table-cell>
          <table:table-cell table:style-name="ce11" office:value-type="float" office:value="1.5" calcext:value-type="float">
            <text:p>1,50</text:p>
          </table:table-cell>
          <table:table-cell table:style-name="ce11" office:value-type="float" office:value="1.7" calcext:value-type="float">
            <text:p>1,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7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8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mp_cost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49]; [skills.A$1:.B$1048576]; 2; 0)" office:value-type="string" office:string-value="Swing" calcext:value-type="string">
            <text:p>Swing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75" calcext:value-type="float">
            <text:p>0,75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85" calcext:value-type="float">
            <text:p>0,85</text:p>
          </table:table-cell>
          <table:table-cell table:number-columns-repeated="2" table:style-name="ce11" office:value-type="float" office:value="0.9" calcext:value-type="float">
            <text:p>0,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50]; [skills.A$1:.B$1048576]; 2; 0)" office:value-type="string" office:string-value="Swing" calcext:value-type="string">
            <text:p>Swing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51]; [skills.A$1:.B$1048576]; 2; 0)" office:value-type="string" office:string-value="Swing" calcext:value-type="string">
            <text:p>Swing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9" calcext:value-type="float">
            <text:p>0,90</text:p>
          </table:table-cell>
          <table:table-cell table:style-name="ce11" office:value-type="float" office:value="1" calcext:value-type="float">
            <text:p>1,00</text:p>
          </table:table-cell>
          <table:table-cell table:style-name="ce11" office:value-type="float" office:value="1.2" calcext:value-type="float">
            <text:p>1,20</text:p>
          </table:table-cell>
          <table:table-cell table:style-name="ce11" office:value-type="float" office:value="1.5" calcext:value-type="float">
            <text:p>1,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52]; [skills.A$1:.B$1048576]; 2; 0)" office:value-type="string" office:string-value="Swing" calcext:value-type="string">
            <text:p>Swing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300" calcext:value-type="float">
            <text:p>300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_perspectives" table:style-name="ta1">
        <table:table-column table:style-name="co60" table:default-cell-style-name="ce9"/>
        <table:table-column table:style-name="co61" table:default-cell-style-name="Default"/>
        <table:table-column table:style-name="co62" table:number-columns-repeated="2" table:default-cell-style-name="ce9"/>
        <table:table-column table:style-name="co62" table:default-cell-style-name="Default"/>
        <table:table-column table:style-name="co62" table:number-columns-repeated="7" table:default-cell-style-name="ce9"/>
        <table:table-column table:style-name="co1" table:number-columns-repeated="1012" table:default-cell-style-name="ce9"/>
        <table:table-row table:style-name="ro1">
          <table:table-cell office:value-type="string" calcext:value-type="string">
            <text:p>use_case_id</text:p>
          </table:table-cell>
          <table:table-cell office:value-type="string" calcext:value-type="string">
            <text:p>use_case_name</text:p>
          </table:table-cell>
          <table:table-cell table:style-name="Default" office:value-type="string" calcext:value-type="string">
            <text:p>key</text:p>
          </table:table-cell>
          <table:table-cell table:style-name="Default" office:value-type="string" calcext:value-type="string">
            <text:p>value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swing and hit yourself!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wing and hi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swings and hit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wings and hit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wings and hit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oting while swinging at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oting while swing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oting while swinging at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oting while swinging at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oting while swing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focus, and begin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focus, and #OTHER# begins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focuses, and begins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focuses, and you begin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focuses, and #OTHER# begins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cus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cus on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cus on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you</text:p>
          </table:table-cell>
          <table:table-cell table:style-name="Default" office:value-type="string" calcext:value-type="string">
            <text:p>You bash yourself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other</text:p>
          </table:table-cell>
          <table:table-cell table:style-name="Default" office:value-type="string" calcext:value-type="string">
            <text:p>You bash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user</text:p>
          </table:table-cell>
          <table:table-cell table:style-name="Default" office:value-type="string" calcext:value-type="string">
            <text:p>#USER# bashes themselves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you</text:p>
          </table:table-cell>
          <table:table-cell table:style-name="Default" office:value-type="string" calcext:value-type="string">
            <text:p>#USER# bashes you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other</text:p>
          </table:table-cell>
          <table:table-cell table:style-name="Default" office:value-type="string" calcext:value-type="string">
            <text:p>#USER# bashes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you fail</text:p>
          </table:table-cell>
          <table:table-cell table:style-name="Default" office:value-type="string" calcext:value-type="string">
            <text:p>You fail to bash yourself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 to bash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bash themselves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bash you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bash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whack and hit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whack and hi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whacks and hit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whacks and hit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whacks and hit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oting while whacking at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oting while whack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oting while whacking at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oting while whacking at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oting while whack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smit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mit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smite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mite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mite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ail to smit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 to smit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smites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smite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smite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pray for yoursel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pray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prays for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prays for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prays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concentration while praying for yoursel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concentration while praying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concentration while praying for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concentration while praying for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concentration while praying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focus a layer of magicka surrounds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focus and a layer of magicka surround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focuses and a layer of magicka surrounds th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focuses and a layer of magicka surrounds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focuses and a layer of magicka surround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cus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cus on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cus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point at yourself and fire a magical missile straight to your forehead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point at #OTHER# and fire a magical missile into their chest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points at themselves and fires a magical missile straight into their forehead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points at you and fires a magical missile straight into your chest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points at #OTHER# and fires a magical missile straight into their chest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concentration while gathering energy to shoot yourself in the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concentration while gathering energy to fire a magical missile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concentration while gathering energy to fire a magical missile at themselves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concentration while attempting to fire a magical missile at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concentration while attempting to fire a magical missile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nudg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nudg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nudge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nudge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nudge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ails to nudg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s to nudg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nudge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nudge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nudg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drink the vile liqu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plash the vile liquid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drinks the vile liqu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plashes the vile liquid on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plashes the vile liquid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umble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umble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recite the scroll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recites a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recites a scroll at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recites the scroll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choke on your words as you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choke on your words as you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items_equipment.A1:items_equipment.V1048576">
          <table:sort>
            <table:sort-by table:field-number="20" table:order="descending" table:data-type="automatic"/>
            <table:sort-by table:field-number="18" table:data-type="automatic"/>
          </table:sort>
        </table:database-range>
        <table:database-range table:name="__Anonymous_Sheet_DB__4" table:target-range-address="loot.A1:loot.F1048576">
          <table:sort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5" table:target-range-address="enemies.A1:enemies.M1048576">
          <table:sort>
            <table:sort-by table:field-number="11" table:data-type="automatic"/>
          </table:sort>
        </table:database-range>
        <table:database-range table:name="__Anonymous_Sheet_DB__7" table:target-range-address="enemy_combat_loop.A1:enemy_combat_loop.F1048576">
          <table:sort>
            <table:sort-by table:field-number="0" table:data-type="automatic"/>
            <table:sort-by table:field-number="5" table:data-type="automatic"/>
          </table:sort>
        </table:database-range>
        <table:database-range table:name="__Anonymous_Sheet_DB__9" table:target-range-address="skill_script_values.A1:skill_script_values.M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2:57:18.138000000</meta:creation-date>
    <dc:date>2025-02-11T17:10:36.907735468</dc:date>
    <meta:editing-duration>PT5H41M12S</meta:editing-duration>
    <meta:editing-cycles>102</meta:editing-cycles>
    <meta:generator>LibreOffice/7.3.7.2$Linux_X86_64 LibreOffice_project/30$Build-2</meta:generator>
    <meta:document-statistic meta:table-count="11" meta:cell-count="537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6.316cm" svg:height="3.817cm" xlink:href=".." xlink:type="simple" chart:class="chart:circle" chart:style-name="ch1">
        <chart:legend chart:legend-position="end" svg:x="3.096cm" svg:y="0.785cm" style:legend-expansion="custom" svg:width="3.111cm" svg:height="2.727cm" style:legend-expansion-aspect-ratio="1.14081408140814" chart:style-name="ch2"/>
        <chart:plot-area chart:style-name="ch3" table:cell-range-address="overlook.A2:overlook.C3" chart:data-source-has-labels="row" svg:x="0cm" svg:y="0.294cm" svg:width="3.215cm" svg:height="3.216cm">
          <chart:coordinate-region svg:x="0cm" svg:y="0.295cm" svg:width="3.215cm" svg:height="3.215cm"/>
          <chart:axis chart:dimension="x" chart:name="primary-x" chart:style-name="ch4" chartooo:axis-type="auto">
            <chartooo:date-scale/>
            <chart:categories table:cell-range-address="overlook.A2:overlook.C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ook.A3:overlook.C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quipment</text:p>
                <draw:g>
                  <svg:desc>overlook.A2:overlook.C2</svg:desc>
                </draw:g>
              </table:table-cell>
              <table:table-cell office:value-type="string">
                <text:p>Consumable</text:p>
              </table:table-cell>
              <table:table-cell office:value-type="string">
                <text:p>Misc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81">
                <text:p>81</text:p>
                <draw:g>
                  <svg:desc>overlook.A3:overlook.C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